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387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5" style:family="graphic" style:parent-style-name="standard">
      <style:graphic-properties svg:stroke-color="#ff6600" draw:fill-color="#ffffff" draw:textarea-horizontal-align="justify" draw:textarea-vertical-align="middle" draw:auto-grow-height="false" fo:min-height="1.401cm" fo:min-width="3.691cm"/>
    </style:style>
    <style:style style:name="gr6" style:family="graphic" style:parent-style-name="standard">
      <style:graphic-properties svg:stroke-color="#ff6600" draw:marker-start="Circle" draw:marker-start-width="0.3cm" draw:marker-end="Arrow" draw:marker-end-width="0.3cm" draw:fill-color="#ffffff" draw:textarea-vertical-align="middle"/>
    </style:style>
    <style:style style:name="gr7" style:family="graphic" style:parent-style-name="standard">
      <style:graphic-properties draw:stroke="dash" svg:stroke-color="#000000" draw:fill-color="#ffffff" draw:textarea-horizontal-align="justify" draw:textarea-vertical-align="middle" draw:auto-grow-height="false" fo:min-height="4.83cm" fo:min-width="17.118cm"/>
    </style:style>
    <style:style style:name="gr8" style:family="graphic" style:parent-style-name="standard">
      <style:graphic-properties draw:stroke="dash" svg:stroke-color="#000000" draw:fill-color="#ffffff" draw:textarea-horizontal-align="justify" draw:textarea-vertical-align="middle" draw:auto-grow-height="false" fo:min-height="4.83cm" fo:min-width="16.9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2" style:family="graphic" style:parent-style-name="standard">
      <style:graphic-properties svg:stroke-color="#ff6600" draw:fill-color="#ffffff" draw:textarea-horizontal-align="justify" draw:textarea-vertical-align="middle" draw:auto-grow-height="false" fo:min-height="2.417cm" fo:min-width="3.691cm"/>
    </style:style>
    <style:style style:name="gr13" style:family="graphic" style:parent-style-name="objectwithoutfill">
      <style:graphic-properties svg:stroke-color="#00cc33" draw:marker-start="Circle"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svg:stroke-color="#00cc33" draw:marker-start="Circle" draw:marker-start-width="0.3cm" draw:marker-end="Arrow" draw:marker-end-width="0.3cm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16" style:family="graphic" style:parent-style-name="standard">
      <style:graphic-properties svg:stroke-color="#00cc33" draw:marker-start="Circle" draw:marker-start-width="0.3cm" draw:marker-end="Arrow" draw:marker-end-width="0.3cm" draw:fill="solid" draw:fill-color="#009933" draw:textarea-vertical-align="middle"/>
    </style:style>
    <style:style style:name="gr17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1.326cm" fo:min-width="0.629cm"/>
    </style:style>
    <style:style style:name="gr18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1.326cm" fo:min-width="0.63cm"/>
    </style:style>
    <style:style style:name="gr19" style:family="graphic" style:parent-style-name="objectwithoutfill">
      <style:graphic-properties svg:stroke-color="#000000" draw:marker-end="Arrow" draw:marker-end-width="0.3cm" draw:fill="solid" draw:fill-color="#ccccff" draw:textarea-vertical-align="middle"/>
    </style:style>
    <style:style style:name="gr20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326cm" fo:min-width="0.581cm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326cm" fo:min-width="0.582cm"/>
    </style:style>
    <style:style style:name="gr22" style:family="graphic" style:parent-style-name="objectwithoutfill">
      <style:graphic-properties svg:stroke-color="#000000" draw:marker-end="Arrow" draw:marker-end-width="0.3cm" draw:fill="solid" draw:fill-color="#ccffcc" draw:textarea-vertical-align="middle"/>
    </style:style>
    <style:style style:name="gr23" style:family="graphic" style:parent-style-name="standard">
      <style:graphic-properties svg:stroke-color="#000000" draw:fill="solid" draw:fill-color="#ffccff" draw:textarea-horizontal-align="justify" draw:textarea-vertical-align="middle" draw:auto-grow-height="false" fo:min-height="1.326cm" fo:min-width="0.63cm"/>
    </style:style>
    <style:style style:name="gr24" style:family="graphic" style:parent-style-name="standard">
      <style:graphic-properties svg:stroke-color="#000000" draw:fill="solid" draw:fill-color="#ffccff" draw:textarea-horizontal-align="justify" draw:textarea-vertical-align="middle" draw:auto-grow-height="false" fo:min-height="1.326cm" fo:min-width="0.629cm"/>
    </style:style>
    <style:style style:name="gr25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1.326cm" fo:min-width="0.63cm"/>
    </style:style>
    <style:style style:name="gr26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1.326cm" fo:min-width="0.62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draw:marker-end="Arrow" draw:marker-end-width="0.3cm" draw:fill="solid" draw:fill-color="#ccffcc" draw:textarea-vertical-align="middle"/>
    </style:style>
    <style:style style:name="gr29" style:family="graphic" style:parent-style-name="objectwithoutfill">
      <style:graphic-properties draw:stroke="dash" svg:stroke-width="0.051cm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30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712cm" fo:min-width="1.374cm"/>
    </style:style>
    <style:style style:name="gr31" style:family="graphic" style:parent-style-name="standard">
      <style:graphic-properties draw:stroke="none" svg:stroke-color="#000000" draw:fill="solid" draw:fill-color="#ccccff" draw:textarea-horizontal-align="left" draw:auto-grow-height="true" draw:auto-grow-width="true" fo:min-height="0.712cm" fo:min-width="3.804cm"/>
    </style:style>
    <style:style style:name="gr32" style:family="graphic" style:parent-style-name="standard">
      <style:graphic-properties draw:stroke="none" svg:stroke-color="#000000" draw:fill="solid" draw:fill-color="#ffccff" draw:textarea-horizontal-align="left" draw:auto-grow-height="true" draw:auto-grow-width="true" fo:min-height="0.712cm" fo:min-width="3.804cm"/>
    </style:style>
    <style:style style:name="gr3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12cm" fo:min-width="3.8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.3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.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.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5.426cm"/>
    </style:style>
    <style:style style:name="gr38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16.006cm" fo:min-width="13.089cm"/>
    </style:style>
    <style:style style:name="gr39" style:family="graphic" style:parent-style-name="standard">
      <style:graphic-properties svg:stroke-color="#ffffff" draw:fill="solid" draw:fill-color="#eeeeee" draw:textarea-horizontal-align="justify" draw:textarea-vertical-align="middle" draw:auto-grow-height="false" fo:min-height="16.006cm" fo:min-width="13.089cm"/>
    </style:style>
    <style:style style:name="gr4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1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42" style:family="graphic" style:parent-style-name="objectwithoutfill">
      <style:graphic-properties svg:stroke-color="#ffcc00" draw:marker-end="Arrow" draw:marker-end-width="0.3cm" draw:fill="none" draw:textarea-vertical-align="middle"/>
    </style:style>
    <style:style style:name="gr43" style:family="graphic" style:parent-style-name="objectwithoutfill">
      <style:graphic-properties svg:stroke-color="#ffff99" draw:marker-end="Arrow" draw:marker-end-width="0.3cm" draw:fill="none" draw:textarea-vertical-align="middle"/>
    </style:style>
    <style:style style:name="gr4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46" style:family="graphic" style:parent-style-name="objectwithoutfill">
      <style:graphic-properties svg:stroke-color="#00cc00" draw:marker-end="Arrow" draw:marker-end-width="0.3cm" draw:fill="none" draw:fill-color="#009900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7cm"/>
    </style:style>
    <style:style style:name="gr48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09cm"/>
    </style:style>
    <style:style style:name="gr50" style:family="graphic" style:parent-style-name="standard">
      <style:graphic-properties svg:stroke-color="#ffcc00" draw:marker-start="Circle" draw:marker-start-width="0.3cm" draw:marker-end="Arrow" draw:marker-end-width="0.3cm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</style:style>
    <style:style style:name="gr52" style:family="graphic" style:parent-style-name="standard">
      <style:graphic-properties svg:stroke-color="#ffff00" draw:marker-start="Circle" draw:marker-start-width="0.3cm" draw:marker-end="Arrow" draw:marker-end-width="0.3cm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89cm"/>
    </style:style>
    <style:style style:name="gr54" style:family="graphic" style:parent-style-name="standard">
      <style:graphic-properties svg:stroke-color="#6666ff" draw:marker-start="Circle" draw:marker-start-width="0.3cm" draw:marker-end="Arrow" draw:marker-end-width="0.3cm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56" style:family="graphic" style:parent-style-name="standard">
      <style:graphic-properties svg:stroke-color="#99ffff" draw:marker-start="Circle" draw:marker-start-width="0.3cm" draw:marker-end="Arrow" draw:marker-end-width="0.3cm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35cm"/>
    </style:style>
    <style:style style:name="gr58" style:family="graphic" style:parent-style-name="standard">
      <style:graphic-properties svg:stroke-color="#00cc00" draw:marker-start="Circle" draw:marker-start-width="0.3cm" draw:marker-end="Arrow" draw:marker-end-width="0.3cm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61" style:family="graphic" style:parent-style-name="standard">
      <style:graphic-properties draw:fill="solid" draw:fill-color="#000000" draw:textarea-vertical-align="middle"/>
    </style:style>
    <style:style style:name="gr62" style:family="graphic" style:parent-style-name="standard">
      <style:graphic-properties svg:stroke-color="#000000" draw:fill="solid" draw:fill-color="#000000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64" style:family="graphic" style:parent-style-name="standard">
      <style:graphic-properties svg:stroke-color="#000000" draw:fill="solid" draw:fill-color="#99ffff" draw:textarea-horizontal-align="justify" draw:textarea-vertical-align="middle" draw:auto-grow-height="false" fo:min-height="1.326cm" fo:min-width="0.629cm"/>
    </style:style>
    <style:style style:name="gr65" style:family="graphic" style:parent-style-name="standard">
      <style:graphic-properties svg:stroke-color="#000000" draw:fill="solid" draw:fill-color="#66ff66" draw:textarea-horizontal-align="justify" draw:textarea-vertical-align="middle" draw:auto-grow-height="false" fo:min-height="1.326cm" fo:min-width="0.629cm"/>
    </style:style>
    <style:style style:name="gr66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67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1.326cm" fo:min-width="0.629cm"/>
    </style:style>
    <style:style style:name="gr68" style:family="graphic" style:parent-style-name="objectwithoutfill">
      <style:graphic-properties svg:stroke-color="#ff3333" draw:marker-end="Arrow" draw:marker-end-width="0.3cm" draw:fill="solid" draw:fill-color="#ff0000" draw:textarea-vertical-align="middle"/>
    </style:style>
    <style:style style:name="gr69" style:family="graphic" style:parent-style-name="standard">
      <style:graphic-properties svg:stroke-color="#ff9900" draw:marker-start="Circle" draw:marker-start-width="0.3cm" draw:marker-end="Arrow" draw:marker-end-width="0.3cm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644cm"/>
    </style:style>
    <style:style style:name="gr71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217cm"/>
    </style:style>
    <style:style style:name="gr73" style:family="graphic" style:parent-style-name="standard">
      <style:graphic-properties draw:textarea-horizontal-align="justify" draw:textarea-vertical-align="middle" draw:auto-grow-height="false" fo:min-height="8.894cm" fo:min-width="26.932cm"/>
    </style:style>
    <style:style style:name="gr74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1.326cm" fo:min-width="0.499cm"/>
    </style:style>
    <style:style style:name="gr75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1.326cm" fo:min-width="0.5cm"/>
    </style:style>
    <style:style style:name="gr76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326cm" fo:min-width="0.456cm"/>
    </style:style>
    <style:style style:name="gr77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326cm" fo:min-width="0.457cm"/>
    </style:style>
    <style:style style:name="gr78" style:family="graphic" style:parent-style-name="standard">
      <style:graphic-properties draw:stroke="none" svg:stroke-color="#000000" draw:fill="solid" draw:fill-color="#ccccff" draw:textarea-horizontal-align="left" draw:auto-grow-height="true" draw:auto-grow-width="true" fo:min-height="0.712cm" fo:min-width="3.30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059cm"/>
    </style:style>
    <style:style style:name="gr80" style:family="graphic" style:parent-style-name="standard">
      <style:graphic-properties svg:stroke-color="#ffff99" draw:fill="solid" draw:fill-color="#ffff99" draw:textarea-horizontal-align="justify" draw:textarea-vertical-align="middle" draw:auto-grow-height="false" fo:min-height="7.497cm" fo:min-width="26.932cm"/>
    </style:style>
    <style:style style:name="gr8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326cm" fo:min-width="0.499cm"/>
    </style:style>
    <style:style style:name="gr82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326cm" fo:min-width="0.5cm"/>
    </style:style>
    <style:style style:name="gr83" style:family="graphic" style:parent-style-name="standard">
      <style:graphic-properties draw:stroke="none" svg:stroke-color="#ccffcc" draw:fill="solid" draw:fill-color="#ccffcc" draw:textarea-horizontal-align="left" draw:auto-grow-height="true" draw:auto-grow-width="true" fo:min-height="0.712cm" fo:min-width="3.30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85" style:family="graphic" style:parent-style-name="standard">
      <style:graphic-properties svg:stroke-color="#dddddd" draw:fill-color="#eeeeee" draw:textarea-horizontal-align="justify" draw:textarea-vertical-align="middle" draw:auto-grow-height="false" fo:min-height="8.894cm" fo:min-width="26.932cm"/>
    </style:style>
    <style:style style:name="gr86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253cm" fo:min-width="0.456cm"/>
    </style:style>
    <style:style style:name="gr87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12.45cm" fo:min-width="27.2cm"/>
    </style:style>
    <style:style style:name="gr88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3.814cm" fo:min-width="27.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90" style:family="graphic" style:parent-style-name="objectwithoutfill">
      <style:graphic-properties svg:stroke-color="#000000" draw:marker-end="Arrow" draw:marker-end-width="0.3cm" draw:fill="solid" draw:fill-color="#ff0000" draw:textarea-vertical-align="middle"/>
    </style:style>
    <style:style style:name="gr91" style:family="graphic" style:parent-style-name="standard">
      <style:graphic-properties svg:stroke-color="#000000" draw:fill="solid" draw:fill-color="#ffccff" draw:textarea-horizontal-align="justify" draw:textarea-vertical-align="middle" draw:auto-grow-height="false" fo:min-height="0.584cm" fo:min-width="0.46cm"/>
    </style:style>
    <style:style style:name="gr92" style:family="graphic" style:parent-style-name="standard">
      <style:graphic-properties svg:stroke-color="#000000" draw:fill="solid" draw:fill-color="#99ffff" draw:textarea-horizontal-align="justify" draw:textarea-vertical-align="middle" draw:auto-grow-height="false" fo:min-height="0.585cm" fo:min-width="0.461cm"/>
    </style:style>
    <style:style style:name="gr93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584cm" fo:min-width="0.4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408cm"/>
    </style:style>
    <style:style style:name="gr99" style:family="graphic" style:parent-style-name="objectwithoutfill">
      <style:graphic-properties svg:stroke-color="#000000" draw:marker-end="Arrow" draw:marker-end-width="0.3cm" draw:fill="none" draw:fill-color="#99ffff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0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34cm"/>
    </style:style>
    <style:style style:name="gr102" style:family="graphic" style:parent-style-name="objectwithoutfill">
      <style:graphic-properties draw:stroke="dash" draw:stroke-dash="Fine_20_Dotted" svg:stroke-color="#ff3333" draw:fill="solid" draw:fill-color="#ff0000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10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87cm"/>
    </style:style>
    <style:style style:name="gr105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8.386cm" fo:min-width="27.2cm"/>
    </style:style>
    <style:style style:name="gr106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7.624cm" fo:min-width="27.2cm"/>
    </style:style>
    <style:style style:name="gr107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326cm" fo:min-width="0.6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09" style:family="graphic" style:parent-style-name="objectwithoutfill">
      <style:graphic-properties draw:fill="none" draw:textarea-vertical-align="middle"/>
    </style:style>
    <style:style style:name="gr110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12.45cm" fo:min-width="12.978cm"/>
    </style:style>
    <style:style style:name="gr111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12.45cm" fo:min-width="12.835cm"/>
    </style:style>
    <style:style style:name="gr112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12.45cm" fo:min-width="12.708cm"/>
    </style:style>
    <style:style style:name="gr113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7.37cm" fo:min-width="27.2cm"/>
    </style:style>
    <style:style style:name="gr114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8.767cm" fo:min-width="27.2cm"/>
    </style:style>
    <style:style style:name="gr115" style:family="graphic" style:parent-style-name="standard">
      <style:graphic-properties svg:stroke-color="#ffccff" draw:fill="solid" draw:fill-color="#ffccff" draw:textarea-vertical-align="middle" draw:auto-grow-height="false" fo:min-height="1.053cm" fo:min-width="0.897cm"/>
    </style:style>
    <style:style style:name="gr116" style:family="graphic" style:parent-style-name="standard">
      <style:graphic-properties svg:stroke-color="#ffccff" draw:fill="solid" draw:fill-color="#ffccff" draw:textarea-vertical-align="middle" draw:auto-grow-height="false" fo:min-height="0.927cm" fo:min-width="0.92cm"/>
    </style:style>
    <style:style style:name="gr117" style:family="graphic" style:parent-style-name="standard">
      <style:graphic-properties svg:stroke-color="#ff3333" draw:fill="solid" draw:fill-color="#ff0000" draw:textarea-horizontal-align="justify" draw:textarea-vertical-align="middle" draw:auto-grow-height="false" fo:min-height="0.74cm" fo:min-width="0.313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120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7.439cm"/>
    </style:style>
    <style:style style:name="gr121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7.377cm"/>
    </style:style>
    <style:style style:name="gr122" style:family="graphic" style:parent-style-name="standard">
      <style:graphic-properties svg:stroke-color="#ffccff" draw:fill="solid" draw:fill-color="#ffccff" draw:textarea-horizontal-align="justify" draw:textarea-vertical-align="middle" draw:auto-grow-height="false" fo:min-height="1.274cm" fo:min-width="3.978cm"/>
    </style:style>
    <style:style style:name="gr123" style:family="graphic" style:parent-style-name="standard">
      <style:graphic-properties svg:stroke-color="#ffccff" draw:fill="solid" draw:fill-color="#ffccff" draw:textarea-horizontal-align="justify" draw:textarea-vertical-align="middle" draw:auto-grow-height="false" fo:min-height="1.274cm" fo:min-width="3.016cm"/>
    </style:style>
    <style:style style:name="gr124" style:family="graphic" style:parent-style-name="standard">
      <style:graphic-properties svg:stroke-color="#ffccff" draw:fill="solid" draw:fill-color="#ffccff" draw:textarea-horizontal-align="justify" draw:textarea-vertical-align="middle" draw:auto-grow-height="false" fo:min-height="1.274cm" fo:min-width="1.945cm"/>
    </style:style>
    <style:style style:name="gr125" style:family="graphic" style:parent-style-name="standard">
      <style:graphic-properties svg:stroke-color="#ffccff" draw:fill="solid" draw:fill-color="#ffccff" draw:textarea-horizontal-align="justify" draw:textarea-vertical-align="middle" draw:auto-grow-height="false" fo:min-height="1.274cm" fo:min-width="2.255cm"/>
    </style:style>
    <style:style style:name="gr126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12.45cm" fo:min-width="26.424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7cm"/>
    </style:style>
    <style:style style:name="gr129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5.071cm"/>
    </style:style>
    <style:style style:name="gr130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5.028cm"/>
    </style:style>
    <style:style style:name="gr131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2.642cm"/>
    </style:style>
    <style:style style:name="gr132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1.967cm"/>
    </style:style>
    <style:style style:name="gr133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1.216cm"/>
    </style:style>
    <style:style style:name="gr134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1.433cm"/>
    </style:style>
    <style:style style:name="gr135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1.215cm"/>
    </style:style>
    <style:style style:name="gr136" style:family="graphic" style:parent-style-name="standard">
      <style:graphic-properties svg:stroke-color="#ffccff" draw:fill="solid" draw:fill-color="#ffccff" draw:textarea-horizontal-align="justify" draw:textarea-vertical-align="middle" draw:auto-grow-height="false" fo:min-height="1.274cm" fo:min-width="2.642cm"/>
    </style:style>
    <style:style style:name="gr137" style:family="graphic" style:parent-style-name="standard">
      <style:graphic-properties svg:stroke-color="#ffccff" draw:fill="solid" draw:fill-color="#ffccff" draw:textarea-horizontal-align="justify" draw:textarea-vertical-align="middle" draw:auto-grow-height="false" fo:min-height="1.274cm" fo:min-width="1.216cm"/>
    </style:style>
    <style:style style:name="gr138" style:family="graphic" style:parent-style-name="standard">
      <style:graphic-properties svg:stroke-color="#ffccff" draw:fill="solid" draw:fill-color="#ffccff" draw:textarea-horizontal-align="justify" draw:textarea-vertical-align="middle" draw:auto-grow-height="false" fo:min-height="1.274cm" fo:min-width="1.215cm"/>
    </style:style>
    <style:style style:name="gr139" style:family="graphic" style:parent-style-name="standard">
      <style:graphic-properties svg:stroke-color="#ccffcc" draw:fill="solid" draw:fill-color="#ccffcc" draw:textarea-horizontal-align="justify" draw:textarea-vertical-align="middle" draw:auto-grow-height="false" fo:min-height="1.274cm" fo:min-width="3.963cm"/>
    </style:style>
    <style:style style:name="co1" style:family="table-column">
      <style:table-column-properties style:column-width="6.136cm" style:use-optimal-column-width="false"/>
    </style:style>
    <style:style style:name="co2" style:family="table-column">
      <style:table-column-properties style:column-width="6.142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896cm"/>
    </style:style>
    <style:style style:name="ro3" style:family="table-row">
      <style:table-row-properties style:row-height="1.09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  <style:text-properties fo:color="#ff6600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009933"/>
      <style:paragraph-properties fo:text-align="center"/>
    </style:style>
    <style:style style:name="P10" style:family="paragraph">
      <loext:graphic-properties draw:fill="solid" draw:fill-color="#ccccff"/>
      <style:paragraph-properties fo:text-align="center"/>
      <style:text-properties fo:font-size="18pt"/>
    </style:style>
    <style:style style:name="P11" style:family="paragraph">
      <loext:graphic-properties draw:fill="solid" draw:fill-color="#ccccff"/>
      <style:paragraph-properties fo:text-align="center"/>
    </style:style>
    <style:style style:name="P12" style:family="paragraph">
      <loext:graphic-properties draw:fill="solid" draw:fill-color="#ccffcc"/>
      <style:paragraph-properties fo:text-align="center"/>
      <style:text-properties fo:font-size="18pt"/>
    </style:style>
    <style:style style:name="P13" style:family="paragraph">
      <loext:graphic-properties draw:fill="solid" draw:fill-color="#ccffcc"/>
      <style:paragraph-properties fo:text-align="center"/>
    </style:style>
    <style:style style:name="P14" style:family="paragraph">
      <loext:graphic-properties draw:fill="solid" draw:fill-color="#ffccff"/>
      <style:paragraph-properties fo:text-align="center"/>
      <style:text-properties fo:font-size="18pt"/>
    </style:style>
    <style:style style:name="P15" style:family="paragraph">
      <loext:graphic-properties draw:fill="solid" draw:fill-color="#ffcc99"/>
      <style:paragraph-properties fo:text-align="center"/>
      <style:text-properties fo:font-size="18pt"/>
    </style:style>
    <style:style style:name="P16" style:family="paragraph">
      <loext:graphic-properties draw:fill="solid" draw:fill-color="#ccffcc"/>
    </style:style>
    <style:style style:name="P17" style:family="paragraph">
      <loext:graphic-properties draw:fill="solid" draw:fill-color="#ccccff"/>
    </style:style>
    <style:style style:name="P18" style:family="paragraph">
      <loext:graphic-properties draw:fill="solid" draw:fill-color="#ffccff"/>
    </style:style>
    <style:style style:name="P19" style:family="paragraph">
      <loext:graphic-properties draw:fill="solid" draw:fill-color="#ffcc99"/>
    </style:style>
    <style:style style:name="P20" style:family="paragraph">
      <loext:graphic-properties draw:fill="none" draw:fill-color="#ffffff"/>
      <style:text-properties fo:font-size="22pt" style:font-size-asian="18pt" style:font-size-complex="18pt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loext:graphic-properties draw:fill="solid" draw:fill-color="#eeeeee"/>
      <style:paragraph-properties fo:text-align="center"/>
    </style:style>
    <style:style style:name="P23" style:family="paragraph">
      <loext:graphic-properties draw:fill="none" draw:fill-color="#0099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solid" draw:fill-color="#99ffff"/>
      <style:paragraph-properties fo:text-align="center"/>
      <style:text-properties fo:font-size="18pt"/>
    </style:style>
    <style:style style:name="P26" style:family="paragraph">
      <loext:graphic-properties draw:fill="solid" draw:fill-color="#66ff66"/>
      <style:paragraph-properties fo:text-align="center"/>
      <style:text-properties fo:font-size="18pt"/>
    </style:style>
    <style:style style:name="P27" style:family="paragraph">
      <loext:graphic-properties draw:fill="solid" draw:fill-color="#009900"/>
      <style:paragraph-properties fo:text-align="center"/>
      <style:text-properties fo:font-size="18pt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loext:graphic-properties draw:fill="solid" draw:fill-color="#ccffcc"/>
      <style:text-properties fo:font-size="18pt"/>
    </style:style>
    <style:style style:name="P30" style:family="paragraph">
      <loext:graphic-properties draw:fill="solid" draw:fill-color="#ccccff"/>
      <style:text-properties fo:font-size="18pt"/>
    </style:style>
    <style:style style:name="P31" style:family="paragraph">
      <loext:graphic-properties draw:fill="solid" draw:fill-color="#ffccff"/>
      <style:text-properties fo:font-size="18pt"/>
    </style:style>
    <style:style style:name="P32" style:family="paragraph">
      <loext:graphic-properties draw:fill="solid" draw:fill-color="#ffcc99"/>
      <style:text-properties fo:font-size="18pt"/>
    </style:style>
    <style:style style:name="P33" style:family="paragraph">
      <loext:graphic-properties draw:fill="none" draw:fill-color="#ffffff"/>
      <style:text-properties style:font-name="Arial" fo:font-size="26pt" style:font-size-asian="26pt" style:font-size-complex="26pt"/>
    </style:style>
    <style:style style:name="P34" style:family="paragraph">
      <loext:graphic-properties draw:fill="solid" draw:fill-color="#ffff99"/>
      <style:paragraph-properties fo:text-align="center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99ffff"/>
      <style:paragraph-properties fo:text-align="center"/>
    </style:style>
    <style:style style:name="P3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ff0000" fo:font-size="18pt"/>
    </style:style>
    <style:style style:name="P41" style:family="paragraph">
      <loext:graphic-properties draw:fill="none" draw:fill-color="#ffffff"/>
      <style:text-properties fo:color="#ff0000"/>
    </style:style>
    <style:style style:name="P42" style:family="paragraph">
      <loext:graphic-properties draw:fill="solid" draw:fill-color="#666666"/>
      <style:paragraph-properties fo:text-align="center"/>
    </style:style>
    <style:style style:name="P43" style:family="paragraph">
      <loext:graphic-properties draw:fill="solid" draw:fill-color="#ffccff"/>
      <style:paragraph-properties fo:text-align="center"/>
    </style:style>
    <style:style style:name="T1" style:family="text">
      <style:text-properties fo:color="#ff6600"/>
    </style:style>
    <style:style style:name="T2" style:family="text">
      <style:text-properties fo:font-size="18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style:text-position="-33% 58%" fo:font-size="22pt" style:font-size-asian="18pt" style:font-size-complex="18pt"/>
    </style:style>
    <style:style style:name="T5" style:family="text">
      <style:text-properties style:text-position="0% 100%" fo:font-size="22pt" style:font-size-asian="18pt" style:font-size-complex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style:font-name="Arial" fo:font-size="26pt" style:font-size-asian="26pt" style:font-size-complex="26pt"/>
    </style:style>
    <style:style style:name="T8" style:family="text">
      <style:text-properties style:text-position="-33% 58%"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fo:font-size="18pt"/>
    </style:style>
    <style:style style:name="T11" style:family="text">
      <style:text-properties fo:color="#ff0000" style:text-position="-33% 58%" fo:font-size="18pt"/>
    </style:style>
    <style:style style:name="T12" style:family="text">
      <style:text-properties fo:color="#ff0000" style:text-position="0% 100%" fo:font-size="18pt"/>
    </style:style>
    <style:style style:name="T13" style:family="text">
      <style:text-properties fo:color="#ff0000"/>
    </style:style>
    <style:style style:name="T14" style:family="text">
      <style:text-properties fo:color="#ff0000" style:text-position="-33% 58%"/>
    </style:style>
    <style:style style:name="T15" style:family="text">
      <style:text-properties fo:color="#ff0000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2.54cm" svg:x="3.54cm" svg:y="8.112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667cm" svg:height="2.54cm" svg:x="10.54cm" svg:y="8.113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667cm" svg:height="2.54cm" svg:x="17.44cm" svg:y="8.114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667cm" svg:height="2.54cm" svg:x="24.24cm" svg:y="8.115cm">
          <text:p text:style-name="P1">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207cm" svg:y1="9.382cm" svg:x2="10.54cm" svg:y2="9.383cm" draw:start-shape="id1" draw:start-glue-point="10" draw:end-shape="id2" draw:end-glue-point="6" svg:d="M6207 9382l4333 1" svg:viewBox="0 0 4334 2">
          <text:p/>
        </draw:connector>
        <draw:connector draw:style-name="gr2" draw:text-style-name="P2" draw:layer="layout" draw:type="line" svg:x1="13.207cm" svg:y1="9.383cm" svg:x2="17.44cm" svg:y2="9.384cm" draw:start-shape="id2" draw:start-glue-point="10" draw:end-shape="id3" draw:end-glue-point="6" svg:d="M13207 9383l4233 1" svg:viewBox="0 0 4234 2">
          <text:p/>
        </draw:connector>
        <draw:connector draw:style-name="gr2" draw:text-style-name="P2" draw:layer="layout" draw:type="line" svg:x1="20.107cm" svg:y1="9.384cm" svg:x2="24.24cm" svg:y2="9.385cm" draw:start-shape="id3" draw:start-glue-point="10" draw:end-shape="id4" draw:end-glue-point="6" svg:d="M20107 9384l4133 1" svg:viewBox="0 0 4134 2">
          <text:p/>
        </draw:connector>
        <draw:line draw:style-name="gr3" draw:text-style-name="P1" draw:layer="layout" svg:x1="3.794cm" svg:y1="5.318cm" svg:x2="26.781cm" svg:y2="5.318cm">
          <text:p/>
        </draw:line>
        <draw:frame draw:style-name="gr4" draw:text-style-name="P3" draw:layer="layout" svg:width="1.886cm" svg:height="0.962cm" svg:x="13.31cm" svg:y="4.456cm">
          <draw:text-box>
            <text:p>Time</text:p>
          </draw:text-box>
        </draw:frame>
        <draw:custom-shape draw:style-name="gr5" draw:text-style-name="P4" draw:layer="layout" svg:width="4.191cm" svg:height="1.651cm" svg:x="3.159cm" svg:y="12.811cm">
          <text:p text:style-name="P1"><text:span text:style-name="T1">Empty Plo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91cm" svg:height="1.651cm" svg:x="9.559cm" svg:y="12.811cm">
          <text:p text:style-name="P1"><text:span text:style-name="T1">Building </text:span></text:p>
          <text:p text:style-name="P1"><text:span text:style-name="T1">Constru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91cm" svg:height="1.651cm" svg:x="16.459cm" svg:y="12.811cm">
          <text:p text:style-name="P1"><text:span text:style-name="T1">Modifi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91cm" svg:height="1.651cm" svg:x="23.359cm" svg:y="12.811cm">
          <text:p text:style-name="P1"><text:span text:style-name="T1">Demolished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35cm" svg:y1="13.573cm" svg:x2="9.636cm" svg:y2="13.573cm">
          <text:p/>
        </draw:line>
        <draw:line draw:style-name="gr6" draw:text-style-name="P5" draw:layer="layout" svg:x1="13.827cm" svg:y1="13.7cm" svg:x2="16.494cm" svg:y2="13.7cm">
          <text:p/>
        </draw:line>
        <draw:line draw:style-name="gr6" draw:text-style-name="P5" draw:layer="layout" svg:x1="20.685cm" svg:y1="13.646cm" svg:x2="23.479cm" svg:y2="13.646cm">
          <text:p/>
        </draw:line>
      </draw:page>
      <draw:page draw:name="page2" draw:style-name="dp1" draw:master-page-name="Default">
        <draw:custom-shape draw:style-name="gr7" draw:text-style-name="P5" draw:layer="layout" svg:width="17.618cm" svg:height="5.08cm" svg:x="5.191cm" svg:y="13.1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7.491cm" svg:height="5.08cm" svg:x="5.318cm" svg:y="6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xml:id="id5" draw:id="id5" draw:layer="layout" svg:width="2.667cm" svg:height="2.54cm" svg:x="1.24cm" svg:y="10.912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6" draw:id="id6" draw:layer="layout" svg:width="2.667cm" svg:height="2.54cm" svg:x="7.54cm" svg:y="8.113cm">
          <text:p text:style-name="P1"><text:span text:style-name="T2">V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7" draw:id="id7" draw:layer="layout" svg:width="2.667cm" svg:height="2.54cm" svg:x="18.64cm" svg:y="8.114cm">
          <text:p text:style-name="P1"><text:span text:style-name="T2">V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2.667cm" svg:height="2.54cm" svg:x="25.04cm" svg:y="10.715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517cm" svg:y1="11.284cm" svg:x2="7.54cm" svg:y2="9.383cm" draw:start-shape="id5" draw:start-glue-point="11" draw:end-shape="id6" draw:end-glue-point="6" svg:d="M3517 11284l4023-1901" svg:viewBox="0 0 4024 1902">
          <text:p/>
        </draw:connector>
        <draw:connector draw:style-name="gr2" draw:text-style-name="P2" draw:layer="layout" draw:type="line" svg:x1="10.207cm" svg:y1="9.383cm" svg:x2="18.64cm" svg:y2="9.384cm" draw:start-shape="id6" draw:start-glue-point="10" draw:end-shape="id7" draw:end-glue-point="6" svg:d="M10207 9383l8433 1" svg:viewBox="0 0 8434 2">
          <text:p/>
        </draw:connector>
        <draw:connector draw:style-name="gr2" draw:text-style-name="P2" draw:layer="layout" draw:type="line" svg:x1="21.307cm" svg:y1="9.384cm" svg:x2="25.04cm" svg:y2="11.985cm" draw:start-shape="id7" draw:start-glue-point="10" draw:end-shape="id8" draw:end-glue-point="6" svg:d="M21307 9384l3733 2601" svg:viewBox="0 0 3734 2602">
          <text:p/>
        </draw:connector>
        <draw:line draw:style-name="gr3" draw:text-style-name="P1" draw:layer="layout" svg:x1="4.394cm" svg:y1="2.318cm" svg:x2="28.651cm" svg:y2="2.351cm">
          <text:p/>
        </draw:line>
        <draw:frame draw:style-name="gr4" draw:text-style-name="P7" draw:layer="layout" svg:width="1.886cm" svg:height="0.962cm" svg:x="6.01cm" svg:y="1.356cm">
          <draw:text-box>
            <text:p><text:span text:style-name="T2">Time</text:span></text:p>
          </draw:text-box>
        </draw:frame>
        <draw:custom-shape draw:style-name="gr1" draw:text-style-name="P6" xml:id="id10" draw:id="id10" draw:layer="layout" svg:width="2.667cm" svg:height="2.54cm" svg:x="14.14cm" svg:y="14.615cm">
          <text:p text:style-name="P1"><text:span text:style-name="T2">V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9" draw:id="id9" draw:layer="layout" svg:width="2.667cm" svg:height="2.54cm" svg:x="7.44cm" svg:y="14.616cm">
          <text:p text:style-name="P1"><text:span text:style-name="T2">V3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1" draw:id="id11" draw:layer="layout" svg:width="2.667cm" svg:height="2.54cm" svg:x="18.84cm" svg:y="14.616cm">
          <text:p text:style-name="P1"><text:span text:style-name="T2">V3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517cm" svg:y1="13.08cm" svg:x2="7.44cm" svg:y2="15.886cm" draw:start-shape="id5" draw:start-glue-point="9" draw:end-shape="id9" draw:end-glue-point="6" svg:d="M3517 13080l3923 2806" svg:viewBox="0 0 3924 2807">
          <text:p/>
        </draw:connector>
        <draw:connector draw:style-name="gr2" draw:text-style-name="P2" draw:layer="layout" draw:type="line" svg:x1="10.107cm" svg:y1="15.886cm" svg:x2="14.14cm" svg:y2="15.885cm" draw:start-shape="id9" draw:start-glue-point="10" draw:end-shape="id10" draw:end-glue-point="6" svg:d="M10107 15886l4033-1" svg:viewBox="0 0 4034 2">
          <text:p/>
        </draw:connector>
        <draw:connector draw:style-name="gr2" draw:text-style-name="P2" draw:layer="layout" draw:type="line" svg:x1="16.807cm" svg:y1="15.885cm" svg:x2="18.84cm" svg:y2="15.886cm" draw:start-shape="id10" draw:start-glue-point="10" draw:end-shape="id11" draw:end-glue-point="6" svg:d="M16807 15885l2033 1" svg:viewBox="0 0 2034 2">
          <text:p/>
        </draw:connector>
        <draw:connector draw:style-name="gr2" draw:text-style-name="P2" draw:layer="layout" draw:type="line" svg:x1="21.507cm" svg:y1="15.886cm" svg:x2="25.04cm" svg:y2="11.985cm" draw:start-shape="id11" draw:start-glue-point="10" draw:end-shape="id8" draw:end-glue-point="6" svg:d="M21507 15886l3533-3901" svg:viewBox="0 0 3534 3902">
          <text:p/>
        </draw:connector>
        <draw:frame draw:style-name="gr9" draw:text-style-name="P3" draw:layer="layout" svg:width="4.189cm" svg:height="0.962cm" svg:x="6.049cm" svg:y="7.185cm">
          <draw:text-box>
            <text:p>Workspace 1</text:p>
          </draw:text-box>
        </draw:frame>
        <draw:frame draw:style-name="gr9" draw:text-style-name="P3" draw:layer="layout" svg:width="4.189cm" svg:height="0.962cm" svg:x="5.85cm" svg:y="13.385cm">
          <draw:text-box>
            <text:p>Workspace 2</text:p>
          </draw:text-box>
        </draw:frame>
        <draw:frame draw:style-name="gr10" draw:text-style-name="P3" draw:layer="layout" svg:width="1.772cm" svg:height="0.962cm" draw:transform="rotate (0.552396708256205) translate (3.605cm 10.442cm)">
          <draw:text-box>
            <text:p>Fork</text:p>
          </draw:text-box>
        </draw:frame>
        <draw:frame draw:style-name="gr10" draw:text-style-name="P3" draw:layer="layout" svg:width="1.772cm" svg:height="0.962cm" draw:transform="rotate (-0.696735437396137) translate (4.041cm 13.45cm)">
          <draw:text-box>
            <text:p>Fork</text:p>
          </draw:text-box>
        </draw:frame>
        <draw:frame draw:style-name="gr11" draw:text-style-name="P3" draw:layer="layout" svg:width="2.297cm" svg:height="0.962cm" draw:transform="rotate (-0.526914901177088) translate (22.222cm 9.194cm)">
          <draw:text-box>
            <text:p>Merge</text:p>
          </draw:text-box>
        </draw:frame>
        <draw:frame draw:style-name="gr11" draw:text-style-name="P3" draw:layer="layout" svg:width="2.297cm" svg:height="0.962cm" draw:transform="rotate (0.899193630627479) translate (22.184cm 15.586cm)">
          <draw:text-box>
            <text:p>Merge</text:p>
          </draw:text-box>
        </draw:frame>
        <draw:custom-shape draw:style-name="gr12" draw:text-style-name="P4" xml:id="id12" draw:id="id12" draw:layer="layout" svg:width="4.191cm" svg:height="2.667cm" svg:x="24.214cm" svg:y="6.262cm">
          <text:p text:style-name="P1"><text:span text:style-name="T1">Document D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line" svg:x1="26.309cm" svg:y1="8.929cm" svg:x2="26.333cm" svg:y2="11.091cm" draw:start-shape="id12" draw:start-glue-point="2" svg:d="M26309 8929l24 2162" svg:viewBox="0 0 25 2163">
          <text:p/>
        </draw:connector>
        <draw:custom-shape draw:style-name="gr12" draw:text-style-name="P4" draw:layer="layout" svg:width="4.191cm" svg:height="2.667cm" svg:x="12.814cm" svg:y="3.662cm">
          <text:p text:style-name="P1"><text:span text:style-name="T1">Document B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6.365cm" svg:y1="6.207cm" svg:x2="26.4cm" svg:y2="2.397cm">
          <text:p/>
        </draw:line>
        <draw:line draw:style-name="gr6" draw:text-style-name="P5" draw:layer="layout" svg:x1="14.808cm" svg:y1="3.667cm" svg:x2="14.808cm" svg:y2="2.397cm">
          <text:p/>
        </draw:line>
        <draw:line draw:style-name="gr14" draw:text-style-name="P5" draw:layer="layout" svg:x1="14.908cm" svg:y1="6.334cm" svg:x2="14.908cm" svg:y2="9.382cm">
          <text:p/>
        </draw:line>
        <draw:frame draw:style-name="gr15" draw:text-style-name="P3" draw:layer="layout" svg:width="1.031cm" svg:height="0.962cm" svg:x="14.427cm" svg:y="1.289cm">
          <draw:text-box>
            <text:p>t2</text:p>
          </draw:text-box>
        </draw:frame>
        <draw:frame draw:style-name="gr15" draw:text-style-name="P3" draw:layer="layout" svg:width="1.031cm" svg:height="0.962cm" svg:x="26.028cm" svg:y="1.289cm">
          <draw:text-box>
            <text:p>t4</text:p>
          </draw:text-box>
        </draw:frame>
        <draw:custom-shape draw:style-name="gr12" draw:text-style-name="P4" draw:layer="layout" svg:width="4.191cm" svg:height="2.667cm" svg:x="17.714cm" svg:y="3.662cm">
          <text:p text:style-name="P1"><text:span text:style-name="T1">Document C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2.667cm" svg:x="8.214cm" svg:y="3.662cm">
          <text:p text:style-name="P1"><text:span text:style-name="T1">Document A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9.445cm" svg:y1="3.626cm" svg:x2="19.445cm" svg:y2="2.356cm">
          <text:p/>
        </draw:line>
        <draw:frame draw:style-name="gr15" draw:text-style-name="P3" draw:layer="layout" svg:width="1.031cm" svg:height="0.962cm" svg:x="19.064cm" svg:y="1.248cm">
          <draw:text-box>
            <text:p>t3</text:p>
          </draw:text-box>
        </draw:frame>
        <draw:line draw:style-name="gr6" draw:text-style-name="P5" draw:layer="layout" svg:x1="11.4cm" svg:y1="3.565cm" svg:x2="11.4cm" svg:y2="2.295cm">
          <text:p/>
        </draw:line>
        <draw:frame draw:style-name="gr15" draw:text-style-name="P3" draw:layer="layout" svg:width="1.031cm" svg:height="0.962cm" svg:x="10.519cm" svg:y="1.187cm">
          <draw:text-box>
            <text:p>t1</text:p>
          </draw:text-box>
        </draw:frame>
        <draw:line draw:style-name="gr16" draw:text-style-name="P9" draw:layer="layout" svg:x1="11.868cm" svg:y1="6.461cm" svg:x2="11.741cm" svg:y2="15.986cm">
          <text:p/>
        </draw:line>
        <draw:line draw:style-name="gr14" draw:text-style-name="P5" draw:layer="layout" svg:x1="17.884cm" svg:y1="6.322cm" svg:x2="17.757cm" svg:y2="15.847cm">
          <text:p/>
        </draw:line>
      </draw:page>
      <draw:page draw:name="page3" draw:style-name="dp1" draw:master-page-name="Default">
        <draw:custom-shape draw:style-name="gr17" draw:text-style-name="P10" xml:id="id13" draw:id="id13" draw:layer="layout" svg:width="1.595cm" svg:height="2.228cm" svg:x="9.384cm" svg:y="2.1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4" draw:id="id14" draw:layer="layout" svg:width="1.597cm" svg:height="2.228cm" svg:x="13.573cm" svg:y="2.1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" draw:id="id15" draw:layer="layout" svg:width="1.596cm" svg:height="2.228cm" svg:x="17.403cm" svg:y="2.1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6" draw:id="id16" draw:layer="layout" svg:width="1.596cm" svg:height="2.228cm" svg:x="21.774cm" svg:y="2.1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10.979cm" svg:y1="3.253cm" svg:x2="13.573cm" svg:y2="3.254cm" draw:start-shape="id13" draw:start-glue-point="10" draw:end-shape="id14" draw:end-glue-point="6" svg:d="M10979 3253l2594 1" svg:viewBox="0 0 2595 2">
          <text:p/>
        </draw:connector>
        <draw:connector draw:style-name="gr19" draw:text-style-name="P11" draw:layer="layout" draw:type="line" svg:x1="15.17cm" svg:y1="3.254cm" svg:x2="17.403cm" svg:y2="3.255cm" draw:start-shape="id14" draw:start-glue-point="10" draw:end-shape="id15" draw:end-glue-point="6" svg:d="M15170 3254l2233 1" svg:viewBox="0 0 2234 2">
          <text:p/>
        </draw:connector>
        <draw:connector draw:style-name="gr19" draw:text-style-name="P11" draw:layer="layout" draw:type="line" svg:x1="18.999cm" svg:y1="3.255cm" svg:x2="21.774cm" svg:y2="3.256cm" draw:start-shape="id15" draw:start-glue-point="10" draw:end-shape="id16" draw:end-glue-point="6" svg:d="M18999 3255l2775 1" svg:viewBox="0 0 2776 2">
          <text:p/>
        </draw:connector>
        <draw:custom-shape draw:style-name="gr20" draw:text-style-name="P12" xml:id="id17" draw:id="id17" draw:layer="layout" svg:width="1.529cm" svg:height="2.228cm" svg:x="6.792cm" svg:y="6.485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18" draw:id="id18" draw:layer="layout" svg:width="1.529cm" svg:height="2.228cm" svg:x="10.803cm" svg:y="6.4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9" draw:id="id19" draw:layer="layout" svg:width="1.528cm" svg:height="2.228cm" svg:x="14.757cm" svg:y="6.4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20" draw:id="id20" draw:layer="layout" svg:width="1.529cm" svg:height="2.228cm" svg:x="18.653cm" svg:y="6.4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8.321cm" svg:y1="7.599cm" svg:x2="10.803cm" svg:y2="7.6cm" draw:start-shape="id17" draw:start-glue-point="10" draw:end-shape="id18" draw:end-glue-point="6" svg:d="M8321 7599l2482 1" svg:viewBox="0 0 2483 2">
          <text:p/>
        </draw:connector>
        <draw:connector draw:style-name="gr22" draw:text-style-name="P13" draw:layer="layout" draw:type="line" svg:x1="12.332cm" svg:y1="7.6cm" svg:x2="14.757cm" svg:y2="7.601cm" draw:start-shape="id18" draw:start-glue-point="10" draw:end-shape="id19" draw:end-glue-point="6" svg:d="M12332 7600l2425 1" svg:viewBox="0 0 2426 2">
          <text:p/>
        </draw:connector>
        <draw:connector draw:style-name="gr22" draw:text-style-name="P13" draw:layer="layout" draw:type="line" svg:x1="16.285cm" svg:y1="7.601cm" svg:x2="18.653cm" svg:y2="7.602cm" draw:start-shape="id19" draw:start-glue-point="10" draw:end-shape="id20" draw:end-glue-point="6" svg:d="M16285 7601l2368 1" svg:viewBox="0 0 2369 2">
          <text:p/>
        </draw:connector>
        <draw:custom-shape draw:style-name="gr23" draw:text-style-name="P14" xml:id="id21" draw:id="id21" draw:layer="layout" svg:width="1.598cm" svg:height="2.228cm" svg:x="9.312cm" svg:y="11.252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2" draw:id="id22" draw:layer="layout" svg:width="1.597cm" svg:height="2.228cm" svg:x="13.337cm" svg:y="11.29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3" draw:id="id23" draw:layer="layout" svg:width="1.596cm" svg:height="2.228cm" svg:x="17.908cm" svg:y="11.29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91cm" svg:y1="12.366cm" svg:x2="13.337cm" svg:y2="12.408cm" draw:start-shape="id21" draw:start-glue-point="10" draw:end-shape="id22" draw:end-glue-point="6" svg:d="M10910 12366l2427 42" svg:viewBox="0 0 2428 43">
          <text:p/>
        </draw:connector>
        <draw:connector draw:style-name="gr2" draw:text-style-name="P2" draw:layer="layout" draw:type="line" svg:x1="14.934cm" svg:y1="12.408cm" svg:x2="17.908cm" svg:y2="12.409cm" draw:start-shape="id22" draw:start-glue-point="10" draw:end-shape="id23" draw:end-glue-point="6" svg:d="M14934 12408l2974 1" svg:viewBox="0 0 2975 2">
          <text:p/>
        </draw:connector>
        <draw:custom-shape draw:style-name="gr25" draw:text-style-name="P15" xml:id="id24" draw:id="id24" draw:layer="layout" svg:width="1.596cm" svg:height="2.228cm" svg:x="10.155cm" svg:y="15.154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25" draw:id="id25" draw:layer="layout" svg:width="1.595cm" svg:height="2.228cm" svg:x="13.685cm" svg:y="15.155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1.751cm" svg:y1="16.268cm" svg:x2="13.685cm" svg:y2="16.269cm" draw:start-shape="id24" draw:start-glue-point="10" draw:end-shape="id25" draw:end-glue-point="6" svg:d="M11751 16268l1934 1" svg:viewBox="0 0 1935 2">
          <text:p/>
        </draw:connector>
        <draw:connector draw:style-name="gr27" draw:text-style-name="P2" draw:layer="layout" draw:type="line" svg:x1="8.097cm" svg:y1="8.387cm" svg:x2="9.546cm" svg:y2="11.578cm" draw:start-shape="id17" draw:start-glue-point="9" draw:end-shape="id21" draw:end-glue-point="5" svg:d="M8097 8387l1449 3191" svg:viewBox="0 0 1450 3192">
          <text:p/>
        </draw:connector>
        <draw:connector draw:style-name="gr27" draw:text-style-name="P2" draw:layer="layout" draw:type="line" svg:x1="8.097cm" svg:y1="6.811cm" svg:x2="9.496cm" svg:y2="4.041cm" draw:start-shape="id17" draw:start-glue-point="11" svg:d="M8097 6811l1399-2770" svg:viewBox="0 0 1400 2771">
          <text:p/>
        </draw:connector>
        <draw:connector draw:style-name="gr27" draw:text-style-name="P2" draw:layer="layout" draw:type="line" svg:x1="7.389cm" svg:y1="8.774cm" svg:x2="10.388cm" svg:y2="15.48cm" draw:start-shape="id26" draw:start-glue-point="0" draw:end-shape="id24" draw:end-glue-point="5" svg:d="M7389 8774l2999 6706" svg:viewBox="0 0 3000 6707">
          <text:p/>
        </draw:connector>
        <draw:connector draw:style-name="gr27" draw:text-style-name="P2" draw:layer="layout" draw:type="line" svg:x1="15.28cm" svg:y1="16.269cm" svg:x2="19.418cm" svg:y2="8.716cm" draw:start-shape="id25" draw:start-glue-point="10" draw:end-shape="id20" draw:end-glue-point="8" svg:d="M15280 16269l4138-7553" svg:viewBox="0 0 4139 7554">
          <text:p/>
        </draw:connector>
        <draw:custom-shape draw:style-name="gr21" draw:text-style-name="P12" xml:id="id27" draw:id="id27" draw:layer="layout" svg:width="1.528cm" svg:height="2.228cm" svg:x="22.819cm" svg:y="6.4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8" draw:id="id28" draw:layer="layout" svg:width="1.528cm" svg:height="2.228cm" svg:x="26.715cm" svg:y="6.489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24.347cm" svg:y1="7.602cm" svg:x2="26.715cm" svg:y2="7.603cm" draw:start-shape="id27" draw:start-glue-point="10" draw:end-shape="id28" draw:end-glue-point="6" svg:d="M24347 7602l2368 1" svg:viewBox="0 0 2369 2">
          <text:p/>
        </draw:connector>
        <draw:connector draw:style-name="gr28" draw:text-style-name="P13" draw:layer="layout" draw:type="line" svg:x1="20.182cm" svg:y1="7.602cm" svg:x2="22.819cm" svg:y2="7.602cm" draw:start-shape="id20" draw:start-glue-point="10" draw:end-shape="id27" draw:end-glue-point="6" svg:d="M20182 7602h2637" svg:viewBox="0 0 2638 1">
          <text:p/>
        </draw:connector>
        <draw:custom-shape draw:style-name="gr24" draw:text-style-name="P14" xml:id="id29" draw:id="id29" draw:layer="layout" svg:width="1.597cm" svg:height="2.228cm" svg:x="20.935cm" svg:y="11.296cm">
          <text:p text:style-name="P1"><text:span text:style-name="T2">V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draw:type="line" svg:x1="19.504cm" svg:y1="12.409cm" svg:x2="20.935cm" svg:y2="12.41cm" draw:start-shape="id23" draw:start-glue-point="10" draw:end-shape="id29" draw:end-glue-point="6" svg:d="M19504 12409l1431 1" svg:viewBox="0 0 1432 2">
          <text:p/>
        </draw:connector>
        <draw:connector draw:style-name="gr27" draw:text-style-name="P2" draw:layer="layout" draw:type="line" svg:x1="22.298cm" svg:y1="11.622cm" svg:x2="23.583cm" svg:y2="8.716cm" draw:start-shape="id29" draw:start-glue-point="11" draw:end-shape="id27" draw:end-glue-point="8" svg:d="M22298 11622l1285-2906" svg:viewBox="0 0 1286 2907">
          <text:p/>
        </draw:connector>
        <draw:line draw:style-name="gr29" draw:text-style-name="P2" xml:id="id26" draw:id="id26" draw:layer="layout" svg:x1="7.35cm" svg:y1="18.526cm" svg:x2="7.428cm" svg:y2="8.774cm">
          <text:p/>
        </draw:line>
        <draw:connector draw:style-name="gr22" draw:text-style-name="P13" draw:layer="measurelines" draw:type="line" svg:x1="5.036cm" svg:y1="7.604cm" svg:x2="6.792cm" svg:y2="7.599cm" draw:start-shape="id30" draw:start-glue-point="10" draw:end-shape="id17" draw:end-glue-point="6" svg:d="M5036 7604l1756-5" svg:viewBox="0 0 1757 6">
          <text:p/>
        </draw:connector>
        <draw:custom-shape draw:style-name="gr21" draw:text-style-name="P12" xml:id="id30" draw:id="id30" draw:layer="measurelines" svg:width="1.528cm" svg:height="2.228cm" svg:x="3.508cm" svg:y="6.4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" draw:layer="measurelines" svg:x1="22.655cm" svg:y1="18.426cm" svg:x2="22.704cm" svg:y2="4.42cm">
          <text:p/>
        </draw:line>
        <draw:line draw:style-name="gr29" draw:text-style-name="P2" draw:layer="measurelines" svg:x1="23.864cm" svg:y1="18.867cm" svg:x2="23.864cm" svg:y2="8.707cm">
          <text:p/>
        </draw:line>
        <draw:line draw:style-name="gr29" draw:text-style-name="P2" draw:layer="measurelines" svg:x1="19.669cm" svg:y1="18.526cm" svg:x2="19.769cm" svg:y2="8.62cm">
          <text:p/>
        </draw:line>
        <draw:frame draw:style-name="gr30" draw:text-style-name="P16" draw:layer="measurelines" svg:width="1.874cm" svg:height="0.962cm" svg:x="1.281cm" svg:y="7.25cm">
          <draw:text-box>
            <text:p>Main</text:p>
          </draw:text-box>
        </draw:frame>
        <draw:frame draw:style-name="gr31" draw:text-style-name="P17" draw:layer="measurelines" svg:width="4.304cm" svg:height="0.962cm" svg:x="1.281cm" svg:y="2.85cm">
          <draw:text-box>
            <text:p>Workspace 1</text:p>
          </draw:text-box>
        </draw:frame>
        <draw:frame draw:style-name="gr32" draw:text-style-name="P18" draw:layer="measurelines" svg:width="4.304cm" svg:height="0.962cm" svg:x="1.281cm" svg:y="12.35cm">
          <draw:text-box>
            <text:p>Workspace 2</text:p>
          </draw:text-box>
        </draw:frame>
        <draw:frame draw:style-name="gr33" draw:text-style-name="P19" draw:layer="measurelines" svg:width="4.304cm" svg:height="0.962cm" svg:x="1.281cm" svg:y="16.05cm">
          <draw:text-box>
            <text:p>Workspace 3</text:p>
          </draw:text-box>
        </draw:frame>
        <draw:frame draw:style-name="gr34" draw:text-style-name="P20" draw:layer="measurelines" svg:width="1.866cm" svg:height="1.305cm" svg:x="3.699cm" svg:y="18.584cm">
          <draw:text-box>
            <text:p><text:span text:style-name="T3">FV</text:span><text:span text:style-name="T4">M</text:span></text:p>
          </draw:text-box>
        </draw:frame>
        <draw:line draw:style-name="gr29" draw:text-style-name="P2" draw:layer="measurelines" svg:x1="4.298cm" svg:y1="18.662cm" svg:x2="4.376cm" svg:y2="8.91cm">
          <text:p/>
        </draw:line>
        <draw:line draw:style-name="gr29" draw:text-style-name="P2" draw:layer="measurelines" svg:x1="27.446cm" svg:y1="18.598cm" svg:x2="27.524cm" svg:y2="8.846cm">
          <text:p/>
        </draw:line>
        <draw:frame draw:style-name="gr35" draw:text-style-name="P20" draw:layer="measurelines" svg:width="1.95cm" svg:height="1.305cm" svg:x="26.699cm" svg:y="18.584cm">
          <draw:text-box>
            <text:p><text:span text:style-name="T3">CV</text:span><text:span text:style-name="T4">M</text:span></text:p>
          </draw:text-box>
        </draw:frame>
        <draw:frame draw:style-name="gr36" draw:text-style-name="P20" draw:layer="measurelines" svg:width="2.25cm" svg:height="1.305cm" svg:x="23.199cm" svg:y="18.584cm">
          <draw:text-box>
            <text:p><text:span text:style-name="T3">CV</text:span><text:span text:style-name="T4">W2</text:span></text:p>
          </draw:text-box>
        </draw:frame>
        <draw:frame draw:style-name="gr36" draw:text-style-name="P20" draw:layer="measurelines" svg:width="2.25cm" svg:height="1.305cm" svg:x="21.599cm" svg:y="18.584cm">
          <draw:text-box>
            <text:p><text:span text:style-name="T3">CV</text:span><text:span text:style-name="T4">W1</text:span></text:p>
          </draw:text-box>
        </draw:frame>
        <draw:frame draw:style-name="gr36" draw:text-style-name="P20" draw:layer="measurelines" svg:width="2.25cm" svg:height="1.305cm" svg:x="18.599cm" svg:y="18.584cm">
          <draw:text-box>
            <text:p><text:span text:style-name="T3">CV</text:span><text:span text:style-name="T4">W3</text:span></text:p>
          </draw:text-box>
        </draw:frame>
        <draw:frame draw:style-name="gr37" draw:text-style-name="P20" draw:layer="measurelines" svg:width="5.926cm" svg:height="1.305cm" svg:x="5.699cm" svg:y="18.584cm">
          <draw:text-box>
            <text:p><text:span text:style-name="T3">FV</text:span><text:span text:style-name="T4">W1</text:span><text:span text:style-name="T5">,FV</text:span><text:span text:style-name="T4">W2</text:span><text:span text:style-name="T5">,FV</text:span><text:span text:style-name="T4">W3</text:span></text:p>
          </draw:text-box>
        </draw:frame>
      </draw:page>
      <draw:page draw:name="page4" draw:style-name="dp1" draw:master-page-name="Default">
        <draw:frame draw:style-name="standard" draw:layer="layout" svg:width="24.555cm" svg:height="6.277cm" svg:x="2.172cm" svg:y="5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 table:number-columns-spanned="3">
                <text:p text:style-name="P1"><text:span text:style-name="T6">Transition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3">
                <text:p><text:span text:style-name="T6">Domain</text:span></text:p>
              </table:table-cell>
              <table:table-cell>
                <text:p><text:span text:style-name="T2">Fork</text:span></text:p>
              </table:table-cell>
              <table:table-cell>
                <text:p><text:span text:style-name="T2">Merge</text:span></text:p>
              </table:table-cell>
              <table:table-cell>
                <text:p><text:span text:style-name="T2">Regular</text:span></text:p>
              </table:table-cell>
            </table:table-row>
            <table:table-row table:style-name="ro2" table:default-cell-style-name="ce1">
              <table:table-cell>
                <text:p><text:span text:style-name="T2">Historians</text:span></text:p>
              </table:table-cell>
              <table:table-cell>
                <text:p><text:span text:style-name="T2">Proposed Historical Succession</text:span></text:p>
              </table:table-cell>
              <table:table-cell>
                <text:p><text:span text:style-name="T2">Proposed Historical Succession</text:span></text:p>
              </table:table-cell>
              <table:table-cell>
                <text:p><text:span text:style-name="T2">Proposed Historical Succession</text:span></text:p>
              </table:table-cell>
            </table:table-row>
            <table:table-row table:style-name="ro1" table:default-cell-style-name="ce1">
              <table:table-cell>
                <text:p><text:span text:style-name="T2">Urban Planners</text:span></text:p>
              </table:table-cell>
              <table:table-cell>
                <text:p><text:span text:style-name="T2">Planned Transition</text:span></text:p>
              </table:table-cell>
              <table:table-cell>
                <text:p><text:span text:style-name="T2">Planned Transition</text:span></text:p>
              </table:table-cell>
              <table:table-cell>
                <text:p><text:span text:style-name="T2">Planned Transition</text:span></text:p>
              </table:table-cell>
            </table:table-row>
            <table:table-row table:style-name="ro3" table:default-cell-style-name="ce1">
              <table:table-cell>
                <text:p><text:span text:style-name="T2">…</text:span><text:span text:style-name="T2">.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…</text:span></text:p>
              </table:table-cell>
              <table:table-cell>
                <text:p><text:span text:style-name="T2">..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5" draw:style-name="dp1" draw:master-page-name="Default">
        <draw:custom-shape draw:style-name="gr38" draw:text-style-name="P21" draw:layer="layout" svg:width="13.589cm" svg:height="16.256cm" svg:x="15.111cm" svg:y="1.5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13.589cm" svg:height="16.256cm" svg:x="1.254cm" svg:y="1.63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4" draw:text-style-name="P3" draw:layer="layout" svg:width="1.886cm" svg:height="0.962cm" svg:x="13.511cm" svg:y="17.781cm">
          <draw:text-box>
            <text:p>Time</text:p>
          </draw:text-box>
        </draw:frame>
        <draw:custom-shape draw:style-name="gr23" draw:text-style-name="P14" xml:id="id40" draw:id="id40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41" draw:id="id41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39" draw:id="id39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37" draw:id="id37" draw:layer="layout" svg:width="1.596cm" svg:height="2.228cm" svg:x="5.856cm" svg:y="10.155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38" draw:id="id38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31" draw:id="id31" draw:layer="layout" svg:width="1.528cm" svg:height="2.228cm" svg:x="14.009cm" svg:y="2.64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32" draw:id="id32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35" draw:id="id35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595cm" svg:height="2.228cm" svg:x="25.383cm" svg:y="6.149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33" draw:id="id33" draw:layer="layout" svg:width="1.528cm" svg:height="2.228cm" svg:x="18.51cm" svg:y="2.64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34" draw:id="id34" draw:layer="layout" svg:width="1.528cm" svg:height="2.228cm" svg:x="22.911cm" svg:y="2.6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5.314cm" svg:y1="4.542cm" svg:x2="16.884cm" svg:y2="8.463cm" draw:start-shape="id31" draw:start-glue-point="9" draw:end-shape="id32" draw:end-glue-point="6" svg:d="M15314 4542l1570 3921" svg:viewBox="0 0 1571 3922">
          <text:p/>
        </draw:connector>
        <draw:connector draw:style-name="gr27" draw:text-style-name="P2" draw:layer="layout" draw:type="line" svg:x1="15.537cm" svg:y1="3.754cm" svg:x2="18.51cm" svg:y2="3.754cm" draw:start-shape="id31" draw:start-glue-point="10" draw:end-shape="id33" draw:end-glue-point="6" svg:d="M15537 3754h2973" svg:viewBox="0 0 2974 1">
          <text:p/>
        </draw:connector>
        <draw:connector draw:style-name="gr27" draw:text-style-name="P2" draw:layer="layout" draw:type="line" svg:x1="20.038cm" svg:y1="3.754cm" svg:x2="22.911cm" svg:y2="3.754cm" draw:start-shape="id33" draw:start-glue-point="10" draw:end-shape="id34" svg:d="M20038 3754h2873" svg:viewBox="0 0 2874 1">
          <text:p/>
        </draw:connector>
        <draw:connector draw:style-name="gr41" draw:text-style-name="P2" draw:layer="layout" draw:type="line" svg:x1="18.479cm" svg:y1="8.463cm" svg:x2="20.341cm" svg:y2="8.463cm" draw:start-shape="id32" draw:start-glue-point="10" draw:end-shape="id35" draw:end-glue-point="6" svg:d="M18479 8463h1862" svg:viewBox="0 0 1863 1">
          <text:p/>
        </draw:connector>
        <draw:connector draw:style-name="gr40" draw:text-style-name="P2" draw:layer="layout" draw:type="line" svg:x1="23.675cm" svg:y1="4.868cm" svg:x2="25.384cm" svg:y2="9.864cm" draw:start-shape="id34" draw:start-glue-point="8" draw:end-shape="id36" draw:end-glue-point="6" svg:d="M23675 4868l1709 4996" svg:viewBox="0 0 1710 4997">
          <text:p/>
        </draw:connector>
        <draw:connector draw:style-name="gr42" draw:text-style-name="P2" draw:layer="layout" draw:type="line" svg:x1="7.452cm" svg:y1="11.269cm" svg:x2="8.757cm" svg:y2="11.269cm" draw:start-shape="id37" draw:start-glue-point="10" draw:end-shape="id38" draw:end-glue-point="6" svg:d="M7452 11269h1305" svg:viewBox="0 0 1306 1">
          <text:p/>
        </draw:connector>
        <draw:connector draw:style-name="gr43" draw:text-style-name="P2" draw:layer="layout" draw:type="line" svg:x1="10.353cm" svg:y1="11.269cm" svg:x2="14.009cm" svg:y2="3.754cm" draw:start-shape="id38" draw:start-glue-point="10" draw:end-shape="id31" draw:end-glue-point="6" svg:d="M10353 11269l3656-7515" svg:viewBox="0 0 3657 7516">
          <text:p/>
        </draw:connector>
        <draw:connector draw:style-name="gr43" draw:text-style-name="P2" draw:layer="layout" draw:type="line" svg:x1="11.336cm" svg:y1="15.258cm" svg:x2="14.232cm" svg:y2="4.542cm" draw:start-shape="id39" draw:start-glue-point="10" draw:end-shape="id31" draw:end-glue-point="7" svg:d="M11336 15258l2896-10716" svg:viewBox="0 0 2897 10717">
          <text:p/>
        </draw:connector>
        <draw:connector draw:style-name="gr42" draw:text-style-name="P2" draw:layer="layout" draw:type="line" svg:x1="5.534cm" svg:y1="15.258cm" svg:x2="6.737cm" svg:y2="15.258cm" draw:start-shape="id40" draw:start-glue-point="10" draw:end-shape="id41" draw:end-glue-point="6" svg:d="M5534 15258h1203" svg:viewBox="0 0 1204 1">
          <text:p/>
        </draw:connector>
        <draw:connector draw:style-name="gr42" draw:text-style-name="P2" draw:layer="layout" draw:type="line" svg:x1="8.335cm" svg:y1="15.258cm" svg:x2="9.738cm" svg:y2="15.258cm" draw:start-shape="id41" draw:start-glue-point="10" draw:end-shape="id39" draw:end-glue-point="6" svg:d="M8335 15258h1403" svg:viewBox="0 0 1404 1">
          <text:p/>
        </draw:connector>
        <draw:custom-shape draw:style-name="gr21" draw:text-style-name="P12" xml:id="id42" draw:id="id42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.476cm" svg:y1="4.868cm" svg:x2="4.735cm" svg:y2="14.144cm" draw:start-shape="id42" draw:start-glue-point="8" draw:end-shape="id40" draw:end-glue-point="4" svg:d="M2476 4868l2259 9276" svg:viewBox="0 0 2260 9277">
          <text:p/>
        </draw:connector>
        <draw:connector draw:style-name="gr44" draw:text-style-name="P2" draw:layer="layout" draw:type="line" svg:x1="3.017cm" svg:y1="4.542cm" svg:x2="5.856cm" svg:y2="11.269cm" draw:start-shape="id42" draw:start-glue-point="9" draw:end-shape="id37" draw:end-glue-point="6" svg:d="M3017 4542l2839 6727" svg:viewBox="0 0 2840 6728">
          <text:p/>
        </draw:connector>
        <draw:connector draw:style-name="gr27" draw:text-style-name="P2" draw:layer="layout" draw:type="line" svg:x1="3.24cm" svg:y1="3.754cm" svg:x2="14.009cm" svg:y2="3.754cm" draw:start-shape="id42" draw:start-glue-point="10" draw:end-shape="id31" draw:end-glue-point="6" svg:d="M3240 3754h10769" svg:viewBox="0 0 10770 1">
          <text:p/>
        </draw:connector>
        <draw:frame draw:style-name="gr10" draw:text-style-name="P3" draw:layer="layout" svg:width="1.772cm" svg:height="0.962cm" svg:x="5.953cm" svg:y="1.816cm">
          <draw:text-box>
            <text:p>Past</text:p>
          </draw:text-box>
        </draw:frame>
        <draw:frame draw:style-name="gr45" draw:text-style-name="P3" draw:layer="layout" svg:width="2.335cm" svg:height="0.962cm" svg:x="19.654cm" svg:y="1.716cm">
          <draw:text-box>
            <text:p>Future</text:p>
          </draw:text-box>
        </draw:frame>
        <draw:connector draw:style-name="gr46" draw:text-style-name="P23" draw:layer="layout" draw:type="line" svg:x1="21.703cm" svg:y1="7.675cm" svg:x2="23.134cm" svg:y2="4.542cm" draw:start-shape="id35" draw:start-glue-point="11" draw:end-shape="id34" draw:end-glue-point="7" svg:d="M21703 7675l1431-3133" svg:viewBox="0 0 1432 3134">
          <text:p/>
        </draw:connector>
        <draw:line draw:style-name="gr3" draw:text-style-name="P1" draw:layer="layout" svg:x1="16.494cm" svg:y1="11.3cm" svg:x2="18.526cm" svg:y2="11.3cm">
          <text:p/>
        </draw:line>
        <draw:frame draw:style-name="gr47" draw:text-style-name="P3" draw:layer="layout" svg:width="5.637cm" svg:height="0.962cm" svg:x="19.053cm" svg:y="10.816cm">
          <draw:text-box>
            <text:p>Regular Transition</text:p>
          </draw:text-box>
        </draw:frame>
        <draw:line draw:style-name="gr48" draw:text-style-name="P1" draw:layer="layout" svg:x1="16.494cm" svg:y1="12.2cm" svg:x2="18.526cm" svg:y2="12.2cm">
          <text:p/>
        </draw:line>
        <draw:frame draw:style-name="gr49" draw:text-style-name="P3" draw:layer="layout" svg:width="9.409cm" svg:height="0.962cm" svg:x="19.053cm" svg:y="11.716cm">
          <draw:text-box>
            <text:p>Proposed Historical Succession</text:p>
          </draw:text-box>
        </draw:frame>
        <draw:line draw:style-name="gr50" draw:text-style-name="P1" draw:layer="layout" svg:x1="16.494cm" svg:y1="13.2cm" svg:x2="18.526cm" svg:y2="13.2cm">
          <text:p/>
        </draw:line>
        <draw:frame draw:style-name="gr51" draw:text-style-name="P3" draw:layer="layout" svg:width="9.265cm" svg:height="0.962cm" svg:x="19.053cm" svg:y="12.716cm">
          <draw:text-box>
            <text:p>Proposed Historical Regular Tr.</text:p>
          </draw:text-box>
        </draw:frame>
        <draw:line draw:style-name="gr52" draw:text-style-name="P1" draw:layer="layout" svg:x1="16.494cm" svg:y1="14.2cm" svg:x2="18.526cm" svg:y2="14.2cm">
          <text:p/>
        </draw:line>
        <draw:frame draw:style-name="gr53" draw:text-style-name="P3" draw:layer="layout" svg:width="3.089cm" svg:height="0.962cm" svg:x="19.053cm" svg:y="13.716cm">
          <draw:text-box>
            <text:p>Validated</text:p>
          </draw:text-box>
        </draw:frame>
        <draw:line draw:style-name="gr54" draw:text-style-name="P1" draw:layer="layout" svg:x1="16.494cm" svg:y1="15.1cm" svg:x2="18.526cm" svg:y2="15.1cm">
          <text:p/>
        </draw:line>
        <draw:frame draw:style-name="gr55" draw:text-style-name="P3" draw:layer="layout" svg:width="2.822cm" svg:height="0.962cm" svg:x="19.053cm" svg:y="14.616cm">
          <draw:text-box>
            <text:p>Planned</text:p>
          </draw:text-box>
        </draw:frame>
        <draw:line draw:style-name="gr56" draw:text-style-name="P1" draw:layer="layout" svg:x1="16.494cm" svg:y1="16cm" svg:x2="18.526cm" svg:y2="16cm">
          <text:p/>
        </draw:line>
        <draw:frame draw:style-name="gr57" draw:text-style-name="P3" draw:layer="layout" svg:width="8.135cm" svg:height="0.962cm" svg:x="19.053cm" svg:y="15.516cm">
          <draw:text-box>
            <text:p>Planned Regular Transition</text:p>
          </draw:text-box>
        </draw:frame>
        <draw:line draw:style-name="gr58" draw:text-style-name="P1" draw:layer="layout" svg:x1="16.494cm" svg:y1="16.9cm" svg:x2="18.526cm" svg:y2="16.9cm">
          <text:p/>
        </draw:line>
        <draw:frame draw:style-name="gr59" draw:text-style-name="P3" draw:layer="layout" svg:width="2.962cm" svg:height="0.962cm" svg:x="19.053cm" svg:y="16.416cm">
          <draw:text-box>
            <text:p>Realized</text:p>
          </draw:text-box>
        </draw:frame>
        <draw:custom-shape draw:style-name="gr17" draw:text-style-name="P10" xml:id="id36" draw:id="id36" draw:layer="layout" svg:width="1.595cm" svg:height="2.228cm" svg:x="25.384cm" svg:y="8.7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24.191cm" svg:y1="4.517cm" svg:x2="25.591cm" svg:y2="6.45cm" svg:d="M24191 4517l1400 1933" svg:viewBox="0 0 1401 1934">
          <text:p/>
        </draw:connector>
      </draw:page>
      <draw:page draw:name="page6" draw:style-name="dp1" draw:master-page-name="Default">
        <draw:line draw:style-name="gr3" draw:text-style-name="P1" draw:layer="layout" svg:x1="1.708cm" svg:y1="18.661cm" svg:x2="28.505cm" svg:y2="18.788cm">
          <text:p/>
        </draw:line>
        <draw:frame draw:style-name="gr4" draw:text-style-name="P7" draw:layer="layout" svg:width="1.886cm" svg:height="0.962cm" svg:x="13.511cm" svg:y="17.781cm">
          <draw:text-box>
            <text:p><text:span text:style-name="T2">Time</text:span></text:p>
          </draw:text-box>
        </draw:frame>
        <draw:custom-shape draw:style-name="gr23" draw:text-style-name="P14" xml:id="id52" draw:id="id52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53" draw:id="id53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51" draw:id="id51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49" draw:id="id49" draw:layer="layout" svg:width="1.596cm" svg:height="2.228cm" svg:x="5.856cm" svg:y="10.155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50" draw:id="id50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43" draw:id="id43" draw:layer="layout" svg:width="1.528cm" svg:height="2.228cm" svg:x="14.009cm" svg:y="2.64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44" draw:id="id44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47" draw:id="id47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595cm" svg:height="2.228cm" svg:x="25.383cm" svg:y="6.149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45" draw:id="id45" draw:layer="layout" svg:width="1.528cm" svg:height="2.228cm" svg:x="18.926cm" svg:y="2.5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46" draw:id="id46" draw:layer="layout" svg:width="1.528cm" svg:height="2.228cm" svg:x="22.911cm" svg:y="2.6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5.314cm" svg:y1="4.542cm" svg:x2="16.884cm" svg:y2="8.463cm" draw:start-shape="id43" draw:start-glue-point="9" draw:end-shape="id44" draw:end-glue-point="6" svg:d="M15314 4542l1570 3921" svg:viewBox="0 0 1571 3922">
          <text:p/>
        </draw:connector>
        <draw:connector draw:style-name="gr27" draw:text-style-name="P2" draw:layer="layout" draw:type="line" svg:x1="15.537cm" svg:y1="3.754cm" svg:x2="18.926cm" svg:y2="3.696cm" draw:start-shape="id43" draw:start-glue-point="10" draw:end-shape="id45" draw:end-glue-point="6" svg:d="M15537 3754l3389-58" svg:viewBox="0 0 3390 59">
          <text:p/>
        </draw:connector>
        <draw:connector draw:style-name="gr27" draw:text-style-name="P2" draw:layer="layout" draw:type="line" svg:x1="20.454cm" svg:y1="3.696cm" svg:x2="22.911cm" svg:y2="3.754cm" draw:start-shape="id45" draw:start-glue-point="10" draw:end-shape="id46" svg:d="M20454 3696l2457 58" svg:viewBox="0 0 2458 59">
          <text:p/>
        </draw:connector>
        <draw:connector draw:style-name="gr40" draw:text-style-name="P2" draw:layer="layout" draw:type="line" svg:x1="18.479cm" svg:y1="8.463cm" svg:x2="20.341cm" svg:y2="8.463cm" draw:start-shape="id44" draw:start-glue-point="10" draw:end-shape="id47" draw:end-glue-point="6" svg:d="M18479 8463h1862" svg:viewBox="0 0 1863 1">
          <text:p/>
        </draw:connector>
        <draw:connector draw:style-name="gr40" draw:text-style-name="P2" draw:layer="layout" draw:type="line" svg:x1="23.675cm" svg:y1="4.868cm" svg:x2="25.384cm" svg:y2="9.864cm" draw:start-shape="id46" draw:start-glue-point="8" draw:end-shape="id48" draw:end-glue-point="6" svg:d="M23675 4868l1709 4996" svg:viewBox="0 0 1710 4997">
          <text:p/>
        </draw:connector>
        <draw:connector draw:style-name="gr44" draw:text-style-name="P2" draw:layer="layout" draw:type="line" svg:x1="7.452cm" svg:y1="11.269cm" svg:x2="8.757cm" svg:y2="11.269cm" draw:start-shape="id49" draw:start-glue-point="10" draw:end-shape="id50" draw:end-glue-point="6" svg:d="M7452 11269h1305" svg:viewBox="0 0 1306 1">
          <text:p/>
        </draw:connector>
        <draw:connector draw:style-name="gr44" draw:text-style-name="P2" draw:layer="layout" draw:type="line" svg:x1="10.353cm" svg:y1="11.269cm" svg:x2="14.009cm" svg:y2="3.754cm" draw:start-shape="id50" draw:start-glue-point="10" draw:end-shape="id43" draw:end-glue-point="6" svg:d="M10353 11269l3656-7515" svg:viewBox="0 0 3657 7516">
          <text:p/>
        </draw:connector>
        <draw:connector draw:style-name="gr44" draw:text-style-name="P2" draw:layer="layout" draw:type="line" svg:x1="11.336cm" svg:y1="15.258cm" svg:x2="14.232cm" svg:y2="4.542cm" draw:start-shape="id51" draw:start-glue-point="10" draw:end-shape="id43" draw:end-glue-point="7" svg:d="M11336 15258l2896-10716" svg:viewBox="0 0 2897 10717">
          <text:p/>
        </draw:connector>
        <draw:connector draw:style-name="gr44" draw:text-style-name="P2" draw:layer="layout" draw:type="line" svg:x1="5.534cm" svg:y1="15.258cm" svg:x2="6.737cm" svg:y2="15.258cm" draw:start-shape="id52" draw:start-glue-point="10" draw:end-shape="id53" draw:end-glue-point="6" svg:d="M5534 15258h1203" svg:viewBox="0 0 1204 1">
          <text:p/>
        </draw:connector>
        <draw:connector draw:style-name="gr44" draw:text-style-name="P2" draw:layer="layout" draw:type="line" svg:x1="8.335cm" svg:y1="15.258cm" svg:x2="9.738cm" svg:y2="15.258cm" draw:start-shape="id53" draw:start-glue-point="10" draw:end-shape="id51" draw:end-glue-point="6" svg:d="M8335 15258h1403" svg:viewBox="0 0 1404 1">
          <text:p/>
        </draw:connector>
        <draw:custom-shape draw:style-name="gr21" draw:text-style-name="P12" xml:id="id54" draw:id="id54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.476cm" svg:y1="4.868cm" svg:x2="4.735cm" svg:y2="14.144cm" draw:start-shape="id54" draw:start-glue-point="8" draw:end-shape="id52" draw:end-glue-point="4" svg:d="M2476 4868l2259 9276" svg:viewBox="0 0 2260 9277">
          <text:p/>
        </draw:connector>
        <draw:connector draw:style-name="gr44" draw:text-style-name="P2" draw:layer="layout" draw:type="line" svg:x1="3.017cm" svg:y1="4.542cm" svg:x2="5.856cm" svg:y2="11.269cm" draw:start-shape="id54" draw:start-glue-point="9" draw:end-shape="id49" draw:end-glue-point="6" svg:d="M3017 4542l2839 6727" svg:viewBox="0 0 2840 6728">
          <text:p/>
        </draw:connector>
        <draw:connector draw:style-name="gr27" draw:text-style-name="P2" draw:layer="layout" draw:type="line" svg:x1="3.24cm" svg:y1="3.754cm" svg:x2="14.009cm" svg:y2="3.754cm" draw:start-shape="id54" draw:start-glue-point="10" draw:end-shape="id43" draw:end-glue-point="6" svg:d="M3240 3754h10769" svg:viewBox="0 0 10770 1">
          <text:p/>
        </draw:connector>
        <draw:line draw:style-name="gr3" draw:text-style-name="P1" draw:layer="layout" svg:x1="16.494cm" svg:y1="11.3cm" svg:x2="18.526cm" svg:y2="11.3cm">
          <text:p/>
        </draw:line>
        <draw:frame draw:style-name="gr47" draw:text-style-name="P7" draw:layer="layout" svg:width="5.637cm" svg:height="0.962cm" svg:x="19.053cm" svg:y="10.816cm">
          <draw:text-box>
            <text:p><text:span text:style-name="T2">Regular Transition</text:span></text:p>
          </draw:text-box>
        </draw:frame>
        <draw:line draw:style-name="gr48" draw:text-style-name="P1" draw:layer="layout" svg:x1="16.494cm" svg:y1="12.2cm" svg:x2="18.526cm" svg:y2="12.2cm">
          <text:p/>
        </draw:line>
        <draw:frame draw:style-name="gr49" draw:text-style-name="P7" draw:layer="layout" svg:width="9.409cm" svg:height="0.962cm" svg:x="19.053cm" svg:y="11.716cm">
          <draw:text-box>
            <text:p><text:span text:style-name="T2">Proposed Historical Transition</text:span></text:p>
          </draw:text-box>
        </draw:frame>
        <draw:line draw:style-name="gr54" draw:text-style-name="P1" draw:layer="layout" svg:x1="16.494cm" svg:y1="13.1cm" svg:x2="18.526cm" svg:y2="13.1cm">
          <text:p/>
        </draw:line>
        <draw:frame draw:style-name="gr60" draw:text-style-name="P7" draw:layer="layout" svg:width="5.743cm" svg:height="0.962cm" svg:x="19.053cm" svg:y="12.616cm">
          <draw:text-box>
            <text:p><text:span text:style-name="T2">Planned Transition</text:span></text:p>
          </draw:text-box>
        </draw:frame>
        <draw:custom-shape draw:style-name="gr17" draw:text-style-name="P10" xml:id="id48" draw:id="id48" draw:layer="layout" svg:width="1.595cm" svg:height="2.228cm" svg:x="25.384cm" svg:y="8.7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24.191cm" svg:y1="4.517cm" svg:x2="25.591cm" svg:y2="6.45cm" svg:d="M24191 4517l1400 1933" svg:viewBox="0 0 1401 1934">
          <text:p/>
        </draw:connector>
        <draw:line draw:style-name="gr2" draw:text-style-name="P2" draw:layer="layout" svg:x1="18.018cm" svg:y1="7.477cm" svg:x2="19.415cm" svg:y2="4.81cm">
          <text:p/>
        </draw:line>
        <draw:ellipse draw:style-name="gr61" draw:text-style-name="P24" draw:layer="layout" svg:width="1.016cm" svg:height="0.508cm" draw:transform="rotate (-3.14159265358979) translate (17.637cm 6.8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6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6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7.3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7.2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723cm)" draw:kind="arc" draw:start-angle="207.7" draw:end-angle="297.31">
          <text:p/>
        </draw:ellipse>
        <draw:line draw:style-name="gr3" draw:text-style-name="P1" draw:layer="layout" svg:x1="16.494cm" svg:y1="14.3cm" svg:x2="18.526cm" svg:y2="14.3cm">
          <text:p/>
        </draw:line>
        <draw:frame draw:style-name="gr63" draw:text-style-name="P7" draw:layer="layout" svg:width="3.072cm" svg:height="0.962cm" svg:x="19.053cm" svg:y="13.8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6.852cm 14.6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7.352cm 14.661cm)" draw:kind="arc" draw:start-angle="207.7" draw:end-angle="297.31">
          <text:p/>
        </draw:ellipse>
      </draw:page>
      <draw:page draw:name="page7" draw:style-name="dp1" draw:master-page-name="Default">
        <draw:line draw:style-name="gr3" draw:text-style-name="P1" draw:layer="layout" svg:x1="1.708cm" svg:y1="18.661cm" svg:x2="28.505cm" svg:y2="18.788cm">
          <text:p/>
        </draw:line>
        <draw:frame draw:style-name="gr4" draw:text-style-name="P7" draw:layer="layout" svg:width="1.886cm" svg:height="0.962cm" svg:x="13.511cm" svg:y="17.781cm">
          <draw:text-box>
            <text:p><text:span text:style-name="T2">Time</text:span></text:p>
          </draw:text-box>
        </draw:frame>
        <draw:custom-shape draw:style-name="gr23" draw:text-style-name="P14" xml:id="id64" draw:id="id64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65" draw:id="id65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63" draw:id="id63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61" draw:id="id61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62" draw:id="id62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56" draw:id="id56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55" draw:id="id55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59" draw:id="id59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xml:id="id67" draw:id="id67" draw:layer="layout" svg:width="1.595cm" svg:height="2.228cm" svg:x="25.383cm" svg:y="6.149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57" draw:id="id57" draw:layer="layout" svg:width="1.528cm" svg:height="2.228cm" svg:x="18.926cm" svg:y="2.5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58" draw:id="id58" draw:layer="layout" svg:width="1.528cm" svg:height="2.228cm" svg:x="22.911cm" svg:y="2.6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" svg:x1="16.884cm" svg:y1="8.463cm" svg:x2="15.132cm" svg:y2="4.611cm" draw:start-shape="id55" draw:start-glue-point="6" draw:end-shape="id56" draw:end-glue-point="9" svg:d="M16884 8463l-1752-3852" svg:viewBox="0 0 1753 3853">
          <text:p/>
        </draw:connector>
        <draw:connector draw:style-name="gr27" draw:text-style-name="P2" draw:layer="layout" draw:type="line" svg:x1="15.355cm" svg:y1="3.823cm" svg:x2="18.926cm" svg:y2="3.696cm" draw:start-shape="id56" draw:start-glue-point="10" draw:end-shape="id57" draw:end-glue-point="6" svg:d="M15355 3823l3571-127" svg:viewBox="0 0 3572 128">
          <text:p/>
        </draw:connector>
        <draw:connector draw:style-name="gr27" draw:text-style-name="P2" draw:layer="layout" draw:type="line" svg:x1="20.454cm" svg:y1="3.696cm" svg:x2="22.911cm" svg:y2="3.754cm" draw:start-shape="id57" draw:start-glue-point="10" draw:end-shape="id58" svg:d="M20454 3696l2457 58" svg:viewBox="0 0 2458 59">
          <text:p/>
        </draw:connector>
        <draw:connector draw:style-name="gr40" draw:text-style-name="P2" draw:layer="layout" draw:type="line" svg:x1="18.479cm" svg:y1="8.463cm" svg:x2="20.341cm" svg:y2="8.463cm" draw:start-shape="id55" draw:start-glue-point="10" draw:end-shape="id59" draw:end-glue-point="6" svg:d="M18479 8463h1862" svg:viewBox="0 0 1863 1">
          <text:p/>
        </draw:connector>
        <draw:connector draw:style-name="gr42" draw:text-style-name="P2" draw:layer="layout" draw:type="line" svg:x1="25.384cm" svg:y1="9.864cm" svg:x2="23.675cm" svg:y2="4.868cm" draw:start-shape="id60" draw:start-glue-point="6" draw:end-shape="id58" draw:end-glue-point="8" svg:d="M25384 9864l-1709-4996" svg:viewBox="0 0 1710 4997">
          <text:p/>
        </draw:connector>
        <draw:connector draw:style-name="gr44" draw:text-style-name="P2" draw:layer="layout" draw:type="line" svg:x1="7.452cm" svg:y1="11.269cm" svg:x2="8.757cm" svg:y2="11.269cm" draw:start-shape="id61" draw:start-glue-point="10" draw:end-shape="id62" draw:end-glue-point="6" svg:d="M7452 11269h1305" svg:viewBox="0 0 1306 1">
          <text:p/>
        </draw:connector>
        <draw:connector draw:style-name="gr66" draw:text-style-name="P2" draw:layer="layout" draw:type="line" svg:x1="13.827cm" svg:y1="3.823cm" svg:x2="10.12cm" svg:y2="10.481cm" draw:start-shape="id56" draw:start-glue-point="6" draw:end-shape="id62" draw:end-glue-point="11" svg:d="M13827 3823l-3707 6658" svg:viewBox="0 0 3708 6659">
          <text:p/>
        </draw:connector>
        <draw:connector draw:style-name="gr66" draw:text-style-name="P2" draw:layer="layout" draw:type="line" svg:x1="14.05cm" svg:y1="4.611cm" svg:x2="11.102cm" svg:y2="14.47cm" draw:start-shape="id56" draw:start-glue-point="7" draw:end-shape="id63" draw:end-glue-point="11" svg:d="M14050 4611l-2948 9859" svg:viewBox="0 0 2949 9860">
          <text:p/>
        </draw:connector>
        <draw:connector draw:style-name="gr44" draw:text-style-name="P2" draw:layer="layout" draw:type="line" svg:x1="5.534cm" svg:y1="15.258cm" svg:x2="6.737cm" svg:y2="15.258cm" draw:start-shape="id64" draw:start-glue-point="10" draw:end-shape="id65" draw:end-glue-point="6" svg:d="M5534 15258h1203" svg:viewBox="0 0 1204 1">
          <text:p/>
        </draw:connector>
        <draw:connector draw:style-name="gr44" draw:text-style-name="P2" draw:layer="layout" draw:type="line" svg:x1="8.335cm" svg:y1="15.258cm" svg:x2="9.738cm" svg:y2="15.258cm" draw:start-shape="id65" draw:start-glue-point="10" draw:end-shape="id63" draw:end-glue-point="6" svg:d="M8335 15258h1403" svg:viewBox="0 0 1404 1">
          <text:p/>
        </draw:connector>
        <draw:custom-shape draw:style-name="gr21" draw:text-style-name="P12" xml:id="id66" draw:id="id66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" svg:x1="4.735cm" svg:y1="14.144cm" svg:x2="2.476cm" svg:y2="4.868cm" draw:start-shape="id64" draw:start-glue-point="4" draw:end-shape="id66" draw:end-glue-point="8" svg:d="M4735 14144l-2259-9276" svg:viewBox="0 0 2260 9277">
          <text:p/>
        </draw:connector>
        <draw:connector draw:style-name="gr42" draw:text-style-name="P2" draw:layer="layout" draw:type="line" svg:x1="6.089cm" svg:y1="10.481cm" svg:x2="3.017cm" svg:y2="4.542cm" draw:start-shape="id61" draw:start-glue-point="5" draw:end-shape="id66" draw:end-glue-point="9" svg:d="M6089 10481l-3072-5939" svg:viewBox="0 0 3073 5940">
          <text:p/>
        </draw:connector>
        <draw:connector draw:style-name="gr27" draw:text-style-name="P2" draw:layer="layout" draw:type="line" svg:x1="3.24cm" svg:y1="3.754cm" svg:x2="13.827cm" svg:y2="3.823cm" draw:start-shape="id66" draw:start-glue-point="10" draw:end-shape="id56" draw:end-glue-point="6" svg:d="M3240 3754l10587 69" svg:viewBox="0 0 10588 70">
          <text:p/>
        </draw:connector>
        <draw:line draw:style-name="gr3" draw:text-style-name="P1" draw:layer="layout" svg:x1="16.494cm" svg:y1="11.3cm" svg:x2="18.526cm" svg:y2="11.3cm">
          <text:p/>
        </draw:line>
        <draw:frame draw:style-name="gr47" draw:text-style-name="P7" draw:layer="layout" svg:width="5.637cm" svg:height="0.962cm" svg:x="19.053cm" svg:y="10.816cm">
          <draw:text-box>
            <text:p><text:span text:style-name="T2">precede/succeed</text:span></text:p>
          </draw:text-box>
        </draw:frame>
        <draw:line draw:style-name="gr48" draw:text-style-name="P1" draw:layer="layout" svg:x1="16.494cm" svg:y1="12.2cm" svg:x2="18.526cm" svg:y2="12.2cm">
          <text:p/>
        </draw:line>
        <draw:frame draw:style-name="gr49" draw:text-style-name="P7" draw:layer="layout" svg:width="9.409cm" svg:height="0.962cm" svg:x="19.053cm" svg:y="11.716cm">
          <draw:text-box>
            <text:p><text:span text:style-name="T2">hypothesize</text:span></text:p>
          </draw:text-box>
        </draw:frame>
        <draw:line draw:style-name="gr54" draw:text-style-name="P1" draw:layer="layout" svg:x1="16.494cm" svg:y1="13.1cm" svg:x2="18.526cm" svg:y2="13.1cm">
          <text:p/>
        </draw:line>
        <draw:frame draw:style-name="gr60" draw:text-style-name="P7" draw:layer="layout" svg:width="5.743cm" svg:height="0.962cm" svg:x="19.053cm" svg:y="12.616cm">
          <draw:text-box>
            <text:p><text:span text:style-name="T2">plan</text:span></text:p>
          </draw:text-box>
        </draw:frame>
        <draw:custom-shape draw:style-name="gr67" draw:text-style-name="P27" xml:id="id60" draw:id="id60" draw:layer="layout" svg:width="1.595cm" svg:height="2.228cm" svg:x="25.384cm" svg:y="8.7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" svg:x1="25.383cm" svg:y1="7.263cm" svg:x2="24.216cm" svg:y2="4.542cm" draw:start-shape="id67" draw:start-glue-point="6" draw:end-shape="id58" draw:end-glue-point="9" svg:d="M25383 7263l-1167-2721" svg:viewBox="0 0 1168 2722">
          <text:p/>
        </draw:connector>
        <draw:line draw:style-name="gr2" draw:text-style-name="P2" draw:layer="layout" svg:x1="18.018cm" svg:y1="7.477cm" svg:x2="19.415cm" svg:y2="4.81cm">
          <text:p/>
        </draw:line>
        <draw:ellipse draw:style-name="gr61" draw:text-style-name="P24" draw:layer="layout" svg:width="1.016cm" svg:height="0.508cm" draw:transform="rotate (-3.14159265358979) translate (17.637cm 6.8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6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6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7.3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7.2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723cm)" draw:kind="arc" draw:start-angle="207.7" draw:end-angle="297.31">
          <text:p/>
        </draw:ellipse>
        <draw:line draw:style-name="gr3" draw:text-style-name="P1" draw:layer="layout" svg:x1="16.494cm" svg:y1="14.3cm" svg:x2="18.526cm" svg:y2="14.3cm">
          <text:p/>
        </draw:line>
        <draw:frame draw:style-name="gr63" draw:text-style-name="P7" draw:layer="layout" svg:width="3.072cm" svg:height="0.962cm" svg:x="19.053cm" svg:y="13.8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6.852cm 14.6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7.352cm 14.661cm)" draw:kind="arc" draw:start-angle="207.7" draw:end-angle="297.31">
          <text:p/>
        </draw:ellipse>
        <draw:line draw:style-name="gr27" draw:text-style-name="P2" draw:layer="layout" svg:x1="13.954cm" svg:y1="3.286cm" svg:x2="3.032cm" svg:y2="3.159cm">
          <text:p/>
        </draw:line>
        <draw:line draw:style-name="gr27" draw:text-style-name="P2" draw:layer="layout" svg:x1="19.034cm" svg:y1="3.032cm" svg:x2="15.224cm" svg:y2="3.032cm">
          <text:p/>
        </draw:line>
        <draw:line draw:style-name="gr27" draw:text-style-name="P2" draw:layer="layout" svg:x1="23.098cm" svg:y1="3.032cm" svg:x2="20.05cm" svg:y2="3.032cm">
          <text:p/>
        </draw:line>
        <draw:line draw:style-name="gr40" draw:text-style-name="P2" draw:layer="layout" svg:x1="20.231cm" svg:y1="7.858cm" svg:x2="18.326cm" svg:y2="7.858cm">
          <text:p/>
        </draw:line>
        <draw:line draw:style-name="gr44" draw:text-style-name="P2" draw:layer="layout" svg:x1="6.969cm" svg:y1="14.589cm" svg:x2="5.318cm" svg:y2="14.589cm">
          <text:p/>
        </draw:line>
        <draw:line draw:style-name="gr44" draw:text-style-name="P2" draw:layer="layout" svg:x1="10.017cm" svg:y1="14.589cm" svg:x2="7.985cm" svg:y2="14.589cm">
          <text:p/>
        </draw:line>
        <draw:line draw:style-name="gr68" draw:text-style-name="P28" draw:layer="layout" svg:x1="8.874cm" svg:y1="10.652cm" svg:x2="7.35cm" svg:y2="10.652cm">
          <text:p/>
        </draw:line>
        <draw:line draw:style-name="gr66" draw:text-style-name="P2" draw:layer="layout" svg:x1="10.398cm" svg:y1="11.287cm" svg:x2="14.208cm" svg:y2="4.302cm">
          <text:p/>
        </draw:line>
        <draw:connector draw:style-name="gr66" draw:text-style-name="P2" draw:layer="layout" draw:type="line" svg:x1="11.336cm" svg:y1="15.258cm" svg:x2="14.591cm" svg:y2="4.937cm" draw:start-shape="id63" draw:start-glue-point="10" draw:end-shape="id56" draw:end-glue-point="8" svg:d="M11336 15258l3255-10321" svg:viewBox="0 0 3256 10322">
          <text:p/>
        </draw:connector>
        <draw:line draw:style-name="gr50" draw:text-style-name="P1" draw:layer="layout" svg:x1="16.494cm" svg:y1="15.3cm" svg:x2="18.526cm" svg:y2="15.3cm">
          <text:p/>
        </draw:line>
        <draw:line draw:style-name="gr69" draw:text-style-name="P1" draw:layer="layout" svg:x1="16.494cm" svg:y1="16.2cm" svg:x2="18.526cm" svg:y2="16.2cm">
          <text:p/>
        </draw:line>
        <draw:frame draw:style-name="gr63" draw:text-style-name="P7" draw:layer="layout" svg:width="3.072cm" svg:height="0.962cm" svg:x="19.053cm" svg:y="14.716cm">
          <draw:text-box>
            <text:p><text:span text:style-name="T2">fork</text:span></text:p>
          </draw:text-box>
        </draw:frame>
        <draw:frame draw:style-name="gr63" draw:text-style-name="P7" draw:layer="layout" svg:width="3.072cm" svg:height="0.962cm" svg:x="19.053cm" svg:y="15.616cm">
          <draw:text-box>
            <text:p><text:span text:style-name="T2">merge</text:span></text:p>
          </draw:text-box>
        </draw:frame>
      </draw:page>
      <draw:page draw:name="page8" draw:style-name="dp1" draw:master-page-name="Default">
        <draw:custom-shape draw:style-name="gr17" draw:text-style-name="P10" xml:id="id68" draw:id="id68" draw:layer="layout" svg:width="1.595cm" svg:height="2.228cm" svg:x="9.384cm" svg:y="2.1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69" draw:id="id69" draw:layer="layout" svg:width="1.597cm" svg:height="2.228cm" svg:x="13.573cm" svg:y="2.1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0" draw:id="id70" draw:layer="layout" svg:width="1.596cm" svg:height="2.228cm" svg:x="17.403cm" svg:y="2.1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1" draw:id="id71" draw:layer="layout" svg:width="1.596cm" svg:height="2.228cm" svg:x="21.774cm" svg:y="2.1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10.979cm" svg:y1="3.253cm" svg:x2="13.573cm" svg:y2="3.254cm" draw:start-shape="id68" draw:start-glue-point="10" draw:end-shape="id69" draw:end-glue-point="6" svg:d="M10979 3253l2594 1" svg:viewBox="0 0 2595 2">
          <text:p/>
        </draw:connector>
        <draw:connector draw:style-name="gr19" draw:text-style-name="P11" draw:layer="layout" draw:type="line" svg:x1="15.17cm" svg:y1="3.254cm" svg:x2="17.403cm" svg:y2="3.255cm" draw:start-shape="id69" draw:start-glue-point="10" draw:end-shape="id70" draw:end-glue-point="6" svg:d="M15170 3254l2233 1" svg:viewBox="0 0 2234 2">
          <text:p/>
        </draw:connector>
        <draw:connector draw:style-name="gr19" draw:text-style-name="P11" draw:layer="layout" draw:type="line" svg:x1="18.999cm" svg:y1="3.255cm" svg:x2="21.774cm" svg:y2="3.256cm" draw:start-shape="id70" draw:start-glue-point="10" draw:end-shape="id71" draw:end-glue-point="6" svg:d="M18999 3255l2775 1" svg:viewBox="0 0 2776 2">
          <text:p/>
        </draw:connector>
        <draw:custom-shape draw:style-name="gr20" draw:text-style-name="P12" xml:id="id72" draw:id="id72" draw:layer="layout" svg:width="1.529cm" svg:height="2.228cm" svg:x="6.792cm" svg:y="6.485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73" draw:id="id73" draw:layer="layout" svg:width="1.529cm" svg:height="2.228cm" svg:x="10.803cm" svg:y="6.4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74" draw:id="id74" draw:layer="layout" svg:width="1.528cm" svg:height="2.228cm" svg:x="14.757cm" svg:y="6.4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75" draw:id="id75" draw:layer="layout" svg:width="1.529cm" svg:height="2.228cm" svg:x="18.653cm" svg:y="6.4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8.321cm" svg:y1="7.599cm" svg:x2="10.803cm" svg:y2="7.6cm" draw:start-shape="id72" draw:start-glue-point="10" draw:end-shape="id73" draw:end-glue-point="6" svg:d="M8321 7599l2482 1" svg:viewBox="0 0 2483 2">
          <text:p/>
        </draw:connector>
        <draw:connector draw:style-name="gr22" draw:text-style-name="P13" draw:layer="layout" draw:type="line" svg:x1="12.332cm" svg:y1="7.6cm" svg:x2="14.757cm" svg:y2="7.601cm" draw:start-shape="id73" draw:start-glue-point="10" draw:end-shape="id74" draw:end-glue-point="6" svg:d="M12332 7600l2425 1" svg:viewBox="0 0 2426 2">
          <text:p/>
        </draw:connector>
        <draw:connector draw:style-name="gr22" draw:text-style-name="P13" draw:layer="layout" draw:type="line" svg:x1="16.285cm" svg:y1="7.601cm" svg:x2="18.653cm" svg:y2="7.602cm" draw:start-shape="id74" draw:start-glue-point="10" draw:end-shape="id75" draw:end-glue-point="6" svg:d="M16285 7601l2368 1" svg:viewBox="0 0 2369 2">
          <text:p/>
        </draw:connector>
        <draw:custom-shape draw:style-name="gr23" draw:text-style-name="P14" xml:id="id76" draw:id="id76" draw:layer="layout" svg:width="1.598cm" svg:height="2.228cm" svg:x="9.312cm" svg:y="11.252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77" draw:id="id77" draw:layer="layout" svg:width="1.597cm" svg:height="2.228cm" svg:x="13.337cm" svg:y="11.29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78" draw:id="id78" draw:layer="layout" svg:width="1.596cm" svg:height="2.228cm" svg:x="18.508cm" svg:y="11.29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91cm" svg:y1="12.366cm" svg:x2="13.337cm" svg:y2="12.408cm" draw:start-shape="id76" draw:start-glue-point="10" draw:end-shape="id77" draw:end-glue-point="6" svg:d="M10910 12366l2427 42" svg:viewBox="0 0 2428 43">
          <text:p/>
        </draw:connector>
        <draw:connector draw:style-name="gr2" draw:text-style-name="P2" draw:layer="layout" draw:type="line" svg:x1="14.934cm" svg:y1="12.408cm" svg:x2="18.508cm" svg:y2="12.409cm" draw:start-shape="id77" draw:start-glue-point="10" draw:end-shape="id78" draw:end-glue-point="6" svg:d="M14934 12408l3574 1" svg:viewBox="0 0 3575 2">
          <text:p/>
        </draw:connector>
        <draw:custom-shape draw:style-name="gr25" draw:text-style-name="P15" xml:id="id79" draw:id="id79" draw:layer="layout" svg:width="1.596cm" svg:height="2.228cm" svg:x="10.955cm" svg:y="15.154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80" draw:id="id80" draw:layer="layout" svg:width="1.595cm" svg:height="2.228cm" svg:x="14.485cm" svg:y="15.155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2.551cm" svg:y1="16.268cm" svg:x2="14.485cm" svg:y2="16.269cm" draw:start-shape="id79" draw:start-glue-point="10" draw:end-shape="id80" draw:end-glue-point="6" svg:d="M12551 16268l1934 1" svg:viewBox="0 0 1935 2">
          <text:p/>
        </draw:connector>
        <draw:connector draw:style-name="gr27" draw:text-style-name="P2" draw:layer="layout" draw:type="line" svg:x1="8.097cm" svg:y1="8.387cm" svg:x2="9.546cm" svg:y2="11.578cm" draw:start-shape="id72" draw:start-glue-point="9" draw:end-shape="id76" draw:end-glue-point="5" svg:d="M8097 8387l1449 3191" svg:viewBox="0 0 1450 3192">
          <text:p/>
        </draw:connector>
        <draw:connector draw:style-name="gr27" draw:text-style-name="P2" draw:layer="layout" draw:type="line" svg:x1="8.097cm" svg:y1="6.811cm" svg:x2="9.496cm" svg:y2="4.041cm" draw:start-shape="id72" draw:start-glue-point="11" svg:d="M8097 6811l1399-2770" svg:viewBox="0 0 1400 2771">
          <text:p/>
        </draw:connector>
        <draw:connector draw:style-name="gr27" draw:text-style-name="P2" draw:layer="layout" draw:type="line" svg:x1="10.111cm" svg:y1="13.48cm" svg:x2="11.188cm" svg:y2="15.48cm" draw:start-shape="id76" draw:start-glue-point="8" draw:end-shape="id79" draw:end-glue-point="5" svg:d="M10111 13480l1077 2000" svg:viewBox="0 0 1078 2001">
          <text:p/>
        </draw:connector>
        <draw:connector draw:style-name="gr27" draw:text-style-name="P2" draw:layer="layout" draw:type="line" svg:x1="16.08cm" svg:y1="16.269cm" svg:x2="19.418cm" svg:y2="8.716cm" draw:start-shape="id80" draw:start-glue-point="10" draw:end-shape="id75" draw:end-glue-point="8" svg:d="M16080 16269l3338-7553" svg:viewBox="0 0 3339 7554">
          <text:p/>
        </draw:connector>
        <draw:custom-shape draw:style-name="gr21" draw:text-style-name="P12" xml:id="id81" draw:id="id81" draw:layer="layout" svg:width="1.528cm" svg:height="2.228cm" svg:x="22.819cm" svg:y="6.4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82" draw:id="id82" draw:layer="layout" svg:width="1.528cm" svg:height="2.228cm" svg:x="26.715cm" svg:y="6.489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24.347cm" svg:y1="7.602cm" svg:x2="26.715cm" svg:y2="7.603cm" draw:start-shape="id81" draw:start-glue-point="10" draw:end-shape="id82" draw:end-glue-point="6" svg:d="M24347 7602l2368 1" svg:viewBox="0 0 2369 2">
          <text:p/>
        </draw:connector>
        <draw:connector draw:style-name="gr28" draw:text-style-name="P13" draw:layer="layout" draw:type="line" svg:x1="20.182cm" svg:y1="7.602cm" svg:x2="22.819cm" svg:y2="7.602cm" draw:start-shape="id75" draw:start-glue-point="10" draw:end-shape="id81" draw:end-glue-point="6" svg:d="M20182 7602h2637" svg:viewBox="0 0 2638 1">
          <text:p/>
        </draw:connector>
        <draw:custom-shape draw:style-name="gr24" draw:text-style-name="P14" xml:id="id83" draw:id="id83" draw:layer="layout" svg:width="1.597cm" svg:height="2.228cm" svg:x="21.235cm" svg:y="11.296cm">
          <text:p text:style-name="P1"><text:span text:style-name="T2">V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draw:type="line" svg:x1="20.104cm" svg:y1="12.409cm" svg:x2="21.235cm" svg:y2="12.41cm" draw:start-shape="id78" draw:start-glue-point="10" draw:end-shape="id83" draw:end-glue-point="6" svg:d="M20104 12409l1131 1" svg:viewBox="0 0 1132 2">
          <text:p/>
        </draw:connector>
        <draw:connector draw:style-name="gr27" draw:text-style-name="P2" draw:layer="layout" draw:type="line" svg:x1="22.598cm" svg:y1="11.622cm" svg:x2="23.583cm" svg:y2="8.716cm" draw:start-shape="id83" draw:start-glue-point="11" draw:end-shape="id81" draw:end-glue-point="8" svg:d="M22598 11622l985-2906" svg:viewBox="0 0 986 2907">
          <text:p/>
        </draw:connector>
        <draw:line draw:style-name="gr29" draw:text-style-name="P2" draw:layer="layout" svg:x1="7.35cm" svg:y1="18.526cm" svg:x2="7.428cm" svg:y2="8.774cm">
          <text:p/>
        </draw:line>
        <draw:connector draw:style-name="gr22" draw:text-style-name="P13" draw:layer="measurelines" draw:type="line" svg:x1="5.036cm" svg:y1="7.604cm" svg:x2="6.792cm" svg:y2="7.599cm" draw:start-shape="id84" draw:start-glue-point="10" draw:end-shape="id72" draw:end-glue-point="6" svg:d="M5036 7604l1756-5" svg:viewBox="0 0 1757 6">
          <text:p/>
        </draw:connector>
        <draw:custom-shape draw:style-name="gr21" draw:text-style-name="P12" xml:id="id84" draw:id="id84" draw:layer="measurelines" svg:width="1.528cm" svg:height="2.228cm" svg:x="3.508cm" svg:y="6.4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" draw:layer="measurelines" svg:x1="22.655cm" svg:y1="18.426cm" svg:x2="22.704cm" svg:y2="4.42cm">
          <text:p/>
        </draw:line>
        <draw:line draw:style-name="gr29" draw:text-style-name="P2" draw:layer="measurelines" svg:x1="23.864cm" svg:y1="18.867cm" svg:x2="23.864cm" svg:y2="8.707cm">
          <text:p/>
        </draw:line>
        <draw:line draw:style-name="gr29" draw:text-style-name="P2" draw:layer="measurelines" svg:x1="19.669cm" svg:y1="18.526cm" svg:x2="19.769cm" svg:y2="8.62cm">
          <text:p/>
        </draw:line>
        <draw:frame draw:style-name="gr30" draw:text-style-name="P29" draw:layer="measurelines" svg:width="1.874cm" svg:height="0.962cm" svg:x="1.281cm" svg:y="7.25cm">
          <draw:text-box>
            <text:p><text:span text:style-name="T2">Main</text:span></text:p>
          </draw:text-box>
        </draw:frame>
        <draw:frame draw:style-name="gr31" draw:text-style-name="P30" draw:layer="measurelines" svg:width="4.304cm" svg:height="0.962cm" svg:x="1.281cm" svg:y="2.85cm">
          <draw:text-box>
            <text:p><text:span text:style-name="T2">Branch 1</text:span></text:p>
          </draw:text-box>
        </draw:frame>
        <draw:frame draw:style-name="gr32" draw:text-style-name="P31" draw:layer="measurelines" svg:width="4.304cm" svg:height="0.962cm" svg:x="1.281cm" svg:y="12.35cm">
          <draw:text-box>
            <text:p><text:span text:style-name="T2">Branch 2</text:span></text:p>
          </draw:text-box>
        </draw:frame>
        <draw:frame draw:style-name="gr33" draw:text-style-name="P32" draw:layer="measurelines" svg:width="4.304cm" svg:height="0.962cm" svg:x="1.281cm" svg:y="16.05cm">
          <draw:text-box>
            <text:p><text:span text:style-name="T2">Branch 3</text:span></text:p>
          </draw:text-box>
        </draw:frame>
        <draw:frame draw:style-name="gr34" draw:text-style-name="P20" draw:layer="measurelines" svg:width="1.866cm" svg:height="1.305cm" svg:x="3.699cm" svg:y="18.584cm">
          <draw:text-box>
            <text:p><text:span text:style-name="T3">FV</text:span><text:span text:style-name="T4">M</text:span></text:p>
          </draw:text-box>
        </draw:frame>
        <draw:line draw:style-name="gr29" draw:text-style-name="P2" draw:layer="measurelines" svg:x1="4.298cm" svg:y1="18.662cm" svg:x2="4.376cm" svg:y2="8.91cm">
          <text:p/>
        </draw:line>
        <draw:line draw:style-name="gr29" draw:text-style-name="P2" draw:layer="measurelines" svg:x1="27.446cm" svg:y1="18.598cm" svg:x2="27.524cm" svg:y2="8.846cm">
          <text:p/>
        </draw:line>
        <draw:frame draw:style-name="gr35" draw:text-style-name="P20" draw:layer="measurelines" svg:width="1.95cm" svg:height="1.305cm" svg:x="26.699cm" svg:y="18.584cm">
          <draw:text-box>
            <text:p><text:span text:style-name="T3">CV</text:span><text:span text:style-name="T4">M</text:span></text:p>
          </draw:text-box>
        </draw:frame>
        <draw:frame draw:style-name="gr36" draw:text-style-name="P20" draw:layer="measurelines" svg:width="2.25cm" svg:height="1.305cm" svg:x="23.199cm" svg:y="18.584cm">
          <draw:text-box>
            <text:p><text:span text:style-name="T3">CV</text:span><text:span text:style-name="T4">W2</text:span></text:p>
          </draw:text-box>
        </draw:frame>
        <draw:frame draw:style-name="gr36" draw:text-style-name="P20" draw:layer="measurelines" svg:width="2.25cm" svg:height="1.305cm" svg:x="21.599cm" svg:y="18.584cm">
          <draw:text-box>
            <text:p><text:span text:style-name="T3">CV</text:span><text:span text:style-name="T4">W1</text:span></text:p>
          </draw:text-box>
        </draw:frame>
        <draw:frame draw:style-name="gr36" draw:text-style-name="P20" draw:layer="measurelines" svg:width="2.25cm" svg:height="1.305cm" svg:x="18.599cm" svg:y="18.584cm">
          <draw:text-box>
            <text:p><text:span text:style-name="T3">CV</text:span><text:span text:style-name="T4">W3</text:span></text:p>
          </draw:text-box>
        </draw:frame>
        <draw:frame draw:style-name="gr37" draw:text-style-name="P20" draw:layer="measurelines" svg:width="5.926cm" svg:height="1.305cm" svg:x="5.699cm" svg:y="18.584cm">
          <draw:text-box>
            <text:p><text:span text:style-name="T3">FV</text:span><text:span text:style-name="T4">W1</text:span><text:span text:style-name="T5">,FV</text:span><text:span text:style-name="T4">W2</text:span><text:span text:style-name="T5">,FV</text:span><text:span text:style-name="T4">W3</text:span></text:p>
          </draw:text-box>
        </draw:frame>
      </draw:page>
      <draw:page draw:name="page9" draw:style-name="dp1" draw:master-page-name="Default">
        <draw:custom-shape draw:style-name="gr17" draw:text-style-name="P10" draw:layer="layout" svg:width="1.595cm" svg:height="2.228cm" svg:x="7.484cm" svg:y="1.7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597cm" svg:height="2.228cm" svg:x="11.673cm" svg:y="1.7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596cm" svg:height="2.228cm" svg:x="15.503cm" svg:y="1.7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596cm" svg:height="2.228cm" svg:x="19.874cm" svg:y="1.7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529cm" svg:height="2.228cm" svg:x="4.892cm" svg:y="6.085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529cm" svg:height="2.228cm" svg:x="8.903cm" svg:y="6.0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12.857cm" svg:y="6.0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529cm" svg:height="2.228cm" svg:x="16.753cm" svg:y="6.0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8cm" svg:height="2.228cm" svg:x="7.412cm" svg:y="10.852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7cm" svg:height="2.228cm" svg:x="11.437cm" svg:y="10.89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16.427cm" svg:y="10.94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596cm" svg:height="2.228cm" svg:x="9.055cm" svg:y="14.754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1.595cm" svg:height="2.228cm" svg:x="12.585cm" svg:y="14.755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20.919cm" svg:y="6.0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7cm" svg:height="2.228cm" svg:x="19.335cm" svg:y="10.896cm">
          <text:p text:style-name="P1"><text:span text:style-name="T2">V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measurelines" svg:width="1.528cm" svg:height="2.228cm" svg:x="1.608cm" svg:y="6.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33" draw:layer="layout" svg:width="7.144cm" svg:height="1.28cm" svg:x="11.001cm" svg:y="17.891cm">
          <draw:text-box>
            <text:p><text:span text:style-name="T7">A Git Repository</text:span></text:p>
          </draw:text-box>
        </draw:frame>
        <draw:line draw:style-name="gr27" draw:text-style-name="P2" draw:layer="layout" svg:x1="11.8cm" svg:y1="2.251cm" svg:x2="8.752cm" svg:y2="2.251cm">
          <text:p/>
        </draw:line>
        <draw:line draw:style-name="gr27" draw:text-style-name="P2" draw:layer="layout" svg:x1="15.737cm" svg:y1="2.124cm" svg:x2="13.07cm" svg:y2="2.124cm">
          <text:p/>
        </draw:line>
        <draw:line draw:style-name="gr27" draw:text-style-name="P2" draw:layer="layout" svg:x1="20.182cm" svg:y1="2.251cm" svg:x2="16.753cm" svg:y2="2.251cm">
          <text:p/>
        </draw:line>
        <draw:line draw:style-name="gr27" draw:text-style-name="P2" draw:layer="layout" svg:x1="7.355cm" svg:y1="2.886cm" svg:x2="5.577cm" svg:y2="6.315cm">
          <text:p/>
        </draw:line>
        <draw:line draw:style-name="gr27" draw:text-style-name="P2" draw:layer="layout" svg:x1="21.071cm" svg:y1="7.712cm" svg:x2="18.023cm" svg:y2="7.712cm">
          <text:p/>
        </draw:line>
        <draw:line draw:style-name="gr27" draw:text-style-name="P2" draw:layer="layout" svg:x1="16.753cm" svg:y1="7.712cm" svg:x2="14.086cm" svg:y2="7.712cm">
          <text:p/>
        </draw:line>
        <draw:line draw:style-name="gr27" draw:text-style-name="P2" draw:layer="layout" svg:x1="21.325cm" svg:y1="8.22cm" svg:x2="20.436cm" svg:y2="10.887cm">
          <text:p/>
        </draw:line>
        <draw:line draw:style-name="gr27" draw:text-style-name="P2" draw:layer="layout" svg:x1="12.943cm" svg:y1="7.712cm" svg:x2="10.276cm" svg:y2="7.712cm">
          <text:p/>
        </draw:line>
        <draw:line draw:style-name="gr27" draw:text-style-name="P2" draw:layer="layout" svg:x1="8.879cm" svg:y1="7.712cm" svg:x2="6.212cm" svg:y2="7.712cm">
          <text:p/>
        </draw:line>
        <draw:line draw:style-name="gr27" draw:text-style-name="P2" draw:layer="layout" svg:x1="7.355cm" svg:y1="12.03cm" svg:x2="5.704cm" svg:y2="8.347cm">
          <text:p/>
        </draw:line>
        <draw:line draw:style-name="gr27" draw:text-style-name="P2" draw:layer="layout" svg:x1="9.714cm" svg:y1="14.951cm" svg:x2="8.571cm" svg:y2="12.792cm">
          <text:p/>
        </draw:line>
        <draw:line draw:style-name="gr27" draw:text-style-name="P2" draw:layer="layout" svg:x1="12.562cm" svg:y1="16.348cm" svg:x2="10.403cm" svg:y2="16.348cm">
          <text:p/>
        </draw:line>
        <draw:line draw:style-name="gr27" draw:text-style-name="P2" draw:layer="layout" svg:x1="17.134cm" svg:y1="8.093cm" svg:x2="13.959cm" svg:y2="15.332cm">
          <text:p/>
        </draw:line>
        <draw:line draw:style-name="gr27" draw:text-style-name="P2" draw:layer="layout" svg:x1="4.942cm" svg:y1="6.569cm" svg:x2="3.164cm" svg:y2="6.569cm">
          <text:p/>
        </draw:line>
        <draw:line draw:style-name="gr27" draw:text-style-name="P2" draw:layer="layout" svg:x1="16.626cm" svg:y1="11.395cm" svg:x2="12.689cm" svg:y2="11.395cm">
          <text:p/>
        </draw:line>
        <draw:line draw:style-name="gr27" draw:text-style-name="P2" draw:layer="layout" svg:x1="11.673cm" svg:y1="11.395cm" svg:x2="9.133cm" svg:y2="11.395cm">
          <text:p/>
        </draw:line>
        <draw:line draw:style-name="gr27" draw:text-style-name="P2" draw:layer="layout" svg:x1="19.547cm" svg:y1="11.522cm" svg:x2="17.769cm" svg:y2="11.522cm">
          <text:p/>
        </draw:line>
        <draw:frame draw:style-name="gr31" draw:text-style-name="P30" draw:layer="layout" svg:width="4.304cm" svg:height="0.962cm" svg:x="23.899cm" svg:y="1.689cm">
          <draw:text-box>
            <text:p><text:span text:style-name="T2">Branch 1</text:span></text:p>
          </draw:text-box>
        </draw:frame>
        <draw:frame draw:style-name="gr30" draw:text-style-name="P29" draw:layer="layout" svg:width="1.874cm" svg:height="0.962cm" svg:x="26.738cm" svg:y="6.461cm">
          <draw:text-box>
            <text:p><text:span text:style-name="T2">Main</text:span></text:p>
          </draw:text-box>
        </draw:frame>
        <draw:frame draw:style-name="gr32" draw:text-style-name="P31" draw:layer="layout" svg:width="4.304cm" svg:height="0.962cm" svg:x="23.789cm" svg:y="11.795cm">
          <draw:text-box>
            <text:p><text:span text:style-name="T2">Branch 2</text:span></text:p>
          </draw:text-box>
        </draw:frame>
        <draw:frame draw:style-name="gr33" draw:text-style-name="P32" draw:layer="layout" svg:width="4.304cm" svg:height="0.962cm" svg:x="17.651cm" svg:y="15.478cm">
          <draw:text-box>
            <text:p><text:span text:style-name="T2">Branch 3</text:span></text:p>
          </draw:text-box>
        </draw:frame>
        <draw:line draw:style-name="gr71" draw:text-style-name="P2" draw:layer="layout" svg:x1="23.987cm" svg:y1="2.27cm" svg:x2="22.082cm" svg:y2="2.27cm">
          <text:p/>
        </draw:line>
        <draw:line draw:style-name="gr71" draw:text-style-name="P2" draw:layer="layout" svg:x1="23.613cm" svg:y1="12.17cm" svg:x2="20.939cm" svg:y2="12.176cm">
          <text:p/>
        </draw:line>
        <draw:line draw:style-name="gr71" draw:text-style-name="P2" draw:layer="layout" svg:x1="19.034cm" svg:y1="15.351cm" svg:x2="17.764cm" svg:y2="8.191cm">
          <text:p/>
        </draw:line>
        <draw:line draw:style-name="gr71" draw:text-style-name="P2" draw:layer="layout" svg:x1="26.781cm" svg:y1="7.096cm" svg:x2="22.463cm" svg:y2="7.096cm">
          <text:p/>
        </draw:line>
      </draw:page>
      <draw:page draw:name="page10" draw:style-name="dp1" draw:master-page-name="Default">
        <draw:custom-shape draw:style-name="gr17" draw:text-style-name="P10" xml:id="id85" draw:id="id85" draw:layer="layout" svg:width="1.595cm" svg:height="2.228cm" svg:x="9.384cm" svg:y="2.1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86" draw:id="id86" draw:layer="layout" svg:width="1.597cm" svg:height="2.228cm" svg:x="13.573cm" svg:y="2.1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7" draw:id="id87" draw:layer="layout" svg:width="1.596cm" svg:height="2.228cm" svg:x="17.403cm" svg:y="2.1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8" draw:id="id88" draw:layer="layout" svg:width="1.596cm" svg:height="2.228cm" svg:x="21.774cm" svg:y="2.1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10.979cm" svg:y1="3.253cm" svg:x2="13.573cm" svg:y2="3.254cm" draw:start-shape="id85" draw:start-glue-point="10" draw:end-shape="id86" draw:end-glue-point="6" svg:d="M10979 3253l2594 1" svg:viewBox="0 0 2595 2">
          <text:p/>
        </draw:connector>
        <draw:connector draw:style-name="gr19" draw:text-style-name="P11" draw:layer="layout" draw:type="line" svg:x1="15.17cm" svg:y1="3.254cm" svg:x2="17.403cm" svg:y2="3.255cm" draw:start-shape="id86" draw:start-glue-point="10" draw:end-shape="id87" draw:end-glue-point="6" svg:d="M15170 3254l2233 1" svg:viewBox="0 0 2234 2">
          <text:p/>
        </draw:connector>
        <draw:connector draw:style-name="gr19" draw:text-style-name="P11" draw:layer="layout" draw:type="line" svg:x1="18.999cm" svg:y1="3.255cm" svg:x2="21.774cm" svg:y2="3.256cm" draw:start-shape="id87" draw:start-glue-point="10" draw:end-shape="id88" draw:end-glue-point="6" svg:d="M18999 3255l2775 1" svg:viewBox="0 0 2776 2">
          <text:p/>
        </draw:connector>
        <draw:custom-shape draw:style-name="gr20" draw:text-style-name="P12" xml:id="id89" draw:id="id89" draw:layer="layout" svg:width="1.529cm" svg:height="2.228cm" svg:x="6.792cm" svg:y="6.485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90" draw:id="id90" draw:layer="layout" svg:width="1.529cm" svg:height="2.228cm" svg:x="10.803cm" svg:y="6.4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91" draw:id="id91" draw:layer="layout" svg:width="1.528cm" svg:height="2.228cm" svg:x="14.757cm" svg:y="6.4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92" draw:id="id92" draw:layer="layout" svg:width="1.529cm" svg:height="2.228cm" svg:x="18.653cm" svg:y="6.4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8.321cm" svg:y1="7.599cm" svg:x2="10.803cm" svg:y2="7.6cm" draw:start-shape="id89" draw:start-glue-point="10" draw:end-shape="id90" draw:end-glue-point="6" svg:d="M8321 7599l2482 1" svg:viewBox="0 0 2483 2">
          <text:p/>
        </draw:connector>
        <draw:connector draw:style-name="gr22" draw:text-style-name="P13" draw:layer="layout" draw:type="line" svg:x1="12.332cm" svg:y1="7.6cm" svg:x2="14.757cm" svg:y2="7.601cm" draw:start-shape="id90" draw:start-glue-point="10" draw:end-shape="id91" draw:end-glue-point="6" svg:d="M12332 7600l2425 1" svg:viewBox="0 0 2426 2">
          <text:p/>
        </draw:connector>
        <draw:connector draw:style-name="gr22" draw:text-style-name="P13" draw:layer="layout" draw:type="line" svg:x1="16.285cm" svg:y1="7.601cm" svg:x2="18.653cm" svg:y2="7.602cm" draw:start-shape="id91" draw:start-glue-point="10" draw:end-shape="id92" draw:end-glue-point="6" svg:d="M16285 7601l2368 1" svg:viewBox="0 0 2369 2">
          <text:p/>
        </draw:connector>
        <draw:custom-shape draw:style-name="gr23" draw:text-style-name="P14" xml:id="id93" draw:id="id93" draw:layer="layout" svg:width="1.598cm" svg:height="2.228cm" svg:x="9.312cm" svg:y="11.252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94" draw:id="id94" draw:layer="layout" svg:width="1.597cm" svg:height="2.228cm" svg:x="13.337cm" svg:y="11.29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95" draw:id="id95" draw:layer="layout" svg:width="1.596cm" svg:height="2.228cm" svg:x="18.508cm" svg:y="11.29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91cm" svg:y1="12.366cm" svg:x2="13.337cm" svg:y2="12.408cm" draw:start-shape="id93" draw:start-glue-point="10" draw:end-shape="id94" draw:end-glue-point="6" svg:d="M10910 12366l2427 42" svg:viewBox="0 0 2428 43">
          <text:p/>
        </draw:connector>
        <draw:connector draw:style-name="gr2" draw:text-style-name="P2" draw:layer="layout" draw:type="line" svg:x1="14.934cm" svg:y1="12.408cm" svg:x2="18.508cm" svg:y2="12.409cm" draw:start-shape="id94" draw:start-glue-point="10" draw:end-shape="id95" draw:end-glue-point="6" svg:d="M14934 12408l3574 1" svg:viewBox="0 0 3575 2">
          <text:p/>
        </draw:connector>
        <draw:custom-shape draw:style-name="gr25" draw:text-style-name="P15" xml:id="id96" draw:id="id96" draw:layer="layout" svg:width="1.596cm" svg:height="2.228cm" svg:x="10.955cm" svg:y="15.154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97" draw:id="id97" draw:layer="layout" svg:width="1.595cm" svg:height="2.228cm" svg:x="14.485cm" svg:y="15.155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2.551cm" svg:y1="16.268cm" svg:x2="14.485cm" svg:y2="16.269cm" draw:start-shape="id96" draw:start-glue-point="10" draw:end-shape="id97" draw:end-glue-point="6" svg:d="M12551 16268l1934 1" svg:viewBox="0 0 1935 2">
          <text:p/>
        </draw:connector>
        <draw:connector draw:style-name="gr66" draw:text-style-name="P2" draw:layer="layout" draw:type="line" svg:x1="16.08cm" svg:y1="16.269cm" svg:x2="19.418cm" svg:y2="8.716cm" draw:start-shape="id97" draw:start-glue-point="10" draw:end-shape="id92" draw:end-glue-point="8" svg:d="M16080 16269l3338-7553" svg:viewBox="0 0 3339 7554">
          <text:p/>
        </draw:connector>
        <draw:custom-shape draw:style-name="gr21" draw:text-style-name="P12" xml:id="id98" draw:id="id98" draw:layer="layout" svg:width="1.528cm" svg:height="2.228cm" svg:x="22.819cm" svg:y="6.4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99" draw:id="id99" draw:layer="layout" svg:width="1.528cm" svg:height="2.228cm" svg:x="26.715cm" svg:y="6.489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24.347cm" svg:y1="7.602cm" svg:x2="26.715cm" svg:y2="7.603cm" draw:start-shape="id98" draw:start-glue-point="10" draw:end-shape="id99" draw:end-glue-point="6" svg:d="M24347 7602l2368 1" svg:viewBox="0 0 2369 2">
          <text:p/>
        </draw:connector>
        <draw:connector draw:style-name="gr28" draw:text-style-name="P13" draw:layer="layout" draw:type="line" svg:x1="20.182cm" svg:y1="7.602cm" svg:x2="22.819cm" svg:y2="7.602cm" draw:start-shape="id92" draw:start-glue-point="10" draw:end-shape="id98" draw:end-glue-point="6" svg:d="M20182 7602h2637" svg:viewBox="0 0 2638 1">
          <text:p/>
        </draw:connector>
        <draw:custom-shape draw:style-name="gr24" draw:text-style-name="P14" xml:id="id100" draw:id="id100" draw:layer="layout" svg:width="1.597cm" svg:height="2.228cm" svg:x="21.235cm" svg:y="11.296cm">
          <text:p text:style-name="P1"><text:span text:style-name="T2">V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draw:type="line" svg:x1="20.104cm" svg:y1="12.409cm" svg:x2="21.235cm" svg:y2="12.41cm" draw:start-shape="id95" draw:start-glue-point="10" draw:end-shape="id100" draw:end-glue-point="6" svg:d="M20104 12409l1131 1" svg:viewBox="0 0 1132 2">
          <text:p/>
        </draw:connector>
        <draw:connector draw:style-name="gr66" draw:text-style-name="P2" draw:layer="layout" draw:type="line" svg:x1="22.598cm" svg:y1="11.622cm" svg:x2="23.583cm" svg:y2="8.716cm" draw:start-shape="id100" draw:start-glue-point="11" draw:end-shape="id98" draw:end-glue-point="8" svg:d="M22598 11622l985-2906" svg:viewBox="0 0 986 2907">
          <text:p/>
        </draw:connector>
        <draw:connector draw:style-name="gr22" draw:text-style-name="P13" draw:layer="measurelines" draw:type="line" svg:x1="5.036cm" svg:y1="7.604cm" svg:x2="6.792cm" svg:y2="7.599cm" draw:start-shape="id101" draw:start-glue-point="10" draw:end-shape="id89" draw:end-glue-point="6" svg:d="M5036 7604l1756-5" svg:viewBox="0 0 1757 6">
          <text:p/>
        </draw:connector>
        <draw:custom-shape draw:style-name="gr21" draw:text-style-name="P12" xml:id="id101" draw:id="id101" draw:layer="measurelines" svg:width="1.528cm" svg:height="2.228cm" svg:x="3.508cm" svg:y="6.4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9" draw:layer="measurelines" svg:width="1.874cm" svg:height="0.962cm" svg:x="1.281cm" svg:y="7.25cm">
          <draw:text-box>
            <text:p><text:span text:style-name="T2">Main</text:span></text:p>
          </draw:text-box>
        </draw:frame>
        <draw:frame draw:style-name="gr31" draw:text-style-name="P30" draw:layer="measurelines" svg:width="4.304cm" svg:height="0.962cm" svg:x="1.281cm" svg:y="2.85cm">
          <draw:text-box>
            <text:p><text:span text:style-name="T2">Branch 1</text:span></text:p>
          </draw:text-box>
        </draw:frame>
        <draw:frame draw:style-name="gr32" draw:text-style-name="P31" draw:layer="measurelines" svg:width="4.304cm" svg:height="0.962cm" svg:x="1.281cm" svg:y="12.35cm">
          <draw:text-box>
            <text:p><text:span text:style-name="T2">Branch 2</text:span></text:p>
          </draw:text-box>
        </draw:frame>
        <draw:frame draw:style-name="gr33" draw:text-style-name="P32" draw:layer="measurelines" svg:width="4.304cm" svg:height="0.962cm" svg:x="1.281cm" svg:y="16.05cm">
          <draw:text-box>
            <text:p><text:span text:style-name="T2">Branch 3</text:span></text:p>
          </draw:text-box>
        </draw:frame>
        <draw:frame draw:style-name="gr72" draw:text-style-name="P33" draw:layer="layout" svg:width="5.717cm" svg:height="1.28cm" svg:x="11.492cm" svg:y="18.661cm">
          <draw:text-box>
            <text:p><text:span text:style-name="T7">A Repository</text:span></text:p>
          </draw:text-box>
        </draw:frame>
        <draw:line draw:style-name="gr27" draw:text-style-name="P2" draw:layer="layout" svg:x1="13.7cm" svg:y1="2.651cm" svg:x2="10.652cm" svg:y2="2.651cm">
          <text:p/>
        </draw:line>
        <draw:line draw:style-name="gr27" draw:text-style-name="P2" draw:layer="layout" svg:x1="17.637cm" svg:y1="2.524cm" svg:x2="14.97cm" svg:y2="2.524cm">
          <text:p/>
        </draw:line>
        <draw:line draw:style-name="gr27" draw:text-style-name="P2" draw:layer="layout" svg:x1="22.082cm" svg:y1="2.651cm" svg:x2="18.653cm" svg:y2="2.651cm">
          <text:p/>
        </draw:line>
        <draw:line draw:style-name="gr42" draw:text-style-name="P2" draw:layer="layout" svg:x1="9.255cm" svg:y1="3.286cm" svg:x2="7.477cm" svg:y2="6.715cm">
          <text:p/>
        </draw:line>
        <draw:line draw:style-name="gr27" draw:text-style-name="P2" draw:layer="layout" svg:x1="26.908cm" svg:y1="8.239cm" svg:x2="24.114cm" svg:y2="8.239cm">
          <text:p/>
        </draw:line>
        <draw:line draw:style-name="gr27" draw:text-style-name="P2" draw:layer="layout" svg:x1="22.971cm" svg:y1="8.112cm" svg:x2="19.923cm" svg:y2="8.112cm">
          <text:p/>
        </draw:line>
        <draw:line draw:style-name="gr27" draw:text-style-name="P2" draw:layer="layout" svg:x1="18.653cm" svg:y1="8.112cm" svg:x2="15.986cm" svg:y2="8.112cm">
          <text:p/>
        </draw:line>
        <draw:line draw:style-name="gr27" draw:text-style-name="P2" draw:layer="layout" svg:x1="14.843cm" svg:y1="8.112cm" svg:x2="12.176cm" svg:y2="8.112cm">
          <text:p/>
        </draw:line>
        <draw:line draw:style-name="gr27" draw:text-style-name="P2" draw:layer="layout" svg:x1="10.779cm" svg:y1="8.112cm" svg:x2="8.112cm" svg:y2="8.112cm">
          <text:p/>
        </draw:line>
        <draw:line draw:style-name="gr42" draw:text-style-name="P2" draw:layer="layout" svg:x1="9.255cm" svg:y1="12.43cm" svg:x2="7.731cm" svg:y2="8.62cm">
          <text:p/>
        </draw:line>
        <draw:line draw:style-name="gr42" draw:text-style-name="P2" draw:layer="layout" svg:x1="11.614cm" svg:y1="15.351cm" svg:x2="10.471cm" svg:y2="13.192cm">
          <text:p/>
        </draw:line>
        <draw:line draw:style-name="gr27" draw:text-style-name="P2" draw:layer="layout" svg:x1="14.462cm" svg:y1="16.748cm" svg:x2="12.303cm" svg:y2="16.748cm">
          <text:p/>
        </draw:line>
        <draw:line draw:style-name="gr27" draw:text-style-name="P2" draw:layer="layout" svg:x1="6.842cm" svg:y1="6.969cm" svg:x2="4.556cm" svg:y2="6.969cm">
          <text:p/>
        </draw:line>
        <draw:line draw:style-name="gr27" draw:text-style-name="P2" draw:layer="layout" svg:x1="18.526cm" svg:y1="11.795cm" svg:x2="14.589cm" svg:y2="11.795cm">
          <text:p/>
        </draw:line>
        <draw:line draw:style-name="gr27" draw:text-style-name="P2" draw:layer="layout" svg:x1="13.573cm" svg:y1="11.795cm" svg:x2="10.525cm" svg:y2="11.795cm">
          <text:p/>
        </draw:line>
        <draw:line draw:style-name="gr27" draw:text-style-name="P2" draw:layer="layout" svg:x1="21.447cm" svg:y1="11.922cm" svg:x2="19.669cm" svg:y2="11.922cm">
          <text:p/>
        </draw:line>
        <draw:connector draw:style-name="gr66" draw:text-style-name="P2" draw:layer="layout" draw:type="line" svg:x1="18.877cm" svg:y1="8.39cm" svg:x2="15.847cm" svg:y2="15.481cm" draw:start-shape="id92" draw:start-glue-point="7" draw:end-shape="id97" draw:end-glue-point="11" svg:d="M18877 8390l-3030 7091" svg:viewBox="0 0 3031 7092">
          <text:p/>
        </draw:connector>
        <draw:line draw:style-name="gr66" draw:text-style-name="P2" draw:layer="layout" svg:x1="23.098cm" svg:y1="8.366cm" svg:x2="21.955cm" svg:y2="11.668cm">
          <text:p/>
        </draw:line>
      </draw:page>
      <draw:page draw:name="page11" draw:style-name="dp1" draw:master-page-name="Default">
        <draw:custom-shape draw:style-name="gr73" draw:text-style-name="P1" draw:layer="layout" svg:width="27.432cm" svg:height="9.14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0" xml:id="id102" draw:id="id102" draw:layer="layout" svg:width="1.411cm" svg:height="2.228cm" svg:x="8.448cm" svg:y="2.1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0" xml:id="id103" draw:id="id103" draw:layer="layout" svg:width="1.412cm" svg:height="2.228cm" svg:x="12.154cm" svg:y="2.1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04" draw:id="id104" draw:layer="layout" svg:width="1.411cm" svg:height="2.228cm" svg:x="15.542cm" svg:y="2.1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0" xml:id="id105" draw:id="id105" draw:layer="layout" svg:width="1.412cm" svg:height="2.228cm" svg:x="19.408cm" svg:y="2.1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9.859cm" svg:y1="3.253cm" svg:x2="12.154cm" svg:y2="3.254cm" draw:start-shape="id102" draw:start-glue-point="10" draw:end-shape="id103" draw:end-glue-point="6" svg:d="M9859 3253l2295 1" svg:viewBox="0 0 2296 2">
          <text:p/>
        </draw:connector>
        <draw:connector draw:style-name="gr19" draw:text-style-name="P11" draw:layer="layout" draw:type="line" svg:x1="13.566cm" svg:y1="3.254cm" svg:x2="15.542cm" svg:y2="3.255cm" draw:start-shape="id103" draw:start-glue-point="10" draw:end-shape="id104" draw:end-glue-point="6" svg:d="M13566 3254l1976 1" svg:viewBox="0 0 1977 2">
          <text:p/>
        </draw:connector>
        <draw:connector draw:style-name="gr19" draw:text-style-name="P11" draw:layer="layout" draw:type="line" svg:x1="16.953cm" svg:y1="3.255cm" svg:x2="19.408cm" svg:y2="3.256cm" draw:start-shape="id104" draw:start-glue-point="10" draw:end-shape="id105" draw:end-glue-point="6" svg:d="M16953 3255l2455 1" svg:viewBox="0 0 2456 2">
          <text:p/>
        </draw:connector>
        <draw:custom-shape draw:style-name="gr76" draw:text-style-name="P12" xml:id="id106" draw:id="id106" draw:layer="layout" svg:width="1.352cm" svg:height="2.228cm" svg:x="6.156cm" svg:y="6.485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107" draw:id="id107" draw:layer="layout" svg:width="1.352cm" svg:height="2.228cm" svg:x="9.704cm" svg:y="6.4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108" draw:id="id108" draw:layer="layout" svg:width="1.352cm" svg:height="2.228cm" svg:x="14.901cm" svg:y="6.4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draw:layer="layout" svg:width="1.353cm" svg:height="2.228cm" svg:x="18.347cm" svg:y="6.4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7.508cm" svg:y1="7.599cm" svg:x2="9.704cm" svg:y2="7.6cm" draw:start-shape="id106" draw:start-glue-point="10" draw:end-shape="id107" draw:end-glue-point="6" svg:d="M7508 7599l2196 1" svg:viewBox="0 0 2197 2">
          <text:p/>
        </draw:connector>
        <draw:connector draw:style-name="gr22" draw:text-style-name="P13" draw:layer="layout" draw:type="line" svg:x1="11.056cm" svg:y1="7.6cm" svg:x2="14.901cm" svg:y2="7.601cm" draw:start-shape="id107" draw:start-glue-point="10" draw:end-shape="id108" draw:end-glue-point="6" svg:d="M11056 7600l3845 1" svg:viewBox="0 0 3846 2">
          <text:p/>
        </draw:connector>
        <draw:connector draw:style-name="gr22" draw:text-style-name="P13" draw:layer="layout" draw:type="line" svg:x1="16.353cm" svg:y1="7.601cm" svg:x2="18.447cm" svg:y2="7.602cm" svg:d="M16353 7601l2094 1" svg:viewBox="0 0 2095 2">
          <text:p/>
        </draw:connector>
        <draw:connector draw:style-name="gr27" draw:text-style-name="P2" draw:layer="layout" draw:type="line" svg:x1="7.31cm" svg:y1="6.811cm" svg:x2="8.548cm" svg:y2="4.041cm" draw:start-shape="id106" draw:start-glue-point="11" svg:d="M7310 6811l1238-2770" svg:viewBox="0 0 1239 2771">
          <text:p/>
        </draw:connector>
        <draw:custom-shape draw:style-name="gr76" draw:text-style-name="P12" draw:layer="layout" svg:width="1.352cm" svg:height="2.228cm" svg:x="22.032cm" svg:y="6.4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draw:layer="layout" svg:width="1.352cm" svg:height="2.228cm" svg:x="25.478cm" svg:y="6.489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23.484cm" svg:y1="7.602cm" svg:x2="25.578cm" svg:y2="7.603cm" svg:d="M23484 7602l2094 1" svg:viewBox="0 0 2095 2">
          <text:p/>
        </draw:connector>
        <draw:connector draw:style-name="gr28" draw:text-style-name="P13" draw:layer="layout" draw:type="line" svg:x1="19.8cm" svg:y1="7.602cm" svg:x2="22.132cm" svg:y2="7.602cm" svg:d="M19800 7602h2332" svg:viewBox="0 0 2333 1">
          <text:p/>
        </draw:connector>
        <draw:connector draw:style-name="gr22" draw:text-style-name="P13" draw:layer="measurelines" draw:type="line" svg:x1="4.602cm" svg:y1="7.604cm" svg:x2="6.156cm" svg:y2="7.599cm" draw:start-shape="id109" draw:start-glue-point="10" draw:end-shape="id106" draw:end-glue-point="6" svg:d="M4602 7604l1554-5" svg:viewBox="0 0 1555 6">
          <text:p/>
        </draw:connector>
        <draw:custom-shape draw:style-name="gr77" draw:text-style-name="P12" xml:id="id109" draw:id="id109" draw:layer="measurelines" svg:width="1.351cm" svg:height="2.228cm" svg:x="3.251cm" svg:y="6.4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9" draw:layer="measurelines" svg:width="1.874cm" svg:height="0.962cm" svg:x="1.281cm" svg:y="7.25cm">
          <draw:text-box>
            <text:p><text:span text:style-name="T2">Main</text:span></text:p>
          </draw:text-box>
        </draw:frame>
        <draw:frame draw:style-name="gr78" draw:text-style-name="P30" draw:layer="measurelines" svg:width="3.807cm" svg:height="0.962cm" svg:x="1.281cm" svg:y="2.85cm">
          <draw:text-box>
            <text:p><text:span text:style-name="T2">Branch 1</text:span></text:p>
          </draw:text-box>
        </draw:frame>
        <draw:frame draw:style-name="gr79" draw:text-style-name="P33" draw:layer="layout" svg:width="7.559cm" svg:height="1.28cm" svg:x="11.492cm" svg:y="18.661cm">
          <draw:text-box>
            <text:p><text:span text:style-name="T7">Two Repositories</text:span></text:p>
          </draw:text-box>
        </draw:frame>
        <draw:custom-shape draw:style-name="gr80" draw:text-style-name="P34" draw:layer="layout" svg:width="27.432cm" svg:height="7.747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2" xml:id="id110" draw:id="id110" draw:layer="layout" svg:width="1.411cm" svg:height="2.228cm" svg:x="13.975cm" svg:y="11.94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111" draw:id="id111" draw:layer="layout" svg:width="1.412cm" svg:height="2.228cm" svg:x="17.681cm" svg:y="11.941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112" draw:id="id112" draw:layer="layout" svg:width="1.411cm" svg:height="2.228cm" svg:x="21.069cm" svg:y="11.942cm">
          <text:p text:style-name="P1"><text:span text:style-name="T2">V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15.386cm" svg:y1="13.054cm" svg:x2="17.681cm" svg:y2="13.055cm" draw:start-shape="id110" draw:start-glue-point="10" draw:end-shape="id111" draw:end-glue-point="6" svg:d="M15386 13054l2295 1" svg:viewBox="0 0 2296 2">
          <text:p/>
        </draw:connector>
        <draw:connector draw:style-name="gr19" draw:text-style-name="P11" draw:layer="layout" draw:type="line" svg:x1="19.093cm" svg:y1="13.055cm" svg:x2="21.069cm" svg:y2="13.056cm" draw:start-shape="id111" draw:start-glue-point="10" draw:end-shape="id112" draw:end-glue-point="6" svg:d="M19093 13055l1976 1" svg:viewBox="0 0 1977 2">
          <text:p/>
        </draw:connector>
        <draw:frame draw:style-name="gr83" draw:text-style-name="P29" draw:layer="layout" svg:width="3.807cm" svg:height="0.962cm" svg:x="6.808cm" svg:y="12.651cm">
          <draw:text-box>
            <text:p><text:span text:style-name="T2">Main</text:span></text:p>
          </draw:text-box>
        </draw:frame>
        <draw:line draw:style-name="gr27" draw:text-style-name="P2" draw:layer="layout" svg:x1="13.065cm" svg:y1="4.429cm" svg:x2="14.843cm" svg:y2="12.176cm">
          <text:p/>
        </draw:line>
        <draw:frame draw:style-name="gr84" draw:text-style-name="P3" draw:layer="layout" svg:width="4.058cm" svg:height="0.962cm" svg:x="23.86cm" svg:y="2.016cm">
          <draw:text-box>
            <text:p>Repository 1</text:p>
          </draw:text-box>
        </draw:frame>
        <draw:frame draw:style-name="gr84" draw:text-style-name="P3" draw:layer="layout" svg:width="4.058cm" svg:height="0.962cm" svg:x="24.241cm" svg:y="11.087cm">
          <draw:text-box>
            <text:p>Repository 2</text:p>
          </draw:text-box>
        </draw:frame>
      </draw:page>
      <draw:page draw:name="page12" draw:style-name="dp1" draw:master-page-name="Default">
        <draw:custom-shape draw:style-name="gr85" draw:text-style-name="P35" draw:layer="layout" svg:width="27.432cm" svg:height="9.14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0" xml:id="id113" draw:id="id113" draw:layer="layout" svg:width="1.411cm" svg:height="2.228cm" svg:x="8.448cm" svg:y="2.1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0" xml:id="id114" draw:id="id114" draw:layer="layout" svg:width="1.412cm" svg:height="2.228cm" svg:x="12.154cm" svg:y="2.1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15" draw:id="id115" draw:layer="layout" svg:width="1.411cm" svg:height="2.228cm" svg:x="15.542cm" svg:y="2.1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0" xml:id="id116" draw:id="id116" draw:layer="layout" svg:width="1.412cm" svg:height="2.228cm" svg:x="19.408cm" svg:y="2.1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9.859cm" svg:y1="3.253cm" svg:x2="12.154cm" svg:y2="3.254cm" draw:start-shape="id113" draw:start-glue-point="10" draw:end-shape="id114" draw:end-glue-point="6" svg:d="M9859 3253l2295 1" svg:viewBox="0 0 2296 2">
          <text:p/>
        </draw:connector>
        <draw:connector draw:style-name="gr19" draw:text-style-name="P11" draw:layer="layout" draw:type="line" svg:x1="13.566cm" svg:y1="3.254cm" svg:x2="15.542cm" svg:y2="3.255cm" draw:start-shape="id114" draw:start-glue-point="10" draw:end-shape="id115" draw:end-glue-point="6" svg:d="M13566 3254l1976 1" svg:viewBox="0 0 1977 2">
          <text:p/>
        </draw:connector>
        <draw:connector draw:style-name="gr19" draw:text-style-name="P11" draw:layer="layout" draw:type="line" svg:x1="16.953cm" svg:y1="3.255cm" svg:x2="19.408cm" svg:y2="3.256cm" draw:start-shape="id115" draw:start-glue-point="10" draw:end-shape="id116" draw:end-glue-point="6" svg:d="M16953 3255l2455 1" svg:viewBox="0 0 2456 2">
          <text:p/>
        </draw:connector>
        <draw:custom-shape draw:style-name="gr86" draw:text-style-name="P12" xml:id="id117" draw:id="id117" draw:layer="layout" svg:width="1.352cm" svg:height="2.125cm" svg:x="6.156cm" svg:y="6.588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118" draw:id="id118" draw:layer="layout" svg:width="1.352cm" svg:height="2.228cm" svg:x="9.704cm" svg:y="6.4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119" draw:id="id119" draw:layer="layout" svg:width="1.352cm" svg:height="2.228cm" svg:x="14.901cm" svg:y="6.4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draw:layer="layout" svg:width="1.353cm" svg:height="2.228cm" svg:x="18.347cm" svg:y="6.4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7.508cm" svg:y1="7.651cm" svg:x2="9.704cm" svg:y2="7.6cm" draw:start-shape="id117" draw:start-glue-point="10" draw:end-shape="id118" draw:end-glue-point="6" svg:d="M7508 7651l2196-51" svg:viewBox="0 0 2197 52">
          <text:p/>
        </draw:connector>
        <draw:connector draw:style-name="gr22" draw:text-style-name="P13" draw:layer="layout" draw:type="line" svg:x1="11.056cm" svg:y1="7.6cm" svg:x2="14.901cm" svg:y2="7.601cm" draw:start-shape="id118" draw:start-glue-point="10" draw:end-shape="id119" draw:end-glue-point="6" svg:d="M11056 7600l3845 1" svg:viewBox="0 0 3846 2">
          <text:p/>
        </draw:connector>
        <draw:connector draw:style-name="gr22" draw:text-style-name="P13" draw:layer="layout" draw:type="line" svg:x1="16.353cm" svg:y1="7.601cm" svg:x2="18.447cm" svg:y2="7.602cm" svg:d="M16353 7601l2094 1" svg:viewBox="0 0 2095 2">
          <text:p/>
        </draw:connector>
        <draw:custom-shape draw:style-name="gr76" draw:text-style-name="P12" draw:layer="layout" svg:width="1.352cm" svg:height="2.228cm" svg:x="22.032cm" svg:y="6.4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draw:layer="layout" svg:width="1.352cm" svg:height="2.228cm" svg:x="25.478cm" svg:y="6.489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23.484cm" svg:y1="7.602cm" svg:x2="25.578cm" svg:y2="7.603cm" svg:d="M23484 7602l2094 1" svg:viewBox="0 0 2095 2">
          <text:p/>
        </draw:connector>
        <draw:connector draw:style-name="gr28" draw:text-style-name="P13" draw:layer="layout" draw:type="line" svg:x1="19.8cm" svg:y1="7.602cm" svg:x2="22.132cm" svg:y2="7.602cm" svg:d="M19800 7602h2332" svg:viewBox="0 0 2333 1">
          <text:p/>
        </draw:connector>
        <draw:connector draw:style-name="gr22" draw:text-style-name="P13" draw:layer="measurelines" draw:type="line" svg:x1="4.64cm" svg:y1="7.604cm" svg:x2="6.156cm" svg:y2="7.651cm" draw:start-shape="id120" draw:start-glue-point="10" draw:end-shape="id117" draw:end-glue-point="6" svg:d="M4640 7604l1516 47" svg:viewBox="0 0 1517 48">
          <text:p/>
        </draw:connector>
        <draw:custom-shape draw:style-name="gr77" draw:text-style-name="P12" xml:id="id120" draw:id="id120" draw:layer="measurelines" svg:width="1.351cm" svg:height="2.228cm" svg:x="3.289cm" svg:y="6.4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9" draw:layer="measurelines" svg:width="1.874cm" svg:height="0.962cm" svg:x="1.281cm" svg:y="7.25cm">
          <draw:text-box>
            <text:p><text:span text:style-name="T2">Main</text:span></text:p>
          </draw:text-box>
        </draw:frame>
        <draw:frame draw:style-name="gr78" draw:text-style-name="P30" draw:layer="measurelines" svg:width="3.807cm" svg:height="0.962cm" svg:x="1.281cm" svg:y="2.85cm">
          <draw:text-box>
            <text:p><text:span text:style-name="T2">Branch 1</text:span></text:p>
          </draw:text-box>
        </draw:frame>
        <draw:frame draw:style-name="gr79" draw:text-style-name="P33" draw:layer="layout" svg:width="7.559cm" svg:height="1.28cm" svg:x="11.492cm" svg:y="18.661cm">
          <draw:text-box>
            <text:p><text:span text:style-name="T7">Two Repositories</text:span></text:p>
          </draw:text-box>
        </draw:frame>
        <draw:custom-shape draw:style-name="gr80" draw:text-style-name="P34" draw:layer="layout" svg:width="27.432cm" svg:height="7.747cm" svg:x="1cm" svg:y="10.398cm">
          <text:p text:style-name="P1"/>
          <draw:enhanced-geometry svg:viewBox="0 0 21600 21600" draw:type="rectangle" draw:enhanced-path="M 0 0 L 21600 0 21600 21600 0 21600 0 0 Z N"/>
        </draw:custom-shape>
        <draw:custom-shape draw:style-name="gr81" draw:text-style-name="P12" xml:id="id121" draw:id="id121" draw:layer="layout" svg:width="1.411cm" svg:height="2.228cm" svg:x="13.975cm" svg:y="11.94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122" draw:id="id122" draw:layer="layout" svg:width="1.412cm" svg:height="2.228cm" svg:x="17.681cm" svg:y="11.941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123" draw:id="id123" draw:layer="layout" svg:width="1.411cm" svg:height="2.228cm" svg:x="21.069cm" svg:y="11.942cm">
          <text:p text:style-name="P1"><text:span text:style-name="T2">V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15.386cm" svg:y1="13.054cm" svg:x2="17.681cm" svg:y2="13.055cm" draw:start-shape="id121" draw:start-glue-point="10" draw:end-shape="id122" draw:end-glue-point="6" svg:d="M15386 13054l2295 1" svg:viewBox="0 0 2296 2">
          <text:p/>
        </draw:connector>
        <draw:connector draw:style-name="gr19" draw:text-style-name="P11" draw:layer="layout" draw:type="line" svg:x1="19.093cm" svg:y1="13.055cm" svg:x2="21.069cm" svg:y2="13.056cm" draw:start-shape="id122" draw:start-glue-point="10" draw:end-shape="id123" draw:end-glue-point="6" svg:d="M19093 13055l1976 1" svg:viewBox="0 0 1977 2">
          <text:p/>
        </draw:connector>
        <draw:frame draw:style-name="gr83" draw:text-style-name="P29" draw:layer="layout" svg:width="3.807cm" svg:height="0.962cm" svg:x="6.808cm" svg:y="12.651cm">
          <draw:text-box>
            <text:p><text:span text:style-name="T2">Main</text:span></text:p>
          </draw:text-box>
        </draw:frame>
        <draw:line draw:style-name="gr42" draw:text-style-name="P2" draw:layer="layout" svg:x1="13.065cm" svg:y1="4.429cm" svg:x2="14.843cm" svg:y2="12.176cm">
          <text:p/>
        </draw:line>
        <draw:frame draw:style-name="gr84" draw:text-style-name="P7" draw:layer="layout" svg:width="4.058cm" svg:height="0.962cm" svg:x="23.86cm" svg:y="2.016cm">
          <draw:text-box>
            <text:p><text:span text:style-name="T2">Repository 1</text:span></text:p>
          </draw:text-box>
        </draw:frame>
        <draw:frame draw:style-name="gr84" draw:text-style-name="P7" draw:layer="layout" svg:width="4.058cm" svg:height="0.962cm" svg:x="24.241cm" svg:y="11.087cm">
          <draw:text-box>
            <text:p><text:span text:style-name="T2">Repository 2</text:span></text:p>
          </draw:text-box>
        </draw:frame>
        <draw:line draw:style-name="gr27" draw:text-style-name="P2" draw:layer="layout" svg:x1="6.207cm" svg:y1="6.969cm" svg:x2="4.175cm" svg:y2="6.969cm">
          <text:p/>
        </draw:line>
        <draw:line draw:style-name="gr42" draw:text-style-name="P2" draw:layer="layout" svg:x1="6.969cm" svg:y1="6.461cm" svg:x2="8.493cm" svg:y2="3.921cm">
          <text:p/>
        </draw:line>
        <draw:line draw:style-name="gr27" draw:text-style-name="P2" draw:layer="layout" svg:x1="9.763cm" svg:y1="7.096cm" svg:x2="7.35cm" svg:y2="7.096cm">
          <text:p/>
        </draw:line>
        <draw:line draw:style-name="gr27" draw:text-style-name="P2" draw:layer="layout" svg:x1="14.967cm" svg:y1="6.969cm" svg:x2="10.906cm" svg:y2="6.969cm">
          <text:p/>
        </draw:line>
        <draw:line draw:style-name="gr27" draw:text-style-name="P2" draw:layer="layout" svg:x1="12.43cm" svg:y1="2.651cm" svg:x2="9.763cm" svg:y2="2.651cm">
          <text:p/>
        </draw:line>
        <draw:line draw:style-name="gr27" draw:text-style-name="P2" draw:layer="layout" svg:x1="15.732cm" svg:y1="2.651cm" svg:x2="13.319cm" svg:y2="2.651cm">
          <text:p/>
        </draw:line>
        <draw:line draw:style-name="gr27" draw:text-style-name="P2" draw:layer="layout" svg:x1="19.542cm" svg:y1="2.524cm" svg:x2="16.621cm" svg:y2="2.524cm">
          <text:p/>
        </draw:line>
        <draw:line draw:style-name="gr27" draw:text-style-name="P2" draw:layer="layout" svg:x1="17.764cm" svg:y1="12.43cm" svg:x2="15.097cm" svg:y2="12.43cm">
          <text:p/>
        </draw:line>
        <draw:line draw:style-name="gr27" draw:text-style-name="P2" draw:layer="layout" svg:x1="21.447cm" svg:y1="12.557cm" svg:x2="19.034cm" svg:y2="12.557cm">
          <text:p/>
        </draw:line>
        <draw:line draw:style-name="gr27" draw:text-style-name="P2" draw:layer="layout" svg:x1="18.526cm" svg:y1="7.096cm" svg:x2="15.986cm" svg:y2="7.096cm">
          <text:p/>
        </draw:line>
        <draw:line draw:style-name="gr27" draw:text-style-name="P2" draw:layer="layout" svg:x1="22.209cm" svg:y1="6.969cm" svg:x2="19.542cm" svg:y2="6.969cm">
          <text:p/>
        </draw:line>
        <draw:line draw:style-name="gr27" draw:text-style-name="P2" draw:layer="layout" svg:x1="25.511cm" svg:y1="6.969cm" svg:x2="23.098cm" svg:y2="6.969cm">
          <text:p/>
        </draw:line>
      </draw:page>
      <draw:page draw:name="page13" draw:style-name="dp1" draw:master-page-name="Default">
        <draw:custom-shape draw:style-name="gr87" draw:text-style-name="P36" draw:layer="layout" svg:width="27.7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11.919cm" svg:y="17.456cm">
          <draw:text-box>
            <text:p><text:span text:style-name="T2">Physical Time</text:span></text:p>
          </draw:text-box>
        </draw:frame>
        <draw:custom-shape draw:style-name="gr23" draw:text-style-name="P14" xml:id="id133" draw:id="id133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34" draw:id="id134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32" draw:id="id132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30" draw:id="id130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31" draw:id="id131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25" draw:id="id125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24" draw:id="id124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28" draw:id="id128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36" draw:id="id136" draw:layer="layout" svg:width="1.595cm" svg:height="2.228cm" svg:x="25.383cm" svg:y="6.149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26" draw:id="id126" draw:layer="layout" svg:width="1.528cm" svg:height="2.228cm" svg:x="18.926cm" svg:y="2.5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27" draw:id="id127" draw:layer="layout" svg:width="1.528cm" svg:height="2.228cm" svg:x="22.911cm" svg:y="2.6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884cm" svg:y1="8.463cm" svg:x2="15.132cm" svg:y2="4.611cm" draw:start-shape="id124" draw:start-glue-point="6" draw:end-shape="id125" draw:end-glue-point="9" svg:d="M16884 8463l-1752-3852" svg:viewBox="0 0 1753 3853">
          <text:p/>
        </draw:connector>
        <draw:connector draw:style-name="gr27" draw:text-style-name="P2" draw:layer="layout" draw:type="line" svg:x1="15.355cm" svg:y1="3.823cm" svg:x2="18.926cm" svg:y2="3.696cm" draw:start-shape="id125" draw:start-glue-point="10" draw:end-shape="id126" draw:end-glue-point="6" svg:d="M15355 3823l3571-127" svg:viewBox="0 0 3572 128">
          <text:p/>
        </draw:connector>
        <draw:connector draw:style-name="gr27" draw:text-style-name="P2" draw:layer="layout" draw:type="line" svg:x1="20.454cm" svg:y1="3.696cm" svg:x2="22.911cm" svg:y2="3.754cm" draw:start-shape="id126" draw:start-glue-point="10" draw:end-shape="id127" svg:d="M20454 3696l2457 58" svg:viewBox="0 0 2458 59">
          <text:p/>
        </draw:connector>
        <draw:connector draw:style-name="gr2" draw:text-style-name="P2" draw:layer="layout" draw:type="line" svg:x1="18.479cm" svg:y1="8.463cm" svg:x2="20.341cm" svg:y2="8.463cm" draw:start-shape="id124" draw:start-glue-point="10" draw:end-shape="id128" draw:end-glue-point="6" svg:d="M18479 8463h1862" svg:viewBox="0 0 1863 1">
          <text:p/>
        </draw:connector>
        <draw:connector draw:style-name="gr2" draw:text-style-name="P2" draw:layer="layout" draw:type="line" svg:x1="25.384cm" svg:y1="9.864cm" svg:x2="23.675cm" svg:y2="4.868cm" draw:start-shape="id129" draw:start-glue-point="6" draw:end-shape="id127" draw:end-glue-point="8" svg:d="M25384 9864l-1709-4996" svg:viewBox="0 0 1710 4997">
          <text:p/>
        </draw:connector>
        <draw:connector draw:style-name="gr2" draw:text-style-name="P2" draw:layer="layout" draw:type="line" svg:x1="7.452cm" svg:y1="11.269cm" svg:x2="8.757cm" svg:y2="11.269cm" draw:start-shape="id130" draw:start-glue-point="10" draw:end-shape="id131" draw:end-glue-point="6" svg:d="M7452 11269h1305" svg:viewBox="0 0 1306 1">
          <text:p/>
        </draw:connector>
        <draw:connector draw:style-name="gr2" draw:text-style-name="P2" draw:layer="layout" draw:type="line" svg:x1="13.827cm" svg:y1="3.823cm" svg:x2="10.12cm" svg:y2="10.481cm" draw:start-shape="id125" draw:start-glue-point="6" draw:end-shape="id131" draw:end-glue-point="11" svg:d="M13827 3823l-3707 6658" svg:viewBox="0 0 3708 6659">
          <text:p/>
        </draw:connector>
        <draw:connector draw:style-name="gr2" draw:text-style-name="P2" draw:layer="layout" draw:type="line" svg:x1="14.05cm" svg:y1="4.611cm" svg:x2="11.102cm" svg:y2="14.47cm" draw:start-shape="id125" draw:start-glue-point="7" draw:end-shape="id132" draw:end-glue-point="11" svg:d="M14050 4611l-2948 9859" svg:viewBox="0 0 2949 9860">
          <text:p/>
        </draw:connector>
        <draw:connector draw:style-name="gr2" draw:text-style-name="P2" draw:layer="layout" draw:type="line" svg:x1="5.534cm" svg:y1="15.258cm" svg:x2="6.737cm" svg:y2="15.258cm" draw:start-shape="id133" draw:start-glue-point="10" draw:end-shape="id134" draw:end-glue-point="6" svg:d="M5534 15258h1203" svg:viewBox="0 0 1204 1">
          <text:p/>
        </draw:connector>
        <draw:connector draw:style-name="gr2" draw:text-style-name="P2" draw:layer="layout" draw:type="line" svg:x1="8.335cm" svg:y1="15.258cm" svg:x2="9.738cm" svg:y2="15.258cm" draw:start-shape="id134" draw:start-glue-point="10" draw:end-shape="id132" draw:end-glue-point="6" svg:d="M8335 15258h1403" svg:viewBox="0 0 1404 1">
          <text:p/>
        </draw:connector>
        <draw:custom-shape draw:style-name="gr21" draw:text-style-name="P12" xml:id="id135" draw:id="id135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735cm" svg:y1="14.144cm" svg:x2="2.476cm" svg:y2="4.868cm" draw:start-shape="id133" draw:start-glue-point="4" draw:end-shape="id135" draw:end-glue-point="8" svg:d="M4735 14144l-2259-9276" svg:viewBox="0 0 2260 9277">
          <text:p/>
        </draw:connector>
        <draw:connector draw:style-name="gr2" draw:text-style-name="P2" draw:layer="layout" draw:type="line" svg:x1="6.089cm" svg:y1="10.481cm" svg:x2="3.017cm" svg:y2="4.542cm" draw:start-shape="id130" draw:start-glue-point="5" draw:end-shape="id135" draw:end-glue-point="9" svg:d="M6089 10481l-3072-5939" svg:viewBox="0 0 3073 5940">
          <text:p/>
        </draw:connector>
        <draw:connector draw:style-name="gr27" draw:text-style-name="P2" draw:layer="layout" draw:type="line" svg:x1="3.24cm" svg:y1="3.754cm" svg:x2="13.827cm" svg:y2="3.823cm" draw:start-shape="id135" draw:start-glue-point="10" draw:end-shape="id125" draw:end-glue-point="6" svg:d="M3240 3754l10587 69" svg:viewBox="0 0 10588 70">
          <text:p/>
        </draw:connector>
        <draw:line draw:style-name="gr3" draw:text-style-name="P1" draw:layer="layout" svg:x1="16.494cm" svg:y1="11.3cm" svg:x2="18.526cm" svg:y2="11.3cm">
          <text:p/>
        </draw:line>
        <draw:frame draw:style-name="gr47" draw:text-style-name="P7" draw:layer="layout" svg:width="5.637cm" svg:height="0.962cm" svg:x="19.053cm" svg:y="10.816cm">
          <draw:text-box>
            <text:p><text:span text:style-name="T2">precede/succeed</text:span></text:p>
          </draw:text-box>
        </draw:frame>
        <draw:custom-shape draw:style-name="gr64" draw:text-style-name="P25" xml:id="id129" draw:id="id129" draw:layer="layout" svg:width="1.595cm" svg:height="2.228cm" svg:x="25.384cm" svg:y="8.7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5.383cm" svg:y1="7.263cm" svg:x2="24.216cm" svg:y2="4.542cm" draw:start-shape="id136" draw:start-glue-point="6" draw:end-shape="id127" draw:end-glue-point="9" svg:d="M25383 7263l-1167-2721" svg:viewBox="0 0 1168 2722">
          <text:p/>
        </draw:connector>
        <draw:line draw:style-name="gr2" draw:text-style-name="P2" draw:layer="layout" svg:x1="18.018cm" svg:y1="7.477cm" svg:x2="19.415cm" svg:y2="4.81cm">
          <text:p/>
        </draw:line>
        <draw:ellipse draw:style-name="gr61" draw:text-style-name="P24" draw:layer="layout" svg:width="1.016cm" svg:height="0.508cm" draw:transform="rotate (-3.14159265358979) translate (17.637cm 6.8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6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6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7.3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7.2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723cm)" draw:kind="arc" draw:start-angle="207.7" draw:end-angle="297.31">
          <text:p/>
        </draw:ellipse>
        <draw:line draw:style-name="gr3" draw:text-style-name="P1" draw:layer="layout" svg:x1="16.594cm" svg:y1="12.5cm" svg:x2="18.626cm" svg:y2="12.5cm">
          <text:p/>
        </draw:line>
        <draw:frame draw:style-name="gr63" draw:text-style-name="P7" draw:layer="layout" svg:width="3.072cm" svg:height="0.962cm" svg:x="19.153cm" svg:y="12.0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6.852cm 12.8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7.352cm 12.861cm)" draw:kind="arc" draw:start-angle="207.7" draw:end-angle="297.31">
          <text:p/>
        </draw:ellipse>
        <draw:line draw:style-name="gr27" draw:text-style-name="P2" draw:layer="layout" svg:x1="13.954cm" svg:y1="3.286cm" svg:x2="3.032cm" svg:y2="3.159cm">
          <text:p/>
        </draw:line>
        <draw:line draw:style-name="gr27" draw:text-style-name="P2" draw:layer="layout" svg:x1="19.034cm" svg:y1="3.032cm" svg:x2="15.224cm" svg:y2="3.032cm">
          <text:p/>
        </draw:line>
        <draw:line draw:style-name="gr27" draw:text-style-name="P2" draw:layer="layout" svg:x1="23.098cm" svg:y1="3.032cm" svg:x2="20.05cm" svg:y2="3.032cm">
          <text:p/>
        </draw:line>
        <draw:line draw:style-name="gr2" draw:text-style-name="P2" draw:layer="layout" svg:x1="20.231cm" svg:y1="7.858cm" svg:x2="18.326cm" svg:y2="7.858cm">
          <text:p/>
        </draw:line>
        <draw:line draw:style-name="gr2" draw:text-style-name="P2" draw:layer="layout" svg:x1="6.969cm" svg:y1="14.589cm" svg:x2="5.318cm" svg:y2="14.589cm">
          <text:p/>
        </draw:line>
        <draw:line draw:style-name="gr2" draw:text-style-name="P2" draw:layer="layout" svg:x1="10.017cm" svg:y1="14.589cm" svg:x2="7.985cm" svg:y2="14.589cm">
          <text:p/>
        </draw:line>
        <draw:line draw:style-name="gr90" draw:text-style-name="P28" draw:layer="layout" svg:x1="8.874cm" svg:y1="10.652cm" svg:x2="7.35cm" svg:y2="10.652cm">
          <text:p/>
        </draw:line>
        <draw:line draw:style-name="gr2" draw:text-style-name="P2" draw:layer="layout" svg:x1="10.398cm" svg:y1="11.287cm" svg:x2="14.208cm" svg:y2="4.302cm">
          <text:p/>
        </draw:line>
        <draw:connector draw:style-name="gr2" draw:text-style-name="P2" draw:layer="layout" draw:type="line" svg:x1="11.336cm" svg:y1="15.258cm" svg:x2="14.591cm" svg:y2="4.937cm" draw:start-shape="id132" draw:start-glue-point="10" draw:end-shape="id125" draw:end-glue-point="8" svg:d="M11336 15258l3255-10321" svg:viewBox="0 0 3256 10322">
          <text:p/>
        </draw:connector>
        <draw:custom-shape draw:style-name="gr23" draw:text-style-name="P14" draw:layer="layout" svg:width="1.596cm" svg:height="2.228cm" svg:x="8.758cm" svg:y="10.1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6.592cm" svg:y="15.9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1.357cm" svg:height="1.179cm" svg:x="16.632cm" svg:y="14.537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6.689cm" svg:y="13.1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18.953cm" svg:y="13.216cm">
          <draw:text-box>
            <text:p><text:span text:style-name="T2">Real (factual)</text:span></text:p>
          </draw:text-box>
        </draw:frame>
        <draw:frame draw:style-name="gr63" draw:text-style-name="P7" draw:layer="layout" svg:width="3.072cm" svg:height="0.962cm" svg:x="18.953cm" svg:y="14.516cm">
          <draw:text-box>
            <text:p><text:span text:style-name="T2">planned</text:span></text:p>
          </draw:text-box>
        </draw:frame>
        <draw:frame draw:style-name="gr95" draw:text-style-name="P7" draw:layer="layout" svg:width="3.88cm" svg:height="0.962cm" svg:x="18.953cm" svg:y="16.016cm">
          <draw:text-box>
            <text:p><text:span text:style-name="T2">hypothetical</text:span></text:p>
          </draw:text-box>
        </draw:frame>
        <draw:frame draw:style-name="gr96" draw:text-style-name="P37" draw:layer="layout" svg:width="1.84cm" svg:height="0.962cm" svg:x="25.765cm" svg:y="1.543cm">
          <draw:text-box>
            <text:p><text:span text:style-name="T9">Real</text:span></text:p>
          </draw:text-box>
        </draw:frame>
        <draw:frame draw:style-name="gr97" draw:text-style-name="P37" draw:layer="layout" svg:width="3.499cm" svg:height="0.962cm" svg:x="24.865cm" svg:y="16.943cm">
          <draw:text-box>
            <text:p><text:span text:style-name="T9">Imaginary</text:span></text:p>
          </draw:text-box>
        </draw:frame>
      </draw:page>
      <draw:page draw:name="page14" draw:style-name="dp1" draw:master-page-name="Default">
        <draw:custom-shape draw:style-name="gr17" draw:text-style-name="P10" xml:id="id137" draw:id="id137" draw:layer="layout" svg:width="1.595cm" svg:height="2.228cm" svg:x="9.384cm" svg:y="2.1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38" draw:id="id138" draw:layer="layout" svg:width="1.597cm" svg:height="2.228cm" svg:x="13.573cm" svg:y="2.1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9" draw:id="id139" draw:layer="layout" svg:width="1.596cm" svg:height="2.228cm" svg:x="17.403cm" svg:y="2.1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0" draw:id="id140" draw:layer="layout" svg:width="1.596cm" svg:height="2.228cm" svg:x="21.774cm" svg:y="2.1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10.979cm" svg:y1="3.253cm" svg:x2="13.573cm" svg:y2="3.254cm" draw:start-shape="id137" draw:start-glue-point="10" draw:end-shape="id138" draw:end-glue-point="6" svg:d="M10979 3253l2594 1" svg:viewBox="0 0 2595 2">
          <text:p/>
        </draw:connector>
        <draw:connector draw:style-name="gr19" draw:text-style-name="P11" draw:layer="layout" draw:type="line" svg:x1="15.17cm" svg:y1="3.254cm" svg:x2="17.403cm" svg:y2="3.255cm" draw:start-shape="id138" draw:start-glue-point="10" draw:end-shape="id139" draw:end-glue-point="6" svg:d="M15170 3254l2233 1" svg:viewBox="0 0 2234 2">
          <text:p/>
        </draw:connector>
        <draw:connector draw:style-name="gr19" draw:text-style-name="P11" draw:layer="layout" draw:type="line" svg:x1="18.999cm" svg:y1="3.255cm" svg:x2="21.774cm" svg:y2="3.256cm" draw:start-shape="id139" draw:start-glue-point="10" draw:end-shape="id140" draw:end-glue-point="6" svg:d="M18999 3255l2775 1" svg:viewBox="0 0 2776 2">
          <text:p/>
        </draw:connector>
        <draw:custom-shape draw:style-name="gr20" draw:text-style-name="P12" xml:id="id141" draw:id="id141" draw:layer="layout" svg:width="1.529cm" svg:height="2.228cm" svg:x="6.792cm" svg:y="6.485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142" draw:id="id142" draw:layer="layout" svg:width="1.529cm" svg:height="2.228cm" svg:x="10.803cm" svg:y="6.4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43" draw:id="id143" draw:layer="layout" svg:width="1.528cm" svg:height="2.228cm" svg:x="14.757cm" svg:y="6.4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144" draw:id="id144" draw:layer="layout" svg:width="1.529cm" svg:height="2.228cm" svg:x="18.653cm" svg:y="6.4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8.321cm" svg:y1="7.599cm" svg:x2="10.803cm" svg:y2="7.6cm" draw:start-shape="id141" draw:start-glue-point="10" draw:end-shape="id142" draw:end-glue-point="6" svg:d="M8321 7599l2482 1" svg:viewBox="0 0 2483 2">
          <text:p/>
        </draw:connector>
        <draw:connector draw:style-name="gr22" draw:text-style-name="P13" draw:layer="layout" draw:type="line" svg:x1="12.332cm" svg:y1="7.6cm" svg:x2="14.757cm" svg:y2="7.601cm" draw:start-shape="id142" draw:start-glue-point="10" draw:end-shape="id143" draw:end-glue-point="6" svg:d="M12332 7600l2425 1" svg:viewBox="0 0 2426 2">
          <text:p/>
        </draw:connector>
        <draw:connector draw:style-name="gr22" draw:text-style-name="P13" draw:layer="layout" draw:type="line" svg:x1="16.285cm" svg:y1="7.601cm" svg:x2="18.653cm" svg:y2="7.602cm" draw:start-shape="id143" draw:start-glue-point="10" draw:end-shape="id144" draw:end-glue-point="6" svg:d="M16285 7601l2368 1" svg:viewBox="0 0 2369 2">
          <text:p/>
        </draw:connector>
        <draw:custom-shape draw:style-name="gr23" draw:text-style-name="P14" xml:id="id145" draw:id="id145" draw:layer="layout" svg:width="1.598cm" svg:height="2.228cm" svg:x="9.312cm" svg:y="11.252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146" draw:id="id146" draw:layer="layout" svg:width="1.597cm" svg:height="2.228cm" svg:x="13.337cm" svg:y="11.29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47" draw:id="id147" draw:layer="layout" svg:width="1.596cm" svg:height="2.228cm" svg:x="18.508cm" svg:y="11.29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91cm" svg:y1="12.366cm" svg:x2="13.337cm" svg:y2="12.408cm" draw:start-shape="id145" draw:start-glue-point="10" draw:end-shape="id146" draw:end-glue-point="6" svg:d="M10910 12366l2427 42" svg:viewBox="0 0 2428 43">
          <text:p/>
        </draw:connector>
        <draw:connector draw:style-name="gr2" draw:text-style-name="P2" draw:layer="layout" draw:type="line" svg:x1="14.934cm" svg:y1="12.408cm" svg:x2="18.508cm" svg:y2="12.409cm" draw:start-shape="id146" draw:start-glue-point="10" draw:end-shape="id147" draw:end-glue-point="6" svg:d="M14934 12408l3574 1" svg:viewBox="0 0 3575 2">
          <text:p/>
        </draw:connector>
        <draw:custom-shape draw:style-name="gr25" draw:text-style-name="P15" xml:id="id148" draw:id="id148" draw:layer="layout" svg:width="1.596cm" svg:height="2.228cm" svg:x="10.955cm" svg:y="15.154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149" draw:id="id149" draw:layer="layout" svg:width="1.595cm" svg:height="2.228cm" svg:x="14.485cm" svg:y="15.155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2.551cm" svg:y1="16.268cm" svg:x2="14.485cm" svg:y2="16.269cm" draw:start-shape="id148" draw:start-glue-point="10" draw:end-shape="id149" draw:end-glue-point="6" svg:d="M12551 16268l1934 1" svg:viewBox="0 0 1935 2">
          <text:p/>
        </draw:connector>
        <draw:connector draw:style-name="gr2" draw:text-style-name="P2" draw:layer="layout" draw:type="line" svg:x1="16.08cm" svg:y1="16.269cm" svg:x2="19.418cm" svg:y2="8.716cm" draw:start-shape="id149" draw:start-glue-point="10" draw:end-shape="id144" draw:end-glue-point="8" svg:d="M16080 16269l3338-7553" svg:viewBox="0 0 3339 7554">
          <text:p/>
        </draw:connector>
        <draw:custom-shape draw:style-name="gr21" draw:text-style-name="P12" xml:id="id150" draw:id="id150" draw:layer="layout" svg:width="1.528cm" svg:height="2.228cm" svg:x="22.819cm" svg:y="6.4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51" draw:id="id151" draw:layer="layout" svg:width="1.528cm" svg:height="2.228cm" svg:x="26.715cm" svg:y="6.489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24.347cm" svg:y1="7.602cm" svg:x2="26.715cm" svg:y2="7.603cm" draw:start-shape="id150" draw:start-glue-point="10" draw:end-shape="id151" draw:end-glue-point="6" svg:d="M24347 7602l2368 1" svg:viewBox="0 0 2369 2">
          <text:p/>
        </draw:connector>
        <draw:connector draw:style-name="gr28" draw:text-style-name="P13" draw:layer="layout" draw:type="line" svg:x1="20.182cm" svg:y1="7.602cm" svg:x2="22.819cm" svg:y2="7.602cm" draw:start-shape="id144" draw:start-glue-point="10" draw:end-shape="id150" draw:end-glue-point="6" svg:d="M20182 7602h2637" svg:viewBox="0 0 2638 1">
          <text:p/>
        </draw:connector>
        <draw:custom-shape draw:style-name="gr24" draw:text-style-name="P14" xml:id="id152" draw:id="id152" draw:layer="layout" svg:width="1.597cm" svg:height="2.228cm" svg:x="21.235cm" svg:y="11.296cm">
          <text:p text:style-name="P1"><text:span text:style-name="T2">V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draw:type="line" svg:x1="20.104cm" svg:y1="12.409cm" svg:x2="21.235cm" svg:y2="12.41cm" draw:start-shape="id147" draw:start-glue-point="10" draw:end-shape="id152" draw:end-glue-point="6" svg:d="M20104 12409l1131 1" svg:viewBox="0 0 1132 2">
          <text:p/>
        </draw:connector>
        <draw:connector draw:style-name="gr2" draw:text-style-name="P2" draw:layer="layout" draw:type="line" svg:x1="22.598cm" svg:y1="11.622cm" svg:x2="23.583cm" svg:y2="8.716cm" draw:start-shape="id152" draw:start-glue-point="11" draw:end-shape="id150" draw:end-glue-point="8" svg:d="M22598 11622l985-2906" svg:viewBox="0 0 986 2907">
          <text:p/>
        </draw:connector>
        <draw:connector draw:style-name="gr22" draw:text-style-name="P13" draw:layer="measurelines" draw:type="line" svg:x1="5.036cm" svg:y1="7.604cm" svg:x2="6.792cm" svg:y2="7.599cm" draw:start-shape="id153" draw:start-glue-point="10" draw:end-shape="id141" draw:end-glue-point="6" svg:d="M5036 7604l1756-5" svg:viewBox="0 0 1757 6">
          <text:p/>
        </draw:connector>
        <draw:custom-shape draw:style-name="gr21" draw:text-style-name="P12" xml:id="id153" draw:id="id153" draw:layer="measurelines" svg:width="1.528cm" svg:height="2.228cm" svg:x="3.508cm" svg:y="6.4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9" draw:layer="measurelines" svg:width="1.874cm" svg:height="0.962cm" svg:x="1.281cm" svg:y="7.25cm">
          <draw:text-box>
            <text:p><text:span text:style-name="T2">Main</text:span></text:p>
          </draw:text-box>
        </draw:frame>
        <draw:frame draw:style-name="gr31" draw:text-style-name="P30" draw:layer="measurelines" svg:width="4.304cm" svg:height="0.962cm" svg:x="1.281cm" svg:y="2.85cm">
          <draw:text-box>
            <text:p><text:span text:style-name="T2">Branch 1</text:span></text:p>
          </draw:text-box>
        </draw:frame>
        <draw:frame draw:style-name="gr32" draw:text-style-name="P31" draw:layer="measurelines" svg:width="4.304cm" svg:height="0.962cm" svg:x="1.281cm" svg:y="12.35cm">
          <draw:text-box>
            <text:p><text:span text:style-name="T2">Branch 2</text:span></text:p>
          </draw:text-box>
        </draw:frame>
        <draw:frame draw:style-name="gr33" draw:text-style-name="P32" draw:layer="measurelines" svg:width="4.304cm" svg:height="0.962cm" svg:x="1.281cm" svg:y="16.05cm">
          <draw:text-box>
            <text:p><text:span text:style-name="T2">Branch 3</text:span></text:p>
          </draw:text-box>
        </draw:frame>
        <draw:frame draw:style-name="gr98" draw:text-style-name="P33" draw:layer="layout" svg:width="5.908cm" svg:height="1.28cm" svg:x="11.492cm" svg:y="18.661cm">
          <draw:text-box>
            <text:p><text:span text:style-name="T7">A Workspace</text:span></text:p>
          </draw:text-box>
        </draw:frame>
        <draw:line draw:style-name="gr27" draw:text-style-name="P2" draw:layer="layout" svg:x1="13.7cm" svg:y1="2.651cm" svg:x2="10.652cm" svg:y2="2.651cm">
          <text:p/>
        </draw:line>
        <draw:line draw:style-name="gr27" draw:text-style-name="P2" draw:layer="layout" svg:x1="17.637cm" svg:y1="2.524cm" svg:x2="14.97cm" svg:y2="2.524cm">
          <text:p/>
        </draw:line>
        <draw:line draw:style-name="gr27" draw:text-style-name="P2" draw:layer="layout" svg:x1="22.082cm" svg:y1="2.651cm" svg:x2="18.653cm" svg:y2="2.651cm">
          <text:p/>
        </draw:line>
        <draw:line draw:style-name="gr2" draw:text-style-name="P2" draw:layer="layout" svg:x1="9.255cm" svg:y1="3.286cm" svg:x2="7.477cm" svg:y2="6.715cm">
          <text:p/>
        </draw:line>
        <draw:line draw:style-name="gr27" draw:text-style-name="P2" draw:layer="layout" svg:x1="26.908cm" svg:y1="8.239cm" svg:x2="24.114cm" svg:y2="8.239cm">
          <text:p/>
        </draw:line>
        <draw:line draw:style-name="gr27" draw:text-style-name="P2" draw:layer="layout" svg:x1="22.971cm" svg:y1="8.112cm" svg:x2="19.923cm" svg:y2="8.112cm">
          <text:p/>
        </draw:line>
        <draw:line draw:style-name="gr27" draw:text-style-name="P2" draw:layer="layout" svg:x1="18.653cm" svg:y1="8.112cm" svg:x2="15.986cm" svg:y2="8.112cm">
          <text:p/>
        </draw:line>
        <draw:line draw:style-name="gr27" draw:text-style-name="P2" draw:layer="layout" svg:x1="14.843cm" svg:y1="8.112cm" svg:x2="12.176cm" svg:y2="8.112cm">
          <text:p/>
        </draw:line>
        <draw:line draw:style-name="gr27" draw:text-style-name="P2" draw:layer="layout" svg:x1="10.779cm" svg:y1="8.112cm" svg:x2="8.112cm" svg:y2="8.112cm">
          <text:p/>
        </draw:line>
        <draw:line draw:style-name="gr99" draw:text-style-name="P38" draw:layer="layout" svg:x1="9.255cm" svg:y1="12.43cm" svg:x2="7.731cm" svg:y2="8.62cm">
          <text:p/>
        </draw:line>
        <draw:line draw:style-name="gr2" draw:text-style-name="P2" draw:layer="layout" svg:x1="11.614cm" svg:y1="15.351cm" svg:x2="10.471cm" svg:y2="13.192cm">
          <text:p/>
        </draw:line>
        <draw:line draw:style-name="gr27" draw:text-style-name="P2" draw:layer="layout" svg:x1="14.462cm" svg:y1="16.748cm" svg:x2="12.303cm" svg:y2="16.748cm">
          <text:p/>
        </draw:line>
        <draw:line draw:style-name="gr27" draw:text-style-name="P2" draw:layer="layout" svg:x1="6.842cm" svg:y1="6.969cm" svg:x2="4.556cm" svg:y2="6.969cm">
          <text:p/>
        </draw:line>
        <draw:line draw:style-name="gr27" draw:text-style-name="P2" draw:layer="layout" svg:x1="18.526cm" svg:y1="11.795cm" svg:x2="14.589cm" svg:y2="11.795cm">
          <text:p/>
        </draw:line>
        <draw:line draw:style-name="gr27" draw:text-style-name="P2" draw:layer="layout" svg:x1="13.573cm" svg:y1="11.795cm" svg:x2="10.525cm" svg:y2="11.795cm">
          <text:p/>
        </draw:line>
        <draw:line draw:style-name="gr27" draw:text-style-name="P2" draw:layer="layout" svg:x1="21.447cm" svg:y1="11.922cm" svg:x2="19.669cm" svg:y2="11.922cm">
          <text:p/>
        </draw:line>
        <draw:connector draw:style-name="gr2" draw:text-style-name="P2" draw:layer="layout" draw:type="line" svg:x1="18.877cm" svg:y1="8.39cm" svg:x2="15.847cm" svg:y2="15.481cm" draw:start-shape="id144" draw:start-glue-point="7" draw:end-shape="id149" draw:end-glue-point="11" svg:d="M18877 8390l-3030 7091" svg:viewBox="0 0 3031 7092">
          <text:p/>
        </draw:connector>
        <draw:line draw:style-name="gr2" draw:text-style-name="P2" draw:layer="layout" svg:x1="23.098cm" svg:y1="8.366cm" svg:x2="21.955cm" svg:y2="11.668cm">
          <text:p/>
        </draw:line>
        <draw:line draw:style-name="gr3" draw:text-style-name="P1" draw:layer="layout" svg:x1="1.709cm" svg:y1="18.735cm" svg:x2="28.506cm" svg:y2="18.862cm">
          <text:p/>
        </draw:line>
        <draw:frame draw:style-name="gr100" draw:text-style-name="P7" draw:layer="layout" svg:width="12.406cm" svg:height="0.962cm" svg:x="8.62cm" svg:y="17.63cm">
          <draw:text-box>
            <text:p><text:span text:style-name="T2">Creation Time (Database transaction time)</text:span></text:p>
          </draw:text-box>
        </draw:frame>
      </draw:page>
      <draw:page draw:name="page15" draw:style-name="dp1" draw:master-page-name="Default">
        <draw:custom-shape draw:style-name="gr85" draw:text-style-name="P35" draw:layer="layout" svg:width="27.432cm" svg:height="9.14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0" xml:id="id154" draw:id="id154" draw:layer="layout" svg:width="1.411cm" svg:height="2.228cm" svg:x="8.448cm" svg:y="2.139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0" xml:id="id155" draw:id="id155" draw:layer="layout" svg:width="1.412cm" svg:height="2.228cm" svg:x="12.154cm" svg:y="2.1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56" draw:id="id156" draw:layer="layout" svg:width="1.411cm" svg:height="2.228cm" svg:x="15.542cm" svg:y="2.141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0" xml:id="id157" draw:id="id157" draw:layer="layout" svg:width="1.412cm" svg:height="2.228cm" svg:x="19.408cm" svg:y="2.142cm">
          <text:p text:style-name="P1"><text:span text:style-name="T2">V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9.859cm" svg:y1="3.253cm" svg:x2="12.154cm" svg:y2="3.254cm" draw:start-shape="id154" draw:start-glue-point="10" draw:end-shape="id155" draw:end-glue-point="6" svg:d="M9859 3253l2295 1" svg:viewBox="0 0 2296 2">
          <text:p/>
        </draw:connector>
        <draw:connector draw:style-name="gr19" draw:text-style-name="P11" draw:layer="layout" draw:type="line" svg:x1="13.566cm" svg:y1="3.254cm" svg:x2="15.542cm" svg:y2="3.255cm" draw:start-shape="id155" draw:start-glue-point="10" draw:end-shape="id156" draw:end-glue-point="6" svg:d="M13566 3254l1976 1" svg:viewBox="0 0 1977 2">
          <text:p/>
        </draw:connector>
        <draw:connector draw:style-name="gr19" draw:text-style-name="P11" draw:layer="layout" draw:type="line" svg:x1="16.953cm" svg:y1="3.255cm" svg:x2="19.408cm" svg:y2="3.256cm" draw:start-shape="id156" draw:start-glue-point="10" draw:end-shape="id157" draw:end-glue-point="6" svg:d="M16953 3255l2455 1" svg:viewBox="0 0 2456 2">
          <text:p/>
        </draw:connector>
        <draw:custom-shape draw:style-name="gr86" draw:text-style-name="P12" xml:id="id158" draw:id="id158" draw:layer="layout" svg:width="1.352cm" svg:height="2.125cm" svg:x="6.156cm" svg:y="6.588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159" draw:id="id159" draw:layer="layout" svg:width="1.352cm" svg:height="2.228cm" svg:x="9.704cm" svg:y="6.486cm">
          <text:p text:style-name="P1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160" draw:id="id160" draw:layer="layout" svg:width="1.352cm" svg:height="2.228cm" svg:x="14.901cm" svg:y="6.487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draw:layer="layout" svg:width="1.353cm" svg:height="2.228cm" svg:x="18.347cm" svg:y="6.488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7.508cm" svg:y1="7.651cm" svg:x2="9.704cm" svg:y2="7.6cm" draw:start-shape="id158" draw:start-glue-point="10" draw:end-shape="id159" draw:end-glue-point="6" svg:d="M7508 7651l2196-51" svg:viewBox="0 0 2197 52">
          <text:p/>
        </draw:connector>
        <draw:connector draw:style-name="gr22" draw:text-style-name="P13" draw:layer="layout" draw:type="line" svg:x1="11.056cm" svg:y1="7.6cm" svg:x2="14.901cm" svg:y2="7.601cm" draw:start-shape="id159" draw:start-glue-point="10" draw:end-shape="id160" draw:end-glue-point="6" svg:d="M11056 7600l3845 1" svg:viewBox="0 0 3846 2">
          <text:p/>
        </draw:connector>
        <draw:connector draw:style-name="gr22" draw:text-style-name="P13" draw:layer="layout" draw:type="line" svg:x1="16.353cm" svg:y1="7.601cm" svg:x2="18.447cm" svg:y2="7.602cm" svg:d="M16353 7601l2094 1" svg:viewBox="0 0 2095 2">
          <text:p/>
        </draw:connector>
        <draw:custom-shape draw:style-name="gr76" draw:text-style-name="P12" draw:layer="layout" svg:width="1.352cm" svg:height="2.228cm" svg:x="22.032cm" svg:y="6.488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draw:layer="layout" svg:width="1.352cm" svg:height="2.228cm" svg:x="25.478cm" svg:y="6.489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23.484cm" svg:y1="7.602cm" svg:x2="25.578cm" svg:y2="7.603cm" svg:d="M23484 7602l2094 1" svg:viewBox="0 0 2095 2">
          <text:p/>
        </draw:connector>
        <draw:connector draw:style-name="gr28" draw:text-style-name="P13" draw:layer="layout" draw:type="line" svg:x1="19.8cm" svg:y1="7.602cm" svg:x2="22.132cm" svg:y2="7.602cm" svg:d="M19800 7602h2332" svg:viewBox="0 0 2333 1">
          <text:p/>
        </draw:connector>
        <draw:connector draw:style-name="gr22" draw:text-style-name="P13" draw:layer="measurelines" draw:type="line" svg:x1="4.64cm" svg:y1="7.604cm" svg:x2="6.156cm" svg:y2="7.651cm" draw:start-shape="id161" draw:start-glue-point="10" draw:end-shape="id158" draw:end-glue-point="6" svg:d="M4640 7604l1516 47" svg:viewBox="0 0 1517 48">
          <text:p/>
        </draw:connector>
        <draw:custom-shape draw:style-name="gr77" draw:text-style-name="P12" xml:id="id161" draw:id="id161" draw:layer="measurelines" svg:width="1.351cm" svg:height="2.228cm" svg:x="3.289cm" svg:y="6.4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9" draw:layer="measurelines" svg:width="1.874cm" svg:height="0.962cm" svg:x="1.281cm" svg:y="7.25cm">
          <draw:text-box>
            <text:p><text:span text:style-name="T2">Main</text:span></text:p>
          </draw:text-box>
        </draw:frame>
        <draw:frame draw:style-name="gr78" draw:text-style-name="P30" draw:layer="measurelines" svg:width="3.807cm" svg:height="0.962cm" svg:x="1.281cm" svg:y="2.85cm">
          <draw:text-box>
            <text:p><text:span text:style-name="T2">Branch 1</text:span></text:p>
          </draw:text-box>
        </draw:frame>
        <draw:frame draw:style-name="gr79" draw:text-style-name="P33" draw:layer="layout" svg:width="7.559cm" svg:height="1.28cm" svg:x="11.492cm" svg:y="18.661cm">
          <draw:text-box>
            <text:p><text:span text:style-name="T7">Two Workspaces</text:span></text:p>
          </draw:text-box>
        </draw:frame>
        <draw:custom-shape draw:style-name="gr80" draw:text-style-name="P34" draw:layer="layout" svg:width="27.432cm" svg:height="7.747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2" xml:id="id162" draw:id="id162" draw:layer="layout" svg:width="1.411cm" svg:height="2.228cm" svg:x="13.975cm" svg:y="11.94cm">
          <text:p text:style-name="P1"><text:span text:style-name="T2">V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163" draw:id="id163" draw:layer="layout" svg:width="1.412cm" svg:height="2.228cm" svg:x="17.681cm" svg:y="11.941cm">
          <text:p text:style-name="P1"><text:span text:style-name="T2">V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164" draw:id="id164" draw:layer="layout" svg:width="1.411cm" svg:height="2.228cm" svg:x="21.069cm" svg:y="11.942cm">
          <text:p text:style-name="P1"><text:span text:style-name="T2">V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1" draw:layer="layout" draw:type="line" svg:x1="15.386cm" svg:y1="13.054cm" svg:x2="17.681cm" svg:y2="13.055cm" draw:start-shape="id162" draw:start-glue-point="10" draw:end-shape="id163" draw:end-glue-point="6" svg:d="M15386 13054l2295 1" svg:viewBox="0 0 2296 2">
          <text:p/>
        </draw:connector>
        <draw:connector draw:style-name="gr19" draw:text-style-name="P11" draw:layer="layout" draw:type="line" svg:x1="19.093cm" svg:y1="13.055cm" svg:x2="21.069cm" svg:y2="13.056cm" draw:start-shape="id163" draw:start-glue-point="10" draw:end-shape="id164" draw:end-glue-point="6" svg:d="M19093 13055l1976 1" svg:viewBox="0 0 1977 2">
          <text:p/>
        </draw:connector>
        <draw:frame draw:style-name="gr83" draw:text-style-name="P29" draw:layer="layout" svg:width="3.807cm" svg:height="0.962cm" svg:x="6.808cm" svg:y="12.651cm">
          <draw:text-box>
            <text:p><text:span text:style-name="T2">Main</text:span></text:p>
          </draw:text-box>
        </draw:frame>
        <draw:line draw:style-name="gr2" draw:text-style-name="P2" draw:layer="layout" svg:x1="13.065cm" svg:y1="4.429cm" svg:x2="14.843cm" svg:y2="12.176cm">
          <text:p/>
        </draw:line>
        <draw:frame draw:style-name="gr9" draw:text-style-name="P7" draw:layer="layout" svg:width="4.189cm" svg:height="0.962cm" svg:x="24.26cm" svg:y="2.016cm">
          <draw:text-box>
            <text:p><text:span text:style-name="T2">Workspace 1</text:span></text:p>
          </draw:text-box>
        </draw:frame>
        <draw:frame draw:style-name="gr9" draw:text-style-name="P7" draw:layer="layout" svg:width="4.189cm" svg:height="0.962cm" svg:x="24.241cm" svg:y="11.087cm">
          <draw:text-box>
            <text:p><text:span text:style-name="T2">Workspace 2</text:span></text:p>
          </draw:text-box>
        </draw:frame>
        <draw:line draw:style-name="gr27" draw:text-style-name="P2" draw:layer="layout" svg:x1="6.207cm" svg:y1="6.969cm" svg:x2="4.175cm" svg:y2="6.969cm">
          <text:p/>
        </draw:line>
        <draw:line draw:style-name="gr2" draw:text-style-name="P2" draw:layer="layout" svg:x1="6.969cm" svg:y1="6.461cm" svg:x2="8.493cm" svg:y2="3.921cm">
          <text:p/>
        </draw:line>
        <draw:line draw:style-name="gr27" draw:text-style-name="P2" draw:layer="layout" svg:x1="9.763cm" svg:y1="7.096cm" svg:x2="7.35cm" svg:y2="7.096cm">
          <text:p/>
        </draw:line>
        <draw:line draw:style-name="gr27" draw:text-style-name="P2" draw:layer="layout" svg:x1="14.967cm" svg:y1="6.969cm" svg:x2="10.906cm" svg:y2="6.969cm">
          <text:p/>
        </draw:line>
        <draw:line draw:style-name="gr27" draw:text-style-name="P2" draw:layer="layout" svg:x1="12.43cm" svg:y1="2.651cm" svg:x2="9.763cm" svg:y2="2.651cm">
          <text:p/>
        </draw:line>
        <draw:line draw:style-name="gr27" draw:text-style-name="P2" draw:layer="layout" svg:x1="15.732cm" svg:y1="2.651cm" svg:x2="13.319cm" svg:y2="2.651cm">
          <text:p/>
        </draw:line>
        <draw:line draw:style-name="gr27" draw:text-style-name="P2" draw:layer="layout" svg:x1="19.542cm" svg:y1="2.524cm" svg:x2="16.621cm" svg:y2="2.524cm">
          <text:p/>
        </draw:line>
        <draw:line draw:style-name="gr27" draw:text-style-name="P2" draw:layer="layout" svg:x1="17.764cm" svg:y1="12.43cm" svg:x2="15.097cm" svg:y2="12.43cm">
          <text:p/>
        </draw:line>
        <draw:line draw:style-name="gr27" draw:text-style-name="P2" draw:layer="layout" svg:x1="21.447cm" svg:y1="12.557cm" svg:x2="19.034cm" svg:y2="12.557cm">
          <text:p/>
        </draw:line>
        <draw:line draw:style-name="gr27" draw:text-style-name="P2" draw:layer="layout" svg:x1="18.526cm" svg:y1="7.096cm" svg:x2="15.986cm" svg:y2="7.096cm">
          <text:p/>
        </draw:line>
        <draw:line draw:style-name="gr27" draw:text-style-name="P2" draw:layer="layout" svg:x1="22.209cm" svg:y1="6.969cm" svg:x2="19.542cm" svg:y2="6.969cm">
          <text:p/>
        </draw:line>
        <draw:line draw:style-name="gr27" draw:text-style-name="P2" draw:layer="layout" svg:x1="25.511cm" svg:y1="6.969cm" svg:x2="23.098cm" svg:y2="6.969cm">
          <text:p/>
        </draw:line>
        <draw:line draw:style-name="gr3" draw:text-style-name="P1" draw:layer="layout" svg:x1="1.711cm" svg:y1="18.61cm" svg:x2="28.508cm" svg:y2="18.737cm">
          <text:p/>
        </draw:line>
        <draw:frame draw:style-name="gr100" draw:text-style-name="P7" draw:layer="layout" svg:width="12.406cm" svg:height="0.962cm" svg:x="8.622cm" svg:y="17.605cm">
          <draw:text-box>
            <text:p><text:span text:style-name="T2">Creation Time (Database transaction time)</text:span></text:p>
          </draw:text-box>
        </draw:frame>
      </draw:page>
      <draw:page draw:name="page16" draw:style-name="dp1" draw:master-page-name="Default">
        <draw:custom-shape draw:style-name="gr87" draw:text-style-name="P36" draw:layer="layout" svg:width="27.7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6.219cm" svg:y="17.456cm">
          <draw:text-box>
            <text:p><text:span text:style-name="T2">Physical Time</text:span></text:p>
          </draw:text-box>
        </draw:frame>
        <draw:custom-shape draw:style-name="gr23" draw:text-style-name="P14" xml:id="id169" draw:id="id169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70" draw:id="id170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68" draw:id="id168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65" draw:id="id165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66" draw:id="id166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67" draw:id="id167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452cm" svg:y1="11.269cm" svg:x2="8.757cm" svg:y2="11.269cm" draw:start-shape="id165" draw:start-glue-point="10" draw:end-shape="id166" draw:end-glue-point="6" svg:d="M7452 11269h1305" svg:viewBox="0 0 1306 1">
          <text:p/>
        </draw:connector>
        <draw:connector draw:style-name="gr2" draw:text-style-name="P2" draw:layer="layout" draw:type="line" svg:x1="13.827cm" svg:y1="3.823cm" svg:x2="10.12cm" svg:y2="10.481cm" draw:start-shape="id167" draw:start-glue-point="6" draw:end-shape="id166" draw:end-glue-point="11" svg:d="M13827 3823l-3707 6658" svg:viewBox="0 0 3708 6659">
          <text:p/>
        </draw:connector>
        <draw:connector draw:style-name="gr2" draw:text-style-name="P2" draw:layer="layout" draw:type="line" svg:x1="14.05cm" svg:y1="4.611cm" svg:x2="11.102cm" svg:y2="14.47cm" draw:start-shape="id167" draw:start-glue-point="7" draw:end-shape="id168" draw:end-glue-point="11" svg:d="M14050 4611l-2948 9859" svg:viewBox="0 0 2949 9860">
          <text:p/>
        </draw:connector>
        <draw:connector draw:style-name="gr2" draw:text-style-name="P2" draw:layer="layout" draw:type="line" svg:x1="5.534cm" svg:y1="15.258cm" svg:x2="6.737cm" svg:y2="15.258cm" draw:start-shape="id169" draw:start-glue-point="10" draw:end-shape="id170" draw:end-glue-point="6" svg:d="M5534 15258h1203" svg:viewBox="0 0 1204 1">
          <text:p/>
        </draw:connector>
        <draw:connector draw:style-name="gr2" draw:text-style-name="P2" draw:layer="layout" draw:type="line" svg:x1="8.335cm" svg:y1="15.258cm" svg:x2="9.738cm" svg:y2="15.258cm" draw:start-shape="id170" draw:start-glue-point="10" draw:end-shape="id168" draw:end-glue-point="6" svg:d="M8335 15258h1403" svg:viewBox="0 0 1404 1">
          <text:p/>
        </draw:connector>
        <draw:custom-shape draw:style-name="gr21" draw:text-style-name="P12" xml:id="id171" draw:id="id171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735cm" svg:y1="14.144cm" svg:x2="2.476cm" svg:y2="4.868cm" draw:start-shape="id169" draw:start-glue-point="4" draw:end-shape="id171" draw:end-glue-point="8" svg:d="M4735 14144l-2259-9276" svg:viewBox="0 0 2260 9277">
          <text:p/>
        </draw:connector>
        <draw:connector draw:style-name="gr2" draw:text-style-name="P2" draw:layer="layout" draw:type="line" svg:x1="6.089cm" svg:y1="10.481cm" svg:x2="3.017cm" svg:y2="4.542cm" draw:start-shape="id165" draw:start-glue-point="5" draw:end-shape="id171" draw:end-glue-point="9" svg:d="M6089 10481l-3072-5939" svg:viewBox="0 0 3073 5940">
          <text:p/>
        </draw:connector>
        <draw:connector draw:style-name="gr27" draw:text-style-name="P2" draw:layer="layout" draw:type="line" svg:x1="3.24cm" svg:y1="3.754cm" svg:x2="13.827cm" svg:y2="3.823cm" draw:start-shape="id171" draw:start-glue-point="10" draw:end-shape="id167" draw:end-glue-point="6" svg:d="M3240 3754l10587 69" svg:viewBox="0 0 10588 70">
          <text:p/>
        </draw:connector>
        <draw:line draw:style-name="gr3" draw:text-style-name="P1" draw:layer="layout" svg:x1="16.494cm" svg:y1="11.3cm" svg:x2="18.526cm" svg:y2="11.3cm">
          <text:p/>
        </draw:line>
        <draw:frame draw:style-name="gr47" draw:text-style-name="P7" draw:layer="layout" svg:width="5.637cm" svg:height="0.962cm" svg:x="19.053cm" svg:y="10.816cm">
          <draw:text-box>
            <text:p><text:span text:style-name="T2">succeed</text:span></text:p>
          </draw:text-box>
        </draw:frame>
        <draw:line draw:style-name="gr27" draw:text-style-name="P2" draw:layer="layout" svg:x1="13.954cm" svg:y1="3.286cm" svg:x2="3.032cm" svg:y2="3.159cm">
          <text:p/>
        </draw:line>
        <draw:line draw:style-name="gr2" draw:text-style-name="P2" draw:layer="layout" svg:x1="6.969cm" svg:y1="14.589cm" svg:x2="5.318cm" svg:y2="14.589cm">
          <text:p/>
        </draw:line>
        <draw:line draw:style-name="gr2" draw:text-style-name="P2" draw:layer="layout" svg:x1="10.017cm" svg:y1="14.589cm" svg:x2="7.985cm" svg:y2="14.589cm">
          <text:p/>
        </draw:line>
        <draw:line draw:style-name="gr90" draw:text-style-name="P28" draw:layer="layout" svg:x1="8.874cm" svg:y1="10.652cm" svg:x2="7.35cm" svg:y2="10.652cm">
          <text:p/>
        </draw:line>
        <draw:line draw:style-name="gr2" draw:text-style-name="P2" draw:layer="layout" svg:x1="10.398cm" svg:y1="11.287cm" svg:x2="14.208cm" svg:y2="4.302cm">
          <text:p/>
        </draw:line>
        <draw:connector draw:style-name="gr2" draw:text-style-name="P2" draw:layer="layout" draw:type="line" svg:x1="11.336cm" svg:y1="15.258cm" svg:x2="14.591cm" svg:y2="4.937cm" draw:start-shape="id168" draw:start-glue-point="10" draw:end-shape="id167" draw:end-glue-point="8" svg:d="M11336 15258l3255-10321" svg:viewBox="0 0 3256 10322">
          <text:p/>
        </draw:connector>
        <draw:custom-shape draw:style-name="gr23" draw:text-style-name="P14" draw:layer="layout" svg:width="1.596cm" svg:height="2.228cm" svg:x="8.758cm" svg:y="10.1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6.592cm" svg:y="14.9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6.689cm" svg:y="13.1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18.953cm" svg:y="13.216cm">
          <draw:text-box>
            <text:p><text:span text:style-name="T2">Real (factual)</text:span></text:p>
          </draw:text-box>
        </draw:frame>
        <draw:frame draw:style-name="gr95" draw:text-style-name="P7" draw:layer="layout" svg:width="3.88cm" svg:height="0.962cm" svg:x="18.953cm" svg:y="14.816cm">
          <draw:text-box>
            <text:p><text:span text:style-name="T2">hypothetical</text:span></text:p>
          </draw:text-box>
        </draw:frame>
        <draw:frame draw:style-name="gr96" draw:text-style-name="P39" draw:layer="layout" svg:width="1.84cm" svg:height="0.962cm" svg:x="25.765cm" svg:y="1.543cm">
          <draw:text-box>
            <text:p><text:span text:style-name="T6">Real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Imaginary</text:span></text:p>
          </draw:text-box>
        </draw:frame>
        <draw:frame draw:style-name="gr101" draw:text-style-name="P40" draw:layer="layout" svg:width="2.034cm" svg:height="1.114cm" svg:x="13.646cm" svg:y="18.8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14.843cm" svg:y1="4.937cm" svg:x2="14.843cm" svg:y2="18.653cm">
          <text:p/>
        </draw:line>
        <draw:line draw:style-name="gr3" draw:text-style-name="P1" draw:layer="layout" svg:x1="18.526cm" svg:y1="12.3cm" svg:x2="16.494cm" svg:y2="12.3cm">
          <text:p/>
        </draw:line>
        <draw:frame draw:style-name="gr47" draw:text-style-name="P7" draw:layer="layout" svg:width="5.637cm" svg:height="0.962cm" svg:x="19.053cm" svg:y="11.816cm">
          <draw:text-box>
            <text:p><text:span text:style-name="T2">precede</text:span></text:p>
          </draw:text-box>
        </draw:frame>
      </draw:page>
      <draw:page draw:name="page17" draw:style-name="dp1" draw:master-page-name="Default">
        <draw:custom-shape draw:style-name="gr87" draw:text-style-name="P36" draw:layer="layout" svg:width="27.7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761cm" svg:x2="28.505cm" svg:y2="18.888cm">
          <text:p/>
        </draw:line>
        <draw:frame draw:style-name="gr89" draw:text-style-name="P7" draw:layer="layout" svg:width="4.409cm" svg:height="0.962cm" svg:x="6.219cm" svg:y="17.456cm">
          <draw:text-box>
            <text:p><text:span text:style-name="T2">Physical Time</text:span></text:p>
          </draw:text-box>
        </draw:frame>
        <draw:custom-shape draw:style-name="gr23" draw:text-style-name="P14" xml:id="id178" draw:id="id178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79" draw:id="id179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77" draw:id="id177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75" draw:id="id175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76" draw:id="id176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73" draw:id="id173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72" draw:id="id172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74" draw:id="id174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884cm" svg:y1="8.463cm" svg:x2="15.132cm" svg:y2="4.611cm" draw:start-shape="id172" draw:start-glue-point="6" draw:end-shape="id173" draw:end-glue-point="9" svg:d="M16884 8463l-1752-3852" svg:viewBox="0 0 1753 3853">
          <text:p/>
        </draw:connector>
        <draw:connector draw:style-name="gr2" draw:text-style-name="P2" draw:layer="layout" draw:type="line" svg:x1="18.479cm" svg:y1="8.463cm" svg:x2="20.341cm" svg:y2="8.463cm" draw:start-shape="id172" draw:start-glue-point="10" draw:end-shape="id174" draw:end-glue-point="6" svg:d="M18479 8463h1862" svg:viewBox="0 0 1863 1">
          <text:p/>
        </draw:connector>
        <draw:connector draw:style-name="gr2" draw:text-style-name="P2" draw:layer="layout" draw:type="line" svg:x1="7.452cm" svg:y1="11.269cm" svg:x2="8.757cm" svg:y2="11.269cm" draw:start-shape="id175" draw:start-glue-point="10" draw:end-shape="id176" draw:end-glue-point="6" svg:d="M7452 11269h1305" svg:viewBox="0 0 1306 1">
          <text:p/>
        </draw:connector>
        <draw:connector draw:style-name="gr2" draw:text-style-name="P2" draw:layer="layout" draw:type="line" svg:x1="13.827cm" svg:y1="3.823cm" svg:x2="10.12cm" svg:y2="10.481cm" draw:start-shape="id173" draw:start-glue-point="6" draw:end-shape="id176" draw:end-glue-point="11" svg:d="M13827 3823l-3707 6658" svg:viewBox="0 0 3708 6659">
          <text:p/>
        </draw:connector>
        <draw:connector draw:style-name="gr2" draw:text-style-name="P2" draw:layer="layout" draw:type="line" svg:x1="14.05cm" svg:y1="4.611cm" svg:x2="11.102cm" svg:y2="14.47cm" draw:start-shape="id173" draw:start-glue-point="7" draw:end-shape="id177" draw:end-glue-point="11" svg:d="M14050 4611l-2948 9859" svg:viewBox="0 0 2949 9860">
          <text:p/>
        </draw:connector>
        <draw:connector draw:style-name="gr2" draw:text-style-name="P2" draw:layer="layout" draw:type="line" svg:x1="5.534cm" svg:y1="15.258cm" svg:x2="6.737cm" svg:y2="15.258cm" draw:start-shape="id178" draw:start-glue-point="10" draw:end-shape="id179" draw:end-glue-point="6" svg:d="M5534 15258h1203" svg:viewBox="0 0 1204 1">
          <text:p/>
        </draw:connector>
        <draw:connector draw:style-name="gr2" draw:text-style-name="P2" draw:layer="layout" draw:type="line" svg:x1="8.335cm" svg:y1="15.258cm" svg:x2="9.738cm" svg:y2="15.258cm" draw:start-shape="id179" draw:start-glue-point="10" draw:end-shape="id177" draw:end-glue-point="6" svg:d="M8335 15258h1403" svg:viewBox="0 0 1404 1">
          <text:p/>
        </draw:connector>
        <draw:custom-shape draw:style-name="gr21" draw:text-style-name="P12" xml:id="id180" draw:id="id180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735cm" svg:y1="14.144cm" svg:x2="2.476cm" svg:y2="4.868cm" draw:start-shape="id178" draw:start-glue-point="4" draw:end-shape="id180" draw:end-glue-point="8" svg:d="M4735 14144l-2259-9276" svg:viewBox="0 0 2260 9277">
          <text:p/>
        </draw:connector>
        <draw:connector draw:style-name="gr2" draw:text-style-name="P2" draw:layer="layout" draw:type="line" svg:x1="6.089cm" svg:y1="10.481cm" svg:x2="3.017cm" svg:y2="4.542cm" draw:start-shape="id175" draw:start-glue-point="5" draw:end-shape="id180" draw:end-glue-point="9" svg:d="M6089 10481l-3072-5939" svg:viewBox="0 0 3073 5940">
          <text:p/>
        </draw:connector>
        <draw:connector draw:style-name="gr27" draw:text-style-name="P2" draw:layer="layout" draw:type="line" svg:x1="3.24cm" svg:y1="3.754cm" svg:x2="13.827cm" svg:y2="3.823cm" draw:start-shape="id180" draw:start-glue-point="10" draw:end-shape="id173" draw:end-glue-point="6" svg:d="M3240 3754l10587 69" svg:viewBox="0 0 10588 70">
          <text:p/>
        </draw:connector>
        <draw:line draw:style-name="gr27" draw:text-style-name="P2" draw:layer="layout" svg:x1="13.954cm" svg:y1="3.286cm" svg:x2="3.032cm" svg:y2="3.159cm">
          <text:p/>
        </draw:line>
        <draw:line draw:style-name="gr2" draw:text-style-name="P2" draw:layer="layout" svg:x1="20.231cm" svg:y1="7.858cm" svg:x2="18.326cm" svg:y2="7.858cm">
          <text:p/>
        </draw:line>
        <draw:line draw:style-name="gr2" draw:text-style-name="P2" draw:layer="layout" svg:x1="6.969cm" svg:y1="14.589cm" svg:x2="5.318cm" svg:y2="14.589cm">
          <text:p/>
        </draw:line>
        <draw:line draw:style-name="gr2" draw:text-style-name="P2" draw:layer="layout" svg:x1="10.017cm" svg:y1="14.589cm" svg:x2="7.985cm" svg:y2="14.589cm">
          <text:p/>
        </draw:line>
        <draw:line draw:style-name="gr90" draw:text-style-name="P28" draw:layer="layout" svg:x1="8.874cm" svg:y1="10.652cm" svg:x2="7.35cm" svg:y2="10.652cm">
          <text:p/>
        </draw:line>
        <draw:line draw:style-name="gr2" draw:text-style-name="P2" draw:layer="layout" svg:x1="10.398cm" svg:y1="11.287cm" svg:x2="14.208cm" svg:y2="4.302cm">
          <text:p/>
        </draw:line>
        <draw:connector draw:style-name="gr2" draw:text-style-name="P2" draw:layer="layout" draw:type="line" svg:x1="11.336cm" svg:y1="15.258cm" svg:x2="14.591cm" svg:y2="4.937cm" draw:start-shape="id177" draw:start-glue-point="10" draw:end-shape="id173" draw:end-glue-point="8" svg:d="M11336 15258l3255-10321" svg:viewBox="0 0 3256 10322">
          <text:p/>
        </draw:connector>
        <draw:custom-shape draw:style-name="gr23" draw:text-style-name="P14" draw:layer="layout" svg:width="1.596cm" svg:height="2.228cm" svg:x="8.758cm" svg:y="10.1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22.392cm" svg:y="15.4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1.357cm" svg:height="1.179cm" svg:x="22.432cm" svg:y="14.037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22.489cm" svg:y="12.6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24.753cm" svg:y="12.716cm">
          <draw:text-box>
            <text:p><text:span text:style-name="T2">Real (factual)</text:span></text:p>
          </draw:text-box>
        </draw:frame>
        <draw:frame draw:style-name="gr63" draw:text-style-name="P7" draw:layer="layout" svg:width="3.072cm" svg:height="0.962cm" svg:x="24.753cm" svg:y="14.016cm">
          <draw:text-box>
            <text:p><text:span text:style-name="T2">planned</text:span></text:p>
          </draw:text-box>
        </draw:frame>
        <draw:frame draw:style-name="gr95" draw:text-style-name="P7" draw:layer="layout" svg:width="3.88cm" svg:height="0.962cm" svg:x="24.753cm" svg:y="15.516cm">
          <draw:text-box>
            <text:p><text:span text:style-name="T2">hypothetical</text:span></text:p>
          </draw:text-box>
        </draw:frame>
        <draw:frame draw:style-name="gr96" draw:text-style-name="P39" draw:layer="layout" svg:width="1.84cm" svg:height="0.962cm" svg:x="25.765cm" svg:y="1.543cm">
          <draw:text-box>
            <text:p><text:span text:style-name="T6">Real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Imaginary</text:span></text:p>
          </draw:text-box>
        </draw:frame>
        <draw:frame draw:style-name="gr101" draw:text-style-name="P40" draw:layer="layout" svg:width="2.034cm" svg:height="1.114cm" svg:x="13.646cm" svg:y="18.9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14.843cm" svg:y1="4.937cm" svg:x2="14.843cm" svg:y2="18.653cm">
          <text:p/>
        </draw:line>
        <draw:line draw:style-name="gr3" draw:text-style-name="P1" draw:layer="layout" svg:x1="22.294cm" svg:y1="10.8cm" svg:x2="24.326cm" svg:y2="10.8cm">
          <text:p/>
        </draw:line>
        <draw:frame draw:style-name="gr47" draw:text-style-name="P7" draw:layer="layout" svg:width="5.637cm" svg:height="0.962cm" svg:x="24.853cm" svg:y="10.316cm">
          <draw:text-box>
            <text:p><text:span text:style-name="T2">succeed</text:span></text:p>
          </draw:text-box>
        </draw:frame>
        <draw:line draw:style-name="gr3" draw:text-style-name="P1" draw:layer="layout" svg:x1="24.326cm" svg:y1="11.8cm" svg:x2="22.294cm" svg:y2="11.8cm">
          <text:p/>
        </draw:line>
        <draw:frame draw:style-name="gr47" draw:text-style-name="P7" draw:layer="layout" svg:width="5.637cm" svg:height="0.962cm" svg:x="24.853cm" svg:y="11.316cm">
          <draw:text-box>
            <text:p><text:span text:style-name="T2">precede</text:span></text:p>
          </draw:text-box>
        </draw:frame>
        <draw:frame draw:style-name="gr103" draw:text-style-name="P40" draw:layer="layout" svg:width="3.605cm" svg:height="1.114cm" svg:x="16.546cm" svg:y="17.788cm">
          <draw:text-box>
            <text:p><text:span text:style-name="T10">T</text:span><text:span text:style-name="T11">current</text:span><text:span text:style-name="T12">+2yrs</text:span></text:p>
          </draw:text-box>
        </draw:frame>
        <draw:line draw:style-name="gr102" draw:text-style-name="P28" draw:layer="layout" svg:x1="17.51cm" svg:y1="9.636cm" svg:x2="17.443cm" svg:y2="18.653cm">
          <text:p/>
        </draw:line>
        <draw:frame draw:style-name="gr103" draw:text-style-name="P40" draw:layer="layout" svg:width="3.605cm" svg:height="1.114cm" svg:x="20.447cm" svg:y="18.988cm">
          <draw:text-box>
            <text:p><text:span text:style-name="T10">T</text:span><text:span text:style-name="T11">current</text:span><text:span text:style-name="T12">+5yrs</text:span></text:p>
          </draw:text-box>
        </draw:frame>
        <draw:line draw:style-name="gr102" draw:text-style-name="P28" draw:layer="layout" svg:x1="21.211cm" svg:y1="9.637cm" svg:x2="21.144cm" svg:y2="18.654cm">
          <text:p/>
        </draw:line>
        <draw:custom-shape draw:style-name="gr64" draw:text-style-name="P25" xml:id="id181" draw:id="id181" draw:layer="layout" svg:width="1.595cm" svg:height="2.228cm" svg:x="15.484cm" svg:y="10.15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282cm" svg:y1="10.15cm" svg:x2="14.758cm" svg:y2="4.937cm" draw:start-shape="id181" draw:start-glue-point="4" svg:d="M16282 10150l-1524-5213" svg:viewBox="0 0 1525 5214">
          <text:p/>
        </draw:connector>
        <draw:line draw:style-name="gr102" draw:text-style-name="P28" draw:layer="layout" svg:x1="16.367cm" svg:y1="12.43cm" svg:x2="16.344cm" svg:y2="18.654cm">
          <text:p/>
        </draw:line>
        <draw:frame draw:style-name="gr104" draw:text-style-name="P40" draw:layer="layout" svg:width="3.287cm" svg:height="1.114cm" svg:x="15.347cm" svg:y="18.988cm">
          <draw:text-box>
            <text:p><text:span text:style-name="T10">T</text:span><text:span text:style-name="T11">current</text:span><text:span text:style-name="T12">+1yr</text:span></text:p>
          </draw:text-box>
        </draw:frame>
      </draw:page>
      <draw:page draw:name="page18" draw:style-name="dp1" draw:master-page-name="Default"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6" draw:layer="layout" svg:width="27.7cm" svg:height="12.7cm" svg:x="1cm" svg:y="5.57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11.919cm" svg:y="17.456cm">
          <draw:text-box>
            <text:p><text:span text:style-name="T2">Physical Time</text:span></text:p>
          </draw:text-box>
        </draw:frame>
        <draw:custom-shape draw:style-name="gr23" draw:text-style-name="P14" xml:id="id190" draw:id="id190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91" draw:id="id191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89" draw:id="id189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87" draw:id="id187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88" draw:id="id188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83" draw:id="id183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82" draw:id="id182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86" draw:id="id186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84" draw:id="id184" draw:layer="layout" svg:width="1.528cm" svg:height="2.228cm" svg:x="18.926cm" svg:y="2.5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85" draw:id="id185" draw:layer="layout" svg:width="1.528cm" svg:height="2.228cm" svg:x="22.911cm" svg:y="2.6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884cm" svg:y1="8.463cm" svg:x2="15.132cm" svg:y2="4.611cm" draw:start-shape="id182" draw:start-glue-point="6" draw:end-shape="id183" draw:end-glue-point="9" svg:d="M16884 8463l-1752-3852" svg:viewBox="0 0 1753 3853">
          <text:p/>
        </draw:connector>
        <draw:connector draw:style-name="gr27" draw:text-style-name="P2" draw:layer="layout" draw:type="line" svg:x1="15.355cm" svg:y1="3.823cm" svg:x2="18.926cm" svg:y2="3.696cm" draw:start-shape="id183" draw:start-glue-point="10" draw:end-shape="id184" draw:end-glue-point="6" svg:d="M15355 3823l3571-127" svg:viewBox="0 0 3572 128">
          <text:p/>
        </draw:connector>
        <draw:connector draw:style-name="gr27" draw:text-style-name="P2" draw:layer="layout" draw:type="line" svg:x1="20.454cm" svg:y1="3.696cm" svg:x2="22.911cm" svg:y2="3.754cm" draw:start-shape="id184" draw:start-glue-point="10" draw:end-shape="id185" svg:d="M20454 3696l2457 58" svg:viewBox="0 0 2458 59">
          <text:p/>
        </draw:connector>
        <draw:connector draw:style-name="gr2" draw:text-style-name="P2" draw:layer="layout" draw:type="line" svg:x1="18.479cm" svg:y1="8.463cm" svg:x2="20.341cm" svg:y2="8.463cm" draw:start-shape="id182" draw:start-glue-point="10" draw:end-shape="id186" draw:end-glue-point="6" svg:d="M18479 8463h1862" svg:viewBox="0 0 1863 1">
          <text:p/>
        </draw:connector>
        <draw:connector draw:style-name="gr2" draw:text-style-name="P2" draw:layer="layout" draw:type="line" svg:x1="7.452cm" svg:y1="11.269cm" svg:x2="8.757cm" svg:y2="11.269cm" draw:start-shape="id187" draw:start-glue-point="10" draw:end-shape="id188" draw:end-glue-point="6" svg:d="M7452 11269h1305" svg:viewBox="0 0 1306 1">
          <text:p/>
        </draw:connector>
        <draw:connector draw:style-name="gr2" draw:text-style-name="P2" draw:layer="layout" draw:type="line" svg:x1="13.827cm" svg:y1="3.823cm" svg:x2="10.12cm" svg:y2="10.481cm" draw:start-shape="id183" draw:start-glue-point="6" draw:end-shape="id188" draw:end-glue-point="11" svg:d="M13827 3823l-3707 6658" svg:viewBox="0 0 3708 6659">
          <text:p/>
        </draw:connector>
        <draw:connector draw:style-name="gr2" draw:text-style-name="P2" draw:layer="layout" draw:type="line" svg:x1="14.05cm" svg:y1="4.611cm" svg:x2="11.102cm" svg:y2="14.47cm" draw:start-shape="id183" draw:start-glue-point="7" draw:end-shape="id189" draw:end-glue-point="11" svg:d="M14050 4611l-2948 9859" svg:viewBox="0 0 2949 9860">
          <text:p/>
        </draw:connector>
        <draw:connector draw:style-name="gr2" draw:text-style-name="P2" draw:layer="layout" draw:type="line" svg:x1="5.534cm" svg:y1="15.258cm" svg:x2="6.737cm" svg:y2="15.258cm" draw:start-shape="id190" draw:start-glue-point="10" draw:end-shape="id191" draw:end-glue-point="6" svg:d="M5534 15258h1203" svg:viewBox="0 0 1204 1">
          <text:p/>
        </draw:connector>
        <draw:connector draw:style-name="gr2" draw:text-style-name="P2" draw:layer="layout" draw:type="line" svg:x1="8.335cm" svg:y1="15.258cm" svg:x2="9.738cm" svg:y2="15.258cm" draw:start-shape="id191" draw:start-glue-point="10" draw:end-shape="id189" draw:end-glue-point="6" svg:d="M8335 15258h1403" svg:viewBox="0 0 1404 1">
          <text:p/>
        </draw:connector>
        <draw:custom-shape draw:style-name="gr21" draw:text-style-name="P12" xml:id="id192" draw:id="id192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735cm" svg:y1="14.144cm" svg:x2="2.476cm" svg:y2="4.868cm" draw:start-shape="id190" draw:start-glue-point="4" draw:end-shape="id192" draw:end-glue-point="8" svg:d="M4735 14144l-2259-9276" svg:viewBox="0 0 2260 9277">
          <text:p/>
        </draw:connector>
        <draw:connector draw:style-name="gr2" draw:text-style-name="P2" draw:layer="layout" draw:type="line" svg:x1="6.089cm" svg:y1="10.481cm" svg:x2="3.017cm" svg:y2="4.542cm" draw:start-shape="id187" draw:start-glue-point="5" draw:end-shape="id192" draw:end-glue-point="9" svg:d="M6089 10481l-3072-5939" svg:viewBox="0 0 3073 5940">
          <text:p/>
        </draw:connector>
        <draw:connector draw:style-name="gr27" draw:text-style-name="P2" draw:layer="layout" draw:type="line" svg:x1="3.24cm" svg:y1="3.754cm" svg:x2="13.827cm" svg:y2="3.823cm" draw:start-shape="id192" draw:start-glue-point="10" draw:end-shape="id183" draw:end-glue-point="6" svg:d="M3240 3754l10587 69" svg:viewBox="0 0 10588 70">
          <text:p/>
        </draw:connector>
        <draw:line draw:style-name="gr2" draw:text-style-name="P2" draw:layer="layout" svg:x1="18.018cm" svg:y1="7.477cm" svg:x2="19.415cm" svg:y2="4.81cm">
          <text:p/>
        </draw:line>
        <draw:ellipse draw:style-name="gr61" draw:text-style-name="P24" draw:layer="layout" svg:width="1.016cm" svg:height="0.508cm" draw:transform="rotate (-3.14159265358979) translate (17.637cm 6.8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6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6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7.3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7.2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723cm)" draw:kind="arc" draw:start-angle="207.7" draw:end-angle="297.31">
          <text:p/>
        </draw:ellipse>
        <draw:line draw:style-name="gr3" draw:text-style-name="P1" draw:layer="layout" svg:x1="17.094cm" svg:y1="12.5cm" svg:x2="19.126cm" svg:y2="12.5cm">
          <text:p/>
        </draw:line>
        <draw:frame draw:style-name="gr63" draw:text-style-name="P7" draw:layer="layout" svg:width="3.072cm" svg:height="0.962cm" svg:x="19.653cm" svg:y="12.0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7.352cm 12.8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7.852cm 12.861cm)" draw:kind="arc" draw:start-angle="207.7" draw:end-angle="297.31">
          <text:p/>
        </draw:ellipse>
        <draw:line draw:style-name="gr27" draw:text-style-name="P2" draw:layer="layout" svg:x1="13.954cm" svg:y1="3.286cm" svg:x2="3.032cm" svg:y2="3.159cm">
          <text:p/>
        </draw:line>
        <draw:line draw:style-name="gr27" draw:text-style-name="P2" draw:layer="layout" svg:x1="19.034cm" svg:y1="3.032cm" svg:x2="15.224cm" svg:y2="3.032cm">
          <text:p/>
        </draw:line>
        <draw:line draw:style-name="gr27" draw:text-style-name="P2" draw:layer="layout" svg:x1="23.098cm" svg:y1="3.032cm" svg:x2="20.05cm" svg:y2="3.032cm">
          <text:p/>
        </draw:line>
        <draw:line draw:style-name="gr2" draw:text-style-name="P2" draw:layer="layout" svg:x1="20.231cm" svg:y1="7.858cm" svg:x2="18.326cm" svg:y2="7.858cm">
          <text:p/>
        </draw:line>
        <draw:line draw:style-name="gr2" draw:text-style-name="P2" draw:layer="layout" svg:x1="6.969cm" svg:y1="14.589cm" svg:x2="5.318cm" svg:y2="14.589cm">
          <text:p/>
        </draw:line>
        <draw:line draw:style-name="gr2" draw:text-style-name="P2" draw:layer="layout" svg:x1="10.017cm" svg:y1="14.589cm" svg:x2="7.985cm" svg:y2="14.589cm">
          <text:p/>
        </draw:line>
        <draw:line draw:style-name="gr90" draw:text-style-name="P28" draw:layer="layout" svg:x1="8.874cm" svg:y1="10.652cm" svg:x2="7.35cm" svg:y2="10.652cm">
          <text:p/>
        </draw:line>
        <draw:line draw:style-name="gr2" draw:text-style-name="P2" draw:layer="layout" svg:x1="10.398cm" svg:y1="11.287cm" svg:x2="14.208cm" svg:y2="4.302cm">
          <text:p/>
        </draw:line>
        <draw:connector draw:style-name="gr2" draw:text-style-name="P2" draw:layer="layout" draw:type="line" svg:x1="11.336cm" svg:y1="15.258cm" svg:x2="14.591cm" svg:y2="4.937cm" draw:start-shape="id189" draw:start-glue-point="10" draw:end-shape="id183" draw:end-glue-point="8" svg:d="M11336 15258l3255-10321" svg:viewBox="0 0 3256 10322">
          <text:p/>
        </draw:connector>
        <draw:custom-shape draw:style-name="gr23" draw:text-style-name="P14" draw:layer="layout" svg:width="1.596cm" svg:height="2.228cm" svg:x="8.758cm" svg:y="10.1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7.092cm" svg:y="15.9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1.357cm" svg:height="1.179cm" svg:x="17.132cm" svg:y="14.537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7.189cm" svg:y="13.1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19.053cm" svg:y="13.216cm">
          <draw:text-box>
            <text:p><text:span text:style-name="T2">Real (factual)</text:span></text:p>
          </draw:text-box>
        </draw:frame>
        <draw:frame draw:style-name="gr63" draw:text-style-name="P7" draw:layer="layout" svg:width="3.072cm" svg:height="0.962cm" svg:x="19.453cm" svg:y="14.516cm">
          <draw:text-box>
            <text:p><text:span text:style-name="T2">planned</text:span></text:p>
          </draw:text-box>
        </draw:frame>
        <draw:frame draw:style-name="gr95" draw:text-style-name="P7" draw:layer="layout" svg:width="3.88cm" svg:height="0.962cm" svg:x="19.053cm" svg:y="16.016cm">
          <draw:text-box>
            <text:p><text:span text:style-name="T2">hypothetical</text:span></text:p>
          </draw:text-box>
        </draw:frame>
        <draw:frame draw:style-name="gr96" draw:text-style-name="P39" draw:layer="layout" svg:width="1.84cm" svg:height="0.962cm" svg:x="25.765cm" svg:y="1.543cm">
          <draw:text-box>
            <text:p><text:span text:style-name="T6">Real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Imaginary</text:span></text:p>
          </draw:text-box>
        </draw:frame>
        <draw:frame draw:style-name="gr101" draw:text-style-name="P40" draw:layer="layout" svg:width="2.034cm" svg:height="1.114cm" svg:x="23.146cm" svg:y="18.9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23.843cm" svg:y1="4.937cm" svg:x2="23.843cm" svg:y2="18.653cm">
          <text:p/>
        </draw:line>
        <draw:line draw:style-name="gr3" draw:text-style-name="P1" draw:layer="layout" svg:x1="16.994cm" svg:y1="10.6cm" svg:x2="19.026cm" svg:y2="10.6cm">
          <text:p/>
        </draw:line>
        <draw:frame draw:style-name="gr47" draw:text-style-name="P7" draw:layer="layout" svg:width="5.637cm" svg:height="0.962cm" svg:x="18.953cm" svg:y="10.116cm">
          <draw:text-box>
            <text:p><text:span text:style-name="T2">succeed</text:span></text:p>
          </draw:text-box>
        </draw:frame>
        <draw:line draw:style-name="gr3" draw:text-style-name="P1" draw:layer="layout" svg:x1="18.926cm" svg:y1="11.6cm" svg:x2="16.894cm" svg:y2="11.6cm">
          <text:p/>
        </draw:line>
        <draw:frame draw:style-name="gr47" draw:text-style-name="P7" draw:layer="layout" svg:width="5.637cm" svg:height="0.962cm" svg:x="19.053cm" svg:y="11.116cm">
          <draw:text-box>
            <text:p><text:span text:style-name="T2">precede</text:span></text:p>
          </draw:text-box>
        </draw:frame>
        <draw:line draw:style-name="gr2" draw:text-style-name="P2" draw:layer="layout" svg:x1="15.986cm" svg:y1="10.779cm" svg:x2="17.002cm" svg:y2="9.001cm">
          <text:p/>
        </draw:line>
        <draw:connector draw:style-name="gr2" draw:text-style-name="P2" draw:layer="layout" draw:type="line" svg:x1="15.667cm" svg:y1="10.776cm" svg:x2="14.718cm" svg:y2="4.637cm" svg:d="M15667 10776l-949-6139" svg:viewBox="0 0 950 6140">
          <text:p/>
        </draw:connector>
        <draw:ellipse draw:style-name="gr62" draw:text-style-name="P24" draw:layer="layout" svg:width="0.889cm" svg:height="0.381cm" draw:transform="rotate (2.71625591487877) translate (16.533cm 10.725cm)" draw:kind="arc" draw:start-angle="207.7" draw:end-angle="297.31">
          <text:p/>
        </draw:ellipse>
        <draw:ellipse draw:style-name="gr62" draw:text-style-name="P24" draw:layer="layout" svg:width="0.889cm" svg:height="0.381cm" draw:transform="rotate (2.71625591487877) translate (16.733cm 10.325cm)" draw:kind="arc" draw:start-angle="207.7" draw:end-angle="297.31">
          <text:p/>
        </draw:ellipse>
        <draw:custom-shape draw:style-name="gr64" draw:text-style-name="P25" draw:layer="layout" svg:width="1.595cm" svg:height="2.228cm" svg:x="14.918cm" svg:y="10.456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custom-shape draw:style-name="gr87" draw:text-style-name="P36" draw:layer="layout" svg:width="27.7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9.119cm" svg:y="17.456cm">
          <draw:text-box>
            <text:p><text:span text:style-name="T2">Physical Time</text:span></text:p>
          </draw:text-box>
        </draw:frame>
        <draw:custom-shape draw:style-name="gr23" draw:text-style-name="P14" xml:id="id202" draw:id="id202" draw:layer="layout" svg:width="1.598cm" svg:height="2.228cm" svg:x="3.936cm" svg:y="13.5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03" draw:id="id203" draw:layer="layout" svg:width="1.598cm" svg:height="2.228cm" svg:x="6.737cm" svg:y="13.5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01" draw:id="id201" draw:layer="layout" svg:width="1.598cm" svg:height="2.228cm" svg:x="9.738cm" svg:y="13.5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99" draw:id="id199" draw:layer="layout" svg:width="1.596cm" svg:height="2.228cm" svg:x="5.856cm" svg:y="9.5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00" draw:id="id200" draw:layer="layout" svg:width="1.596cm" svg:height="2.228cm" svg:x="8.757cm" svg:y="9.5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94" draw:id="id194" draw:layer="layout" svg:width="1.528cm" svg:height="2.228cm" svg:x="13.827cm" svg:y="2.1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93" draw:id="id193" draw:layer="layout" svg:width="1.595cm" svg:height="2.228cm" svg:x="16.884cm" svg:y="6.7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197" draw:id="id197" draw:layer="layout" svg:width="1.595cm" svg:height="2.228cm" svg:x="20.341cm" svg:y="6.7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05" draw:id="id205" draw:layer="layout" svg:width="1.595cm" svg:height="2.228cm" svg:x="25.383cm" svg:y="5.549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95" draw:id="id195" draw:layer="layout" svg:width="1.528cm" svg:height="2.228cm" svg:x="18.926cm" svg:y="1.9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96" draw:id="id196" draw:layer="layout" svg:width="1.528cm" svg:height="2.228cm" svg:x="22.911cm" svg:y="2.0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884cm" svg:y1="7.863cm" svg:x2="15.132cm" svg:y2="4.011cm" draw:start-shape="id193" draw:start-glue-point="6" draw:end-shape="id194" draw:end-glue-point="9" svg:d="M16884 7863l-1752-3852" svg:viewBox="0 0 1753 3853">
          <text:p/>
        </draw:connector>
        <draw:connector draw:style-name="gr27" draw:text-style-name="P2" draw:layer="layout" draw:type="line" svg:x1="15.355cm" svg:y1="3.223cm" svg:x2="18.926cm" svg:y2="3.096cm" draw:start-shape="id194" draw:start-glue-point="10" draw:end-shape="id195" draw:end-glue-point="6" svg:d="M15355 3223l3571-127" svg:viewBox="0 0 3572 128">
          <text:p/>
        </draw:connector>
        <draw:connector draw:style-name="gr27" draw:text-style-name="P2" draw:layer="layout" draw:type="line" svg:x1="20.454cm" svg:y1="3.096cm" svg:x2="22.911cm" svg:y2="3.154cm" draw:start-shape="id195" draw:start-glue-point="10" draw:end-shape="id196" svg:d="M20454 3096l2457 58" svg:viewBox="0 0 2458 59">
          <text:p/>
        </draw:connector>
        <draw:connector draw:style-name="gr2" draw:text-style-name="P2" draw:layer="layout" draw:type="line" svg:x1="18.479cm" svg:y1="7.863cm" svg:x2="20.341cm" svg:y2="7.863cm" draw:start-shape="id193" draw:start-glue-point="10" draw:end-shape="id197" draw:end-glue-point="6" svg:d="M18479 7863h1862" svg:viewBox="0 0 1863 1">
          <text:p/>
        </draw:connector>
        <draw:connector draw:style-name="gr2" draw:text-style-name="P2" draw:layer="layout" draw:type="line" svg:x1="25.384cm" svg:y1="9.264cm" svg:x2="23.675cm" svg:y2="4.268cm" draw:start-shape="id198" draw:start-glue-point="6" draw:end-shape="id196" draw:end-glue-point="8" svg:d="M25384 9264l-1709-4996" svg:viewBox="0 0 1710 4997">
          <text:p/>
        </draw:connector>
        <draw:connector draw:style-name="gr2" draw:text-style-name="P2" draw:layer="layout" draw:type="line" svg:x1="7.452cm" svg:y1="10.669cm" svg:x2="8.757cm" svg:y2="10.669cm" draw:start-shape="id199" draw:start-glue-point="10" draw:end-shape="id200" draw:end-glue-point="6" svg:d="M7452 10669h1305" svg:viewBox="0 0 1306 1">
          <text:p/>
        </draw:connector>
        <draw:connector draw:style-name="gr2" draw:text-style-name="P2" draw:layer="layout" draw:type="line" svg:x1="13.827cm" svg:y1="3.223cm" svg:x2="10.12cm" svg:y2="9.881cm" draw:start-shape="id194" draw:start-glue-point="6" draw:end-shape="id200" draw:end-glue-point="11" svg:d="M13827 3223l-3707 6658" svg:viewBox="0 0 3708 6659">
          <text:p/>
        </draw:connector>
        <draw:connector draw:style-name="gr2" draw:text-style-name="P2" draw:layer="layout" draw:type="line" svg:x1="14.05cm" svg:y1="4.011cm" svg:x2="11.102cm" svg:y2="13.87cm" draw:start-shape="id194" draw:start-glue-point="7" draw:end-shape="id201" draw:end-glue-point="11" svg:d="M14050 4011l-2948 9859" svg:viewBox="0 0 2949 9860">
          <text:p/>
        </draw:connector>
        <draw:connector draw:style-name="gr2" draw:text-style-name="P2" draw:layer="layout" draw:type="line" svg:x1="5.534cm" svg:y1="14.658cm" svg:x2="6.737cm" svg:y2="14.658cm" draw:start-shape="id202" draw:start-glue-point="10" draw:end-shape="id203" draw:end-glue-point="6" svg:d="M5534 14658h1203" svg:viewBox="0 0 1204 1">
          <text:p/>
        </draw:connector>
        <draw:connector draw:style-name="gr2" draw:text-style-name="P2" draw:layer="layout" draw:type="line" svg:x1="8.335cm" svg:y1="14.658cm" svg:x2="9.738cm" svg:y2="14.658cm" draw:start-shape="id203" draw:start-glue-point="10" draw:end-shape="id201" draw:end-glue-point="6" svg:d="M8335 14658h1403" svg:viewBox="0 0 1404 1">
          <text:p/>
        </draw:connector>
        <draw:custom-shape draw:style-name="gr21" draw:text-style-name="P12" xml:id="id204" draw:id="id204" draw:layer="layout" svg:width="1.528cm" svg:height="2.228cm" svg:x="1.712cm" svg:y="2.0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735cm" svg:y1="13.544cm" svg:x2="2.476cm" svg:y2="4.268cm" draw:start-shape="id202" draw:start-glue-point="4" draw:end-shape="id204" draw:end-glue-point="8" svg:d="M4735 13544l-2259-9276" svg:viewBox="0 0 2260 9277">
          <text:p/>
        </draw:connector>
        <draw:connector draw:style-name="gr2" draw:text-style-name="P2" draw:layer="layout" draw:type="line" svg:x1="6.089cm" svg:y1="9.881cm" svg:x2="3.017cm" svg:y2="3.942cm" draw:start-shape="id199" draw:start-glue-point="5" draw:end-shape="id204" draw:end-glue-point="9" svg:d="M6089 9881l-3072-5939" svg:viewBox="0 0 3073 5940">
          <text:p/>
        </draw:connector>
        <draw:connector draw:style-name="gr27" draw:text-style-name="P2" draw:layer="layout" draw:type="line" svg:x1="3.24cm" svg:y1="3.154cm" svg:x2="13.827cm" svg:y2="3.223cm" draw:start-shape="id204" draw:start-glue-point="10" draw:end-shape="id194" draw:end-glue-point="6" svg:d="M3240 3154l10587 69" svg:viewBox="0 0 10588 70">
          <text:p/>
        </draw:connector>
        <draw:custom-shape draw:style-name="gr64" draw:text-style-name="P25" xml:id="id198" draw:id="id198" draw:layer="layout" svg:width="1.595cm" svg:height="2.228cm" svg:x="25.384cm" svg:y="8.1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5.383cm" svg:y1="6.663cm" svg:x2="24.216cm" svg:y2="3.942cm" draw:start-shape="id205" draw:start-glue-point="6" draw:end-shape="id196" draw:end-glue-point="9" svg:d="M25383 6663l-1167-2721" svg:viewBox="0 0 1168 2722">
          <text:p/>
        </draw:connector>
        <draw:line draw:style-name="gr2" draw:text-style-name="P2" draw:layer="layout" svg:x1="18.018cm" svg:y1="6.877cm" svg:x2="19.415cm" svg:y2="4.21cm">
          <text:p/>
        </draw:line>
        <draw:ellipse draw:style-name="gr61" draw:text-style-name="P24" draw:layer="layout" svg:width="1.016cm" svg:height="0.508cm" draw:transform="rotate (-3.14159265358979) translate (17.637cm 6.2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0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0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6.7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6.6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123cm)" draw:kind="arc" draw:start-angle="207.7" draw:end-angle="297.31">
          <text:p/>
        </draw:ellipse>
        <draw:line draw:style-name="gr3" draw:text-style-name="P1" draw:layer="layout" svg:x1="17.994cm" svg:y1="13.6cm" svg:x2="20.026cm" svg:y2="13.6cm">
          <text:p/>
        </draw:line>
        <draw:frame draw:style-name="gr63" draw:text-style-name="P7" draw:layer="layout" svg:width="3.072cm" svg:height="0.962cm" svg:x="20.453cm" svg:y="13.1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8.252cm 13.9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8.752cm 13.961cm)" draw:kind="arc" draw:start-angle="207.7" draw:end-angle="297.31">
          <text:p/>
        </draw:ellipse>
        <draw:line draw:style-name="gr27" draw:text-style-name="P2" draw:layer="layout" svg:x1="13.954cm" svg:y1="2.686cm" svg:x2="3.032cm" svg:y2="2.559cm">
          <text:p/>
        </draw:line>
        <draw:line draw:style-name="gr27" draw:text-style-name="P2" draw:layer="layout" svg:x1="19.034cm" svg:y1="2.432cm" svg:x2="15.224cm" svg:y2="2.432cm">
          <text:p/>
        </draw:line>
        <draw:line draw:style-name="gr27" draw:text-style-name="P2" draw:layer="layout" svg:x1="23.098cm" svg:y1="2.432cm" svg:x2="20.05cm" svg:y2="2.432cm">
          <text:p/>
        </draw:line>
        <draw:line draw:style-name="gr2" draw:text-style-name="P2" draw:layer="layout" svg:x1="20.231cm" svg:y1="7.258cm" svg:x2="18.326cm" svg:y2="7.258cm">
          <text:p/>
        </draw:line>
        <draw:line draw:style-name="gr2" draw:text-style-name="P2" draw:layer="layout" svg:x1="6.969cm" svg:y1="13.989cm" svg:x2="5.318cm" svg:y2="13.989cm">
          <text:p/>
        </draw:line>
        <draw:line draw:style-name="gr2" draw:text-style-name="P2" draw:layer="layout" svg:x1="10.017cm" svg:y1="13.989cm" svg:x2="7.985cm" svg:y2="13.989cm">
          <text:p/>
        </draw:line>
        <draw:line draw:style-name="gr90" draw:text-style-name="P28" draw:layer="layout" svg:x1="8.874cm" svg:y1="10.052cm" svg:x2="7.35cm" svg:y2="10.052cm">
          <text:p/>
        </draw:line>
        <draw:line draw:style-name="gr2" draw:text-style-name="P2" draw:layer="layout" svg:x1="10.398cm" svg:y1="10.687cm" svg:x2="14.208cm" svg:y2="3.702cm">
          <text:p/>
        </draw:line>
        <draw:connector draw:style-name="gr2" draw:text-style-name="P2" draw:layer="layout" draw:type="line" svg:x1="11.336cm" svg:y1="14.658cm" svg:x2="14.591cm" svg:y2="4.337cm" draw:start-shape="id201" draw:start-glue-point="10" draw:end-shape="id194" draw:end-glue-point="8" svg:d="M11336 14658l3255-10321" svg:viewBox="0 0 3256 10322">
          <text:p/>
        </draw:connector>
        <draw:custom-shape draw:style-name="gr23" draw:text-style-name="P14" draw:layer="layout" svg:width="1.596cm" svg:height="2.228cm" svg:x="8.758cm" svg:y="9.5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8.092cm" svg:y="17.0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1.357cm" svg:height="1.179cm" svg:x="18.032cm" svg:y="15.637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8.089cm" svg:y="14.2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20.353cm" svg:y="14.316cm">
          <draw:text-box>
            <text:p><text:span text:style-name="T2">Real (factual)</text:span></text:p>
          </draw:text-box>
        </draw:frame>
        <draw:frame draw:style-name="gr63" draw:text-style-name="P7" draw:layer="layout" svg:width="3.072cm" svg:height="0.962cm" svg:x="20.353cm" svg:y="15.616cm">
          <draw:text-box>
            <text:p><text:span text:style-name="T2">planned</text:span></text:p>
          </draw:text-box>
        </draw:frame>
        <draw:frame draw:style-name="gr95" draw:text-style-name="P7" draw:layer="layout" svg:width="3.88cm" svg:height="0.962cm" svg:x="20.453cm" svg:y="17.116cm">
          <draw:text-box>
            <text:p><text:span text:style-name="T2">hypothetical</text:span></text:p>
          </draw:text-box>
        </draw:frame>
        <draw:frame draw:style-name="gr96" draw:text-style-name="P39" draw:layer="layout" svg:width="1.84cm" svg:height="0.962cm" svg:x="26.565cm" svg:y="1.3cm">
          <draw:text-box>
            <text:p><text:span text:style-name="T6">Real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Imaginary</text:span></text:p>
          </draw:text-box>
        </draw:frame>
        <draw:frame draw:style-name="gr101" draw:text-style-name="P40" draw:layer="layout" svg:width="2.034cm" svg:height="1.114cm" svg:x="23.046cm" svg:y="18.9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23.843cm" svg:y1="4.937cm" svg:x2="23.843cm" svg:y2="18.653cm">
          <text:p/>
        </draw:line>
        <draw:line draw:style-name="gr3" draw:text-style-name="P1" draw:layer="layout" svg:x1="17.894cm" svg:y1="11.6cm" svg:x2="19.926cm" svg:y2="11.6cm">
          <text:p/>
        </draw:line>
        <draw:frame draw:style-name="gr47" draw:text-style-name="P7" draw:layer="layout" svg:width="5.637cm" svg:height="0.962cm" svg:x="20.553cm" svg:y="10.916cm">
          <draw:text-box>
            <text:p><text:span text:style-name="T2">succeed</text:span></text:p>
          </draw:text-box>
        </draw:frame>
        <draw:line draw:style-name="gr3" draw:text-style-name="P1" draw:layer="layout" svg:x1="19.926cm" svg:y1="12.6cm" svg:x2="17.894cm" svg:y2="12.6cm">
          <text:p/>
        </draw:line>
        <draw:frame draw:style-name="gr47" draw:text-style-name="P7" draw:layer="layout" svg:width="5.637cm" svg:height="0.962cm" svg:x="20.553cm" svg:y="12.016cm">
          <draw:text-box>
            <text:p><text:span text:style-name="T2">precede</text:span></text:p>
          </draw:text-box>
        </draw:frame>
        <draw:custom-shape draw:style-name="gr64" draw:text-style-name="P25" xml:id="id206" draw:id="id206" draw:layer="layout" svg:width="1.595cm" svg:height="2.228cm" svg:x="15.284cm" svg:y="10.15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081cm" svg:y1="10.15cm" svg:x2="15.132cm" svg:y2="4.011cm" draw:start-shape="id206" draw:end-shape="id194" draw:end-glue-point="9" svg:d="M16081 10150l-949-6139" svg:viewBox="0 0 950 6140">
          <text:p/>
        </draw:connector>
        <draw:line draw:style-name="gr2" draw:text-style-name="P2" draw:layer="layout" svg:x1="16.493cm" svg:y1="10.303cm" svg:x2="17.256cm" svg:y2="8.62cm">
          <text:p/>
        </draw:line>
        <draw:ellipse draw:style-name="gr62" draw:text-style-name="P24" draw:layer="layout" svg:width="1.701cm" svg:height="0.748cm" draw:transform="skewX (-0.0321140582366956) rotate (2.70002435283523) translate (17.177cm 10.8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7.408cm 10.597cm)" draw:kind="arc" draw:start-angle="207.7" draw:end-angle="297.31">
          <text:p/>
        </draw:ellipse>
        <draw:frame draw:style-name="gr103" draw:text-style-name="P41" draw:layer="layout" svg:width="3.605cm" svg:height="1.114cm" svg:x="25.347cm" svg:y="18.988cm">
          <draw:text-box>
            <text:p><text:span text:style-name="T13">T</text:span><text:span text:style-name="T14">current</text:span><text:span text:style-name="T15">+2yrs</text:span></text:p>
          </draw:text-box>
        </draw:frame>
        <draw:line draw:style-name="gr102" draw:text-style-name="P28" draw:layer="layout" svg:x1="26.019cm" svg:y1="10.271cm" svg:x2="26.043cm" svg:y2="18.653cm">
          <text:p/>
        </draw:line>
      </draw:page>
      <draw:page draw:name="page20" draw:style-name="dp1" draw:master-page-name="Default">
        <draw:line draw:style-name="gr3" draw:text-style-name="P1" draw:layer="layout" svg:x1="1.708cm" svg:y1="18.661cm" svg:x2="28.505cm" svg:y2="18.788cm">
          <text:p/>
        </draw:line>
        <draw:custom-shape draw:style-name="gr105" draw:text-style-name="P22" draw:layer="layout" svg:width="27.7cm" svg:height="8.636cm" svg:x="1cm" svg:y="1.254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6" draw:layer="layout" svg:width="27.7cm" svg:height="7.874cm" svg:x="1cm" svg:y="10.398cm">
          <text:p/>
          <draw:enhanced-geometry svg:viewBox="0 0 21600 21600" draw:type="rectangle" draw:enhanced-path="M 0 0 L 21600 0 21600 21600 0 21600 0 0 Z N"/>
        </draw:custom-shape>
        <draw:frame draw:style-name="gr89" draw:text-style-name="P7" draw:layer="layout" svg:width="4.409cm" svg:height="0.962cm" svg:x="6.219cm" svg:y="17.456cm">
          <draw:text-box>
            <text:p><text:span text:style-name="T2">Physical Time</text:span></text:p>
          </draw:text-box>
        </draw:frame>
        <draw:custom-shape draw:style-name="gr23" draw:text-style-name="P14" xml:id="id211" draw:id="id211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12" draw:id="id212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10" draw:id="id210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207" draw:id="id207" draw:layer="layout" svg:width="1.596cm" svg:height="2.228cm" svg:x="5.826cm" svg:y="7.858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208" draw:id="id208" draw:layer="layout" svg:width="1.596cm" svg:height="2.228cm" svg:x="8.757cm" svg:y="7.8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09" draw:id="id209" draw:layer="layout" svg:width="1.528cm" svg:height="2.228cm" svg:x="14.227cm" svg:y="4.9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422cm" svg:y1="8.972cm" svg:x2="8.757cm" svg:y2="8.969cm" draw:start-shape="id207" draw:start-glue-point="10" draw:end-shape="id208" draw:end-glue-point="6" svg:d="M7422 8972l1335-3" svg:viewBox="0 0 1336 4">
          <text:p/>
        </draw:connector>
        <draw:connector draw:style-name="gr2" draw:text-style-name="P2" draw:layer="layout" draw:type="line" svg:x1="14.227cm" svg:y1="6.023cm" svg:x2="10.12cm" svg:y2="8.181cm" draw:start-shape="id209" draw:start-glue-point="6" draw:end-shape="id208" draw:end-glue-point="11" svg:d="M14227 6023l-4107 2158" svg:viewBox="0 0 4108 2159">
          <text:p/>
        </draw:connector>
        <draw:connector draw:style-name="gr2" draw:text-style-name="P2" draw:layer="layout" draw:type="line" svg:x1="14.45cm" svg:y1="6.811cm" svg:x2="11.102cm" svg:y2="14.47cm" draw:start-shape="id209" draw:start-glue-point="7" draw:end-shape="id210" draw:end-glue-point="11" svg:d="M14450 6811l-3348 7659" svg:viewBox="0 0 3349 7660">
          <text:p/>
        </draw:connector>
        <draw:connector draw:style-name="gr2" draw:text-style-name="P2" draw:layer="layout" draw:type="line" svg:x1="5.534cm" svg:y1="15.258cm" svg:x2="6.737cm" svg:y2="15.258cm" draw:start-shape="id211" draw:start-glue-point="10" draw:end-shape="id212" draw:end-glue-point="6" svg:d="M5534 15258h1203" svg:viewBox="0 0 1204 1">
          <text:p/>
        </draw:connector>
        <draw:connector draw:style-name="gr2" draw:text-style-name="P2" draw:layer="layout" draw:type="line" svg:x1="8.335cm" svg:y1="15.258cm" svg:x2="9.738cm" svg:y2="15.258cm" draw:start-shape="id212" draw:start-glue-point="10" draw:end-shape="id210" draw:end-glue-point="6" svg:d="M8335 15258h1403" svg:viewBox="0 0 1404 1">
          <text:p/>
        </draw:connector>
        <draw:line draw:style-name="gr102" draw:text-style-name="P28" draw:layer="layout" svg:x1="2.524cm" svg:y1="3.921cm" svg:x2="2.344cm" svg:y2="18.654cm">
          <text:p/>
        </draw:line>
        <draw:custom-shape draw:style-name="gr21" draw:text-style-name="P12" xml:id="id213" draw:id="id213" draw:layer="layout" svg:width="1.528cm" svg:height="2.228cm" svg:x="1.712cm" svg:y="4.7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735cm" svg:y1="14.144cm" svg:x2="2.476cm" svg:y2="6.968cm" draw:start-shape="id211" draw:start-glue-point="4" draw:end-shape="id213" draw:end-glue-point="8" svg:d="M4735 14144l-2259-7176" svg:viewBox="0 0 2260 7177">
          <text:p/>
        </draw:connector>
        <draw:connector draw:style-name="gr2" draw:text-style-name="P2" draw:layer="layout" draw:type="line" svg:x1="6.059cm" svg:y1="8.184cm" svg:x2="3.017cm" svg:y2="6.642cm" draw:start-shape="id207" draw:start-glue-point="5" draw:end-shape="id213" draw:end-glue-point="9" svg:d="M6059 8184l-3042-1542" svg:viewBox="0 0 3043 1543">
          <text:p/>
        </draw:connector>
        <draw:connector draw:style-name="gr27" draw:text-style-name="P2" draw:layer="layout" draw:type="line" svg:x1="3.24cm" svg:y1="5.854cm" svg:x2="14.227cm" svg:y2="6.023cm" draw:start-shape="id213" draw:start-glue-point="10" draw:end-shape="id209" draw:end-glue-point="6" svg:d="M3240 5854l10987 169" svg:viewBox="0 0 10988 170">
          <text:p/>
        </draw:connector>
        <draw:line draw:style-name="gr3" draw:text-style-name="P1" draw:layer="layout" svg:x1="16.494cm" svg:y1="11.3cm" svg:x2="18.526cm" svg:y2="11.3cm">
          <text:p/>
        </draw:line>
        <draw:frame draw:style-name="gr47" draw:text-style-name="P7" draw:layer="layout" svg:width="5.637cm" svg:height="0.962cm" svg:x="19.053cm" svg:y="10.816cm">
          <draw:text-box>
            <text:p><text:span text:style-name="T2">succeed</text:span></text:p>
          </draw:text-box>
        </draw:frame>
        <draw:line draw:style-name="gr27" draw:text-style-name="P2" draw:layer="layout" svg:x1="14.054cm" svg:y1="5.586cm" svg:x2="3.132cm" svg:y2="5.459cm">
          <text:p/>
        </draw:line>
        <draw:line draw:style-name="gr2" draw:text-style-name="P2" draw:layer="layout" svg:x1="6.969cm" svg:y1="14.589cm" svg:x2="5.318cm" svg:y2="14.589cm">
          <text:p/>
        </draw:line>
        <draw:line draw:style-name="gr2" draw:text-style-name="P2" draw:layer="layout" svg:x1="10.017cm" svg:y1="14.589cm" svg:x2="7.985cm" svg:y2="14.589cm">
          <text:p/>
        </draw:line>
        <draw:line draw:style-name="gr90" draw:text-style-name="P28" draw:layer="layout" svg:x1="8.774cm" svg:y1="8.352cm" svg:x2="7.25cm" svg:y2="8.352cm">
          <text:p/>
        </draw:line>
        <draw:line draw:style-name="gr2" draw:text-style-name="P2" draw:layer="layout" svg:x1="10.271cm" svg:y1="8.645cm" svg:x2="14.208cm" svg:y2="6.502cm">
          <text:p/>
        </draw:line>
        <draw:connector draw:style-name="gr2" draw:text-style-name="P2" draw:layer="layout" draw:type="line" svg:x1="11.336cm" svg:y1="15.258cm" svg:x2="14.991cm" svg:y2="7.137cm" draw:start-shape="id210" draw:start-glue-point="10" draw:end-shape="id209" draw:end-glue-point="8" svg:d="M11336 15258l3655-8121" svg:viewBox="0 0 3656 8122">
          <text:p/>
        </draw:connector>
        <draw:custom-shape draw:style-name="gr91" draw:text-style-name="P14" draw:layer="layout" svg:width="1.358cm" svg:height="1.178cm" svg:x="16.592cm" svg:y="14.9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6.689cm" svg:y="13.1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18.953cm" svg:y="13.216cm">
          <draw:text-box>
            <text:p><text:span text:style-name="T2">Real (factual)</text:span></text:p>
          </draw:text-box>
        </draw:frame>
        <draw:frame draw:style-name="gr95" draw:text-style-name="P7" draw:layer="layout" svg:width="3.88cm" svg:height="0.962cm" svg:x="18.953cm" svg:y="14.816cm">
          <draw:text-box>
            <text:p><text:span text:style-name="T2">hypothetical</text:span></text:p>
          </draw:text-box>
        </draw:frame>
        <draw:frame draw:style-name="gr96" draw:text-style-name="P39" draw:layer="layout" svg:width="1.84cm" svg:height="0.962cm" svg:x="25.765cm" svg:y="1.543cm">
          <draw:text-box>
            <text:p><text:span text:style-name="T6">Real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Imaginary</text:span></text:p>
          </draw:text-box>
        </draw:frame>
        <draw:frame draw:style-name="gr101" draw:text-style-name="P40" draw:layer="layout" svg:width="2.034cm" svg:height="1.114cm" svg:x="13.646cm" svg:y="18.8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14.97cm" svg:y1="7.35cm" svg:x2="14.843cm" svg:y2="18.653cm">
          <text:p/>
        </draw:line>
        <draw:line draw:style-name="gr3" draw:text-style-name="P1" draw:layer="layout" svg:x1="18.526cm" svg:y1="12.3cm" svg:x2="16.494cm" svg:y2="12.3cm">
          <text:p/>
        </draw:line>
        <draw:frame draw:style-name="gr47" draw:text-style-name="P7" draw:layer="layout" svg:width="5.637cm" svg:height="0.962cm" svg:x="19.053cm" svg:y="11.816cm">
          <draw:text-box>
            <text:p><text:span text:style-name="T2">precede</text:span></text:p>
          </draw:text-box>
        </draw:frame>
        <draw:custom-shape draw:style-name="gr107" draw:text-style-name="P12" xml:id="id214" draw:id="id214" draw:layer="layout" svg:width="1.596cm" svg:height="2.228cm" svg:x="1.756cm" svg:y="1.656cm">
          <text:p text:style-name="P1"><text:span text:style-name="T2">V0'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624cm" svg:y1="7.858cm" svg:x2="3.352cm" svg:y2="2.77cm" draw:start-shape="id207" draw:start-glue-point="4" draw:end-shape="id214" draw:end-glue-point="10" svg:d="M6624 7858l-3272-5088" svg:viewBox="0 0 3273 5089">
          <text:p/>
        </draw:connector>
        <draw:frame draw:style-name="gr101" draw:text-style-name="P40" draw:layer="layout" svg:width="2.034cm" svg:height="1.114cm" svg:x="1.346cm" svg:y="18.888cm">
          <draw:text-box>
            <text:p><text:span text:style-name="T10">T</text:span><text:span text:style-name="T11">Past</text:span></text:p>
          </draw:text-box>
        </draw:frame>
      </draw:page>
      <draw:page draw:name="page21" draw:style-name="dp1" draw:master-page-name="Default">
        <draw:custom-shape draw:style-name="gr87" draw:text-style-name="P36" draw:layer="layout" svg:width="27.7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6.219cm" svg:y="17.456cm">
          <draw:text-box>
            <text:p><text:span text:style-name="T2">Physical Time</text:span></text:p>
          </draw:text-box>
        </draw:frame>
        <draw:custom-shape draw:style-name="gr23" draw:text-style-name="P14" xml:id="id217" draw:id="id217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21" draw:id="id221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20" draw:id="id220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18" draw:id="id218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16" draw:id="id216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15" draw:id="id215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19" draw:id="id219" draw:layer="layout" svg:width="1.596cm" svg:height="2.228cm" svg:x="8.758cm" svg:y="10.1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6.592cm" svg:y="14.9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6.689cm" svg:y="13.1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18.953cm" svg:y="13.216cm">
          <draw:text-box>
            <text:p><text:span text:style-name="T2">Real (factual)</text:span></text:p>
          </draw:text-box>
        </draw:frame>
        <draw:frame draw:style-name="gr95" draw:text-style-name="P7" draw:layer="layout" svg:width="3.88cm" svg:height="0.962cm" svg:x="18.953cm" svg:y="14.816cm">
          <draw:text-box>
            <text:p><text:span text:style-name="T2">hypothetical</text:span></text:p>
          </draw:text-box>
        </draw:frame>
        <draw:frame draw:style-name="gr108" draw:text-style-name="P39" draw:layer="layout" svg:width="2.792cm" svg:height="0.962cm" svg:x="25.765cm" svg:y="1.543cm">
          <draw:text-box>
            <text:p><text:span text:style-name="T6">Verified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Uncertain</text:span></text:p>
          </draw:text-box>
        </draw:frame>
        <draw:frame draw:style-name="gr101" draw:text-style-name="P40" draw:layer="layout" svg:width="2.034cm" svg:height="1.114cm" svg:x="13.646cm" svg:y="18.8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14.843cm" svg:y1="4.937cm" svg:x2="14.843cm" svg:y2="18.653cm">
          <text:p/>
        </draw:line>
        <draw:frame draw:style-name="gr47" draw:text-style-name="P7" draw:layer="layout" svg:width="5.637cm" svg:height="0.962cm" svg:x="19.053cm" svg:y="11.816cm">
          <draw:text-box>
            <text:p><text:span text:style-name="T2">transition</text:span></text:p>
          </draw:text-box>
        </draw:frame>
        <draw:connector draw:style-name="gr109" draw:text-style-name="P2" draw:layer="layout" draw:type="line" svg:x1="3.24cm" svg:y1="3.754cm" svg:x2="13.827cm" svg:y2="3.823cm" draw:start-shape="id215" draw:start-glue-point="10" draw:end-shape="id216" draw:end-glue-point="6" svg:d="M3240 3754l10587 69" svg:viewBox="0 0 10588 70">
          <text:p/>
        </draw:connector>
        <draw:connector draw:style-name="gr109" draw:text-style-name="P2" draw:layer="layout" draw:type="line" svg:x1="2.476cm" svg:y1="4.868cm" svg:x2="4.735cm" svg:y2="14.144cm" draw:start-shape="id215" draw:start-glue-point="8" draw:end-shape="id217" draw:end-glue-point="4" svg:d="M2476 4868l2259 9276" svg:viewBox="0 0 2260 9277">
          <text:p/>
        </draw:connector>
        <draw:connector draw:style-name="gr109" draw:text-style-name="P2" draw:layer="layout" draw:type="line" svg:x1="7.452cm" svg:y1="11.269cm" svg:x2="8.758cm" svg:y2="11.27cm" draw:start-shape="id218" draw:start-glue-point="10" draw:end-shape="id219" draw:end-glue-point="3" svg:d="M7452 11269l1306 1" svg:viewBox="0 0 1307 2">
          <text:p/>
        </draw:connector>
        <draw:connector draw:style-name="gr109" draw:text-style-name="P2" draw:layer="layout" draw:type="line" svg:x1="10.354cm" svg:y1="11.27cm" svg:x2="14.591cm" svg:y2="4.937cm" draw:start-shape="id219" draw:start-glue-point="10" draw:end-shape="id216" draw:end-glue-point="8" svg:d="M10354 11270l4237-6333" svg:viewBox="0 0 4238 6334">
          <text:p/>
        </draw:connector>
        <draw:connector draw:style-name="gr109" draw:text-style-name="P2" draw:layer="layout" draw:type="line" svg:x1="11.336cm" svg:y1="15.258cm" svg:x2="14.591cm" svg:y2="4.937cm" draw:start-shape="id220" draw:start-glue-point="10" draw:end-shape="id216" svg:d="M11336 15258l3255-10321" svg:viewBox="0 0 3256 10322">
          <text:p/>
        </draw:connector>
        <draw:connector draw:style-name="gr109" draw:text-style-name="P2" draw:layer="layout" draw:type="line" svg:x1="2.476cm" svg:y1="4.868cm" svg:x2="5.856cm" svg:y2="11.269cm" draw:start-shape="id215" draw:start-glue-point="8" draw:end-shape="id218" draw:end-glue-point="6" svg:d="M2476 4868l3380 6401" svg:viewBox="0 0 3381 6402">
          <text:p/>
        </draw:connector>
        <draw:connector draw:style-name="gr109" draw:text-style-name="P2" draw:layer="layout" draw:type="line" svg:x1="5.534cm" svg:y1="15.258cm" svg:x2="6.737cm" svg:y2="15.258cm" draw:start-shape="id217" draw:start-glue-point="10" draw:end-shape="id221" draw:end-glue-point="6" svg:d="M5534 15258h1203" svg:viewBox="0 0 1204 1">
          <text:p/>
        </draw:connector>
        <draw:connector draw:style-name="gr109" draw:text-style-name="P2" draw:layer="layout" draw:type="line" svg:x1="8.335cm" svg:y1="15.258cm" svg:x2="9.738cm" svg:y2="15.258cm" draw:start-shape="id221" draw:start-glue-point="10" draw:end-shape="id220" draw:end-glue-point="6" svg:d="M8335 15258h1403" svg:viewBox="0 0 1404 1">
          <text:p/>
        </draw:connector>
        <draw:line draw:style-name="gr109" draw:text-style-name="P2" draw:layer="layout" svg:x1="16.748cm" svg:y1="12.176cm" svg:x2="18.145cm" svg:y2="12.176cm">
          <text:p/>
        </draw:line>
      </draw:page>
      <draw:page draw:name="page22" draw:style-name="dp1" draw:master-page-name="Default">
        <draw:custom-shape draw:style-name="gr110" draw:text-style-name="P42" draw:layer="layout" svg:width="13.478cm" svg:height="12.7cm" svg:x="14.7cm" svg:y="5.57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6" draw:layer="layout" svg:width="13.335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761cm" svg:x2="28.505cm" svg:y2="18.888cm">
          <text:p/>
        </draw:line>
        <draw:frame draw:style-name="gr89" draw:text-style-name="P7" draw:layer="layout" svg:width="4.409cm" svg:height="0.962cm" svg:x="6.219cm" svg:y="17.456cm">
          <draw:text-box>
            <text:p><text:span text:style-name="T2">Physical Time</text:span></text:p>
          </draw:text-box>
        </draw:frame>
        <draw:custom-shape draw:style-name="gr23" draw:text-style-name="P14" xml:id="id224" draw:id="id224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25" draw:id="id225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26" draw:id="id226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27" draw:id="id227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23" draw:id="id223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30" draw:id="id230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31" draw:id="id231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22" draw:id="id222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28" draw:id="id228" draw:layer="layout" svg:width="1.596cm" svg:height="2.228cm" svg:x="8.758cm" svg:y="10.1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22.392cm" svg:y="15.4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1.357cm" svg:height="1.179cm" svg:x="22.432cm" svg:y="14.037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22.489cm" svg:y="12.6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24.753cm" svg:y="12.716cm">
          <draw:text-box>
            <text:p><text:span text:style-name="T2">Real (factual)</text:span></text:p>
          </draw:text-box>
        </draw:frame>
        <draw:frame draw:style-name="gr63" draw:text-style-name="P7" draw:layer="layout" svg:width="3.072cm" svg:height="0.962cm" svg:x="24.753cm" svg:y="14.016cm">
          <draw:text-box>
            <text:p><text:span text:style-name="T2">planned</text:span></text:p>
          </draw:text-box>
        </draw:frame>
        <draw:frame draw:style-name="gr95" draw:text-style-name="P7" draw:layer="layout" svg:width="3.88cm" svg:height="0.962cm" svg:x="24.753cm" svg:y="15.516cm">
          <draw:text-box>
            <text:p><text:span text:style-name="T2">hypothetical</text:span></text:p>
          </draw:text-box>
        </draw:frame>
        <draw:frame draw:style-name="gr108" draw:text-style-name="P39" draw:layer="layout" svg:width="2.792cm" svg:height="0.962cm" svg:x="25.511cm" svg:y="1.562cm">
          <draw:text-box>
            <text:p><text:span text:style-name="T6">Verified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Imaginary</text:span></text:p>
          </draw:text-box>
        </draw:frame>
        <draw:frame draw:style-name="gr101" draw:text-style-name="P40" draw:layer="layout" svg:width="2.034cm" svg:height="1.114cm" svg:x="13.646cm" svg:y="18.9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14.843cm" svg:y1="4.937cm" svg:x2="14.843cm" svg:y2="18.653cm">
          <text:p/>
        </draw:line>
        <draw:frame draw:style-name="gr47" draw:text-style-name="P7" draw:layer="layout" svg:width="5.637cm" svg:height="0.962cm" svg:x="24.853cm" svg:y="11.316cm">
          <draw:text-box>
            <text:p><text:span text:style-name="T2">transition</text:span></text:p>
          </draw:text-box>
        </draw:frame>
        <draw:frame draw:style-name="gr103" draw:text-style-name="P40" draw:layer="layout" svg:width="3.605cm" svg:height="1.114cm" svg:x="16.546cm" svg:y="17.788cm">
          <draw:text-box>
            <text:p><text:span text:style-name="T10">T</text:span><text:span text:style-name="T11">current</text:span><text:span text:style-name="T12">+2yrs</text:span></text:p>
          </draw:text-box>
        </draw:frame>
        <draw:line draw:style-name="gr102" draw:text-style-name="P28" draw:layer="layout" svg:x1="17.51cm" svg:y1="9.636cm" svg:x2="17.443cm" svg:y2="18.653cm">
          <text:p/>
        </draw:line>
        <draw:frame draw:style-name="gr103" draw:text-style-name="P40" draw:layer="layout" svg:width="3.605cm" svg:height="1.114cm" svg:x="20.447cm" svg:y="18.988cm">
          <draw:text-box>
            <text:p><text:span text:style-name="T10">T</text:span><text:span text:style-name="T11">current</text:span><text:span text:style-name="T12">+5yrs</text:span></text:p>
          </draw:text-box>
        </draw:frame>
        <draw:line draw:style-name="gr102" draw:text-style-name="P28" draw:layer="layout" svg:x1="21.211cm" svg:y1="9.637cm" svg:x2="21.144cm" svg:y2="18.654cm">
          <text:p/>
        </draw:line>
        <draw:custom-shape draw:style-name="gr64" draw:text-style-name="P25" xml:id="id229" draw:id="id229" draw:layer="layout" svg:width="1.595cm" svg:height="2.228cm" svg:x="15.484cm" svg:y="10.15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28" draw:layer="layout" svg:x1="16.367cm" svg:y1="12.43cm" svg:x2="16.344cm" svg:y2="18.654cm">
          <text:p/>
        </draw:line>
        <draw:frame draw:style-name="gr104" draw:text-style-name="P40" draw:layer="layout" svg:width="3.287cm" svg:height="1.114cm" svg:x="15.347cm" svg:y="18.988cm">
          <draw:text-box>
            <text:p><text:span text:style-name="T10">T</text:span><text:span text:style-name="T11">current</text:span><text:span text:style-name="T12">+1yr</text:span></text:p>
          </draw:text-box>
        </draw:frame>
        <draw:connector draw:style-name="gr109" draw:text-style-name="P2" draw:layer="layout" draw:type="line" svg:x1="3.24cm" svg:y1="3.754cm" svg:x2="13.827cm" svg:y2="3.823cm" draw:start-shape="id222" draw:start-glue-point="10" draw:end-shape="id223" draw:end-glue-point="6" svg:d="M3240 3754l10587 69" svg:viewBox="0 0 10588 70">
          <text:p/>
        </draw:connector>
        <draw:connector draw:style-name="gr109" draw:text-style-name="P2" draw:layer="layout" draw:type="line" svg:x1="2.476cm" svg:y1="4.868cm" svg:x2="3.936cm" svg:y2="15.258cm" draw:start-shape="id222" draw:start-glue-point="8" draw:end-shape="id224" draw:end-glue-point="6" svg:d="M2476 4868l1460 10390" svg:viewBox="0 0 1461 10391">
          <text:p/>
        </draw:connector>
        <draw:connector draw:style-name="gr109" draw:text-style-name="P2" draw:layer="layout" draw:type="line" svg:x1="5.534cm" svg:y1="15.258cm" svg:x2="6.737cm" svg:y2="15.258cm" draw:start-shape="id224" draw:start-glue-point="10" draw:end-shape="id225" draw:end-glue-point="6" svg:d="M5534 15258h1203" svg:viewBox="0 0 1204 1">
          <text:p/>
        </draw:connector>
        <draw:connector draw:style-name="gr109" draw:text-style-name="P2" draw:layer="layout" draw:type="line" svg:x1="8.335cm" svg:y1="15.258cm" svg:x2="9.738cm" svg:y2="15.258cm" draw:start-shape="id225" draw:start-glue-point="10" draw:end-shape="id226" draw:end-glue-point="6" svg:d="M8335 15258h1403" svg:viewBox="0 0 1404 1">
          <text:p/>
        </draw:connector>
        <draw:connector draw:style-name="gr109" draw:text-style-name="P2" draw:layer="layout" draw:type="line" svg:x1="11.336cm" svg:y1="15.258cm" svg:x2="14.591cm" svg:y2="4.937cm" draw:start-shape="id226" draw:start-glue-point="10" draw:end-shape="id223" draw:end-glue-point="8" svg:d="M11336 15258l3255-10321" svg:viewBox="0 0 3256 10322">
          <text:p/>
        </draw:connector>
        <draw:connector draw:style-name="gr109" draw:text-style-name="P2" draw:layer="layout" draw:type="line" svg:x1="7.452cm" svg:y1="11.269cm" svg:x2="8.758cm" svg:y2="11.27cm" draw:start-shape="id227" draw:start-glue-point="10" draw:end-shape="id228" draw:end-glue-point="6" svg:d="M7452 11269l1306 1" svg:viewBox="0 0 1307 2">
          <text:p/>
        </draw:connector>
        <draw:connector draw:style-name="gr109" draw:text-style-name="P2" draw:layer="layout" draw:type="line" svg:x1="2.476cm" svg:y1="4.868cm" svg:x2="5.856cm" svg:y2="11.269cm" draw:start-shape="id222" draw:start-glue-point="8" draw:end-shape="id227" draw:end-glue-point="6" svg:d="M2476 4868l3380 6401" svg:viewBox="0 0 3381 6402">
          <text:p/>
        </draw:connector>
        <draw:connector draw:style-name="gr109" draw:text-style-name="P2" draw:layer="layout" draw:type="line" svg:x1="10.354cm" svg:y1="11.27cm" svg:x2="14.591cm" svg:y2="4.937cm" draw:start-shape="id228" draw:start-glue-point="10" draw:end-shape="id223" draw:end-glue-point="8" svg:d="M10354 11270l4237-6333" svg:viewBox="0 0 4238 6334">
          <text:p/>
        </draw:connector>
        <draw:connector draw:style-name="gr109" draw:text-style-name="P2" draw:layer="layout" draw:type="line" svg:x1="14.591cm" svg:y1="4.937cm" svg:x2="15.484cm" svg:y2="11.264cm" draw:start-shape="id223" draw:start-glue-point="8" draw:end-shape="id229" draw:end-glue-point="6" svg:d="M14591 4937l893 6327" svg:viewBox="0 0 894 6328">
          <text:p/>
        </draw:connector>
        <draw:connector draw:style-name="gr109" draw:text-style-name="P2" draw:layer="layout" draw:type="line" svg:x1="14.591cm" svg:y1="4.937cm" svg:x2="16.884cm" svg:y2="8.463cm" draw:start-shape="id223" draw:start-glue-point="8" draw:end-shape="id230" draw:end-glue-point="6" svg:d="M14591 4937l2293 3526" svg:viewBox="0 0 2294 3527">
          <text:p/>
        </draw:connector>
        <draw:connector draw:style-name="gr109" draw:text-style-name="P2" draw:layer="layout" draw:type="line" svg:x1="18.479cm" svg:y1="8.463cm" svg:x2="20.341cm" svg:y2="8.463cm" draw:start-shape="id230" draw:start-glue-point="10" draw:end-shape="id231" svg:d="M18479 8463h1862" svg:viewBox="0 0 1863 1">
          <text:p/>
        </draw:connector>
        <draw:line draw:style-name="gr109" draw:text-style-name="P2" draw:layer="layout" svg:x1="22.49cm" svg:y1="11.822cm" svg:x2="23.887cm" svg:y2="11.822cm">
          <text:p/>
        </draw:line>
        <draw:frame draw:style-name="gr97" draw:text-style-name="P39" draw:layer="layout" svg:width="3.499cm" svg:height="0.962cm" svg:x="1.566cm" svg:y="16.943cm">
          <draw:text-box>
            <text:p><text:span text:style-name="T6">Uncertain</text:span></text:p>
          </draw:text-box>
        </draw:frame>
      </draw:page>
      <draw:page draw:name="page23" draw:style-name="dp1" draw:master-page-name="Default">
        <draw:custom-shape draw:style-name="gr110" draw:text-style-name="P42" draw:layer="layout" svg:width="13.478cm" svg:height="12.7cm" svg:x="14.7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6" xml:id="id232" draw:id="id232" draw:layer="layout" svg:width="13.208cm" svg:height="12.7cm" svg:x="1cm" svg:y="5.57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11.919cm" svg:y="17.456cm">
          <draw:text-box>
            <text:p><text:span text:style-name="T2">Physical Time</text:span></text:p>
          </draw:text-box>
        </draw:frame>
        <draw:custom-shape draw:style-name="gr23" draw:text-style-name="P14" xml:id="id234" draw:id="id234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39" draw:id="id239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38" draw:id="id238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35" draw:id="id235" draw:layer="layout" svg:width="1.596cm" svg:height="2.228cm" svg:x="5.856cm" svg:y="10.1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8.757cm" svg:y="10.1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37" draw:id="id237" draw:layer="layout" svg:width="1.528cm" svg:height="2.228cm" svg:x="13.827cm" svg:y="2.7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42" draw:id="id242" draw:layer="layout" svg:width="1.595cm" svg:height="2.228cm" svg:x="16.884cm" svg:y="7.3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595cm" svg:height="2.228cm" svg:x="20.341cm" svg:y="7.3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41" draw:id="id241" draw:layer="layout" svg:width="1.528cm" svg:height="2.228cm" svg:x="18.926cm" svg:y="2.6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43" draw:id="id243" draw:layer="layout" svg:width="1.528cm" svg:height="2.228cm" svg:x="22.911cm" svg:y="2.6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33" draw:id="id233" draw:layer="layout" svg:width="1.528cm" svg:height="2.228cm" svg:x="1.712cm" svg:y="2.6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018cm" svg:y1="7.477cm" svg:x2="19.415cm" svg:y2="4.81cm">
          <text:p/>
        </draw:line>
        <draw:ellipse draw:style-name="gr61" draw:text-style-name="P24" draw:layer="layout" svg:width="1.016cm" svg:height="0.508cm" draw:transform="rotate (-3.14159265358979) translate (17.637cm 6.8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6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6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7.3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7.2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723cm)" draw:kind="arc" draw:start-angle="207.7" draw:end-angle="297.31">
          <text:p/>
        </draw:ellipse>
        <draw:line draw:style-name="gr3" draw:text-style-name="P1" draw:layer="layout" svg:x1="17.094cm" svg:y1="12.5cm" svg:x2="19.126cm" svg:y2="12.5cm">
          <text:p/>
        </draw:line>
        <draw:frame draw:style-name="gr63" draw:text-style-name="P7" draw:layer="layout" svg:width="3.072cm" svg:height="0.962cm" svg:x="19.653cm" svg:y="12.0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7.352cm 12.8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7.852cm 12.861cm)" draw:kind="arc" draw:start-angle="207.7" draw:end-angle="297.31">
          <text:p/>
        </draw:ellipse>
        <draw:custom-shape draw:style-name="gr23" draw:text-style-name="P14" xml:id="id236" draw:id="id236" draw:layer="layout" svg:width="1.596cm" svg:height="2.228cm" svg:x="8.758cm" svg:y="10.1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7.092cm" svg:y="15.9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1.357cm" svg:height="1.179cm" svg:x="17.132cm" svg:y="14.537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7.189cm" svg:y="13.1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19.053cm" svg:y="13.216cm">
          <draw:text-box>
            <text:p><text:span text:style-name="T2">Real (factual)</text:span></text:p>
          </draw:text-box>
        </draw:frame>
        <draw:frame draw:style-name="gr63" draw:text-style-name="P7" draw:layer="layout" svg:width="3.072cm" svg:height="0.962cm" svg:x="19.453cm" svg:y="14.516cm">
          <draw:text-box>
            <text:p><text:span text:style-name="T2">planned</text:span></text:p>
          </draw:text-box>
        </draw:frame>
        <draw:frame draw:style-name="gr95" draw:text-style-name="P7" draw:layer="layout" svg:width="3.88cm" svg:height="0.962cm" svg:x="19.053cm" svg:y="16.016cm">
          <draw:text-box>
            <text:p><text:span text:style-name="T2">hypothetical</text:span></text:p>
          </draw:text-box>
        </draw:frame>
        <draw:frame draw:style-name="gr108" draw:text-style-name="P39" draw:layer="layout" svg:width="2.792cm" svg:height="0.962cm" svg:x="25.765cm" svg:y="1.543cm">
          <draw:text-box>
            <text:p><text:span text:style-name="T6">Verified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Imaginary</text:span></text:p>
          </draw:text-box>
        </draw:frame>
        <draw:frame draw:style-name="gr101" draw:text-style-name="P40" draw:layer="layout" svg:width="2.034cm" svg:height="1.114cm" svg:x="23.146cm" svg:y="18.9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23.843cm" svg:y1="4.937cm" svg:x2="23.843cm" svg:y2="18.653cm">
          <text:p/>
        </draw:line>
        <draw:frame draw:style-name="gr47" draw:text-style-name="P7" draw:layer="layout" svg:width="5.637cm" svg:height="0.962cm" svg:x="19.353cm" svg:y="11.016cm">
          <draw:text-box>
            <text:p><text:span text:style-name="T2">transition</text:span></text:p>
          </draw:text-box>
        </draw:frame>
        <draw:line draw:style-name="gr2" draw:text-style-name="P2" draw:layer="layout" svg:x1="15.986cm" svg:y1="10.779cm" svg:x2="17.002cm" svg:y2="9.001cm">
          <text:p/>
        </draw:line>
        <draw:ellipse draw:style-name="gr62" draw:text-style-name="P24" draw:layer="layout" svg:width="0.889cm" svg:height="0.381cm" draw:transform="rotate (2.71625591487877) translate (16.533cm 10.725cm)" draw:kind="arc" draw:start-angle="207.7" draw:end-angle="297.31">
          <text:p/>
        </draw:ellipse>
        <draw:ellipse draw:style-name="gr62" draw:text-style-name="P24" draw:layer="layout" svg:width="0.889cm" svg:height="0.381cm" draw:transform="rotate (2.71625591487877) translate (16.733cm 10.325cm)" draw:kind="arc" draw:start-angle="207.7" draw:end-angle="297.31">
          <text:p/>
        </draw:ellipse>
        <draw:custom-shape draw:style-name="gr64" draw:text-style-name="P25" xml:id="id240" draw:id="id240" draw:layer="layout" svg:width="1.595cm" svg:height="2.228cm" svg:x="14.918cm" svg:y="10.456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line" svg:x1="7.604cm" svg:y1="5.572cm" svg:x2="7.604cm" svg:y2="5.572cm" draw:start-shape="id232" draw:end-shape="id232" svg:d="M7604 5572z" svg:viewBox="0 0 1 1">
          <text:p/>
        </draw:connector>
        <draw:line draw:style-name="gr109" draw:text-style-name="P2" draw:layer="layout" svg:x1="17.31cm" svg:y1="11.514cm" svg:x2="18.834cm" svg:y2="11.514cm">
          <text:p/>
        </draw:line>
        <draw:connector draw:style-name="gr109" draw:text-style-name="P2" draw:layer="layout" draw:type="line" svg:x1="2.476cm" svg:y1="4.868cm" svg:x2="3.936cm" svg:y2="15.258cm" draw:start-shape="id233" draw:start-glue-point="8" draw:end-shape="id234" draw:end-glue-point="6" svg:d="M2476 4868l1460 10390" svg:viewBox="0 0 1461 10391">
          <text:p/>
        </draw:connector>
        <draw:connector draw:style-name="gr109" draw:text-style-name="P2" draw:layer="layout" draw:type="line" svg:x1="2.476cm" svg:y1="4.868cm" svg:x2="5.856cm" svg:y2="11.269cm" draw:start-shape="id233" draw:start-glue-point="8" draw:end-shape="id235" draw:end-glue-point="6" svg:d="M2476 4868l3380 6401" svg:viewBox="0 0 3381 6402">
          <text:p/>
        </draw:connector>
        <draw:connector draw:style-name="gr109" draw:text-style-name="P2" draw:layer="layout" draw:type="line" svg:x1="7.452cm" svg:y1="11.269cm" svg:x2="8.758cm" svg:y2="11.27cm" draw:start-shape="id235" draw:start-glue-point="10" draw:end-shape="id236" draw:end-glue-point="6" svg:d="M7452 11269l1306 1" svg:viewBox="0 0 1307 2">
          <text:p/>
        </draw:connector>
        <draw:connector draw:style-name="gr109" draw:text-style-name="P2" draw:layer="layout" draw:type="line" svg:x1="10.354cm" svg:y1="11.27cm" svg:x2="14.591cm" svg:y2="4.937cm" draw:start-shape="id236" draw:start-glue-point="10" draw:end-shape="id237" draw:end-glue-point="8" svg:d="M10354 11270l4237-6333" svg:viewBox="0 0 4238 6334">
          <text:p/>
        </draw:connector>
        <draw:connector draw:style-name="gr109" draw:text-style-name="P2" draw:layer="layout" draw:type="line" svg:x1="11.336cm" svg:y1="15.258cm" svg:x2="14.591cm" svg:y2="4.937cm" draw:start-shape="id238" draw:start-glue-point="10" draw:end-shape="id237" draw:end-glue-point="8" svg:d="M11336 15258l3255-10321" svg:viewBox="0 0 3256 10322">
          <text:p/>
        </draw:connector>
        <draw:connector draw:style-name="gr109" draw:text-style-name="P2" draw:layer="layout" draw:type="line" svg:x1="5.534cm" svg:y1="15.258cm" svg:x2="6.737cm" svg:y2="15.258cm" draw:start-shape="id234" draw:start-glue-point="10" draw:end-shape="id239" draw:end-glue-point="6" svg:d="M5534 15258h1203" svg:viewBox="0 0 1204 1">
          <text:p/>
        </draw:connector>
        <draw:connector draw:style-name="gr109" draw:text-style-name="P2" draw:layer="layout" draw:type="line" svg:x1="8.335cm" svg:y1="15.258cm" svg:x2="9.738cm" svg:y2="15.258cm" draw:start-shape="id239" draw:start-glue-point="10" draw:end-shape="id238" draw:end-glue-point="3" svg:d="M8335 15258h1403" svg:viewBox="0 0 1404 1">
          <text:p/>
        </draw:connector>
        <draw:connector draw:style-name="gr109" draw:text-style-name="P2" draw:layer="layout" draw:type="line" svg:x1="3.24cm" svg:y1="3.754cm" svg:x2="13.827cm" svg:y2="3.823cm" draw:start-shape="id233" draw:start-glue-point="10" draw:end-shape="id237" draw:end-glue-point="6" svg:d="M3240 3754l10587 69" svg:viewBox="0 0 10588 70">
          <text:p/>
        </draw:connector>
        <draw:connector draw:style-name="gr109" draw:text-style-name="P2" draw:layer="layout" draw:type="line" svg:x1="14.591cm" svg:y1="4.937cm" svg:x2="14.918cm" svg:y2="11.57cm" draw:start-shape="id237" draw:start-glue-point="8" draw:end-shape="id240" draw:end-glue-point="6" svg:d="M14591 4937l327 6633" svg:viewBox="0 0 328 6634">
          <text:p/>
        </draw:connector>
        <draw:connector draw:style-name="gr109" draw:text-style-name="P2" draw:layer="layout" draw:type="line" svg:x1="15.355cm" svg:y1="3.823cm" svg:x2="18.926cm" svg:y2="3.796cm" draw:start-shape="id237" draw:start-glue-point="10" draw:end-shape="id241" draw:end-glue-point="3" svg:d="M15355 3823l3571-27" svg:viewBox="0 0 3572 28">
          <text:p/>
        </draw:connector>
        <draw:connector draw:style-name="gr109" draw:text-style-name="P2" draw:layer="layout" draw:type="line" svg:x1="14.591cm" svg:y1="4.937cm" svg:x2="16.884cm" svg:y2="8.463cm" draw:start-shape="id237" draw:start-glue-point="8" draw:end-shape="id242" draw:end-glue-point="6" svg:d="M14591 4937l2293 3526" svg:viewBox="0 0 2294 3527">
          <text:p/>
        </draw:connector>
        <draw:connector draw:style-name="gr109" draw:text-style-name="P2" draw:layer="layout" draw:type="line" svg:x1="20.454cm" svg:y1="3.796cm" svg:x2="22.911cm" svg:y2="3.754cm" draw:start-shape="id241" draw:start-glue-point="10" draw:end-shape="id243" draw:end-glue-point="6" svg:d="M20454 3796l2457-42" svg:viewBox="0 0 2458 43">
          <text:p/>
        </draw:connector>
        <draw:frame draw:style-name="gr97" draw:text-style-name="P39" draw:layer="layout" svg:width="3.499cm" svg:height="0.962cm" svg:x="1.871cm" svg:y="16.929cm">
          <draw:text-box>
            <text:p><text:span text:style-name="T6">Uncertain</text:span></text:p>
          </draw:text-box>
        </draw:frame>
      </draw:page>
      <draw:page draw:name="page24" draw:style-name="dp1" draw:master-page-name="Default">
        <draw:custom-shape draw:style-name="gr110" draw:text-style-name="P42" draw:layer="layout" svg:width="13.478cm" svg:height="12.7cm" svg:x="14.7cm" svg:y="5.57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6" draw:layer="layout" svg:width="13.208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9.119cm" svg:y="17.456cm">
          <draw:text-box>
            <text:p><text:span text:style-name="T2">Physical Time</text:span></text:p>
          </draw:text-box>
        </draw:frame>
        <draw:custom-shape draw:style-name="gr23" draw:text-style-name="P14" xml:id="id246" draw:id="id246" draw:layer="layout" svg:width="1.598cm" svg:height="2.228cm" svg:x="3.936cm" svg:y="13.5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50" draw:id="id250" draw:layer="layout" svg:width="1.598cm" svg:height="2.228cm" svg:x="6.737cm" svg:y="13.5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49" draw:id="id249" draw:layer="layout" svg:width="1.598cm" svg:height="2.228cm" svg:x="9.738cm" svg:y="13.5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47" draw:id="id247" draw:layer="layout" svg:width="1.596cm" svg:height="2.228cm" svg:x="5.856cm" svg:y="9.5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8.757cm" svg:y="9.5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45" draw:id="id245" draw:layer="layout" svg:width="1.528cm" svg:height="2.228cm" svg:x="13.827cm" svg:y="2.1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56" draw:id="id256" draw:layer="layout" svg:width="1.595cm" svg:height="2.228cm" svg:x="16.884cm" svg:y="6.7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57" draw:id="id257" draw:layer="layout" svg:width="1.595cm" svg:height="2.228cm" svg:x="20.341cm" svg:y="6.7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55" draw:id="id255" draw:layer="layout" svg:width="1.595cm" svg:height="2.228cm" svg:x="25.383cm" svg:y="5.549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51" draw:id="id251" draw:layer="layout" svg:width="1.528cm" svg:height="2.228cm" svg:x="18.926cm" svg:y="2.0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52" draw:id="id252" draw:layer="layout" svg:width="1.528cm" svg:height="2.228cm" svg:x="22.911cm" svg:y="2.0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44" draw:id="id244" draw:layer="layout" svg:width="1.528cm" svg:height="2.228cm" svg:x="1.712cm" svg:y="2.0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xml:id="id254" draw:id="id254" draw:layer="layout" svg:width="1.595cm" svg:height="2.228cm" svg:x="25.384cm" svg:y="8.1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018cm" svg:y1="6.877cm" svg:x2="19.415cm" svg:y2="4.21cm">
          <text:p/>
        </draw:line>
        <draw:ellipse draw:style-name="gr61" draw:text-style-name="P24" draw:layer="layout" svg:width="1.016cm" svg:height="0.508cm" draw:transform="rotate (-3.14159265358979) translate (17.637cm 6.2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0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0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6.7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6.6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123cm)" draw:kind="arc" draw:start-angle="207.7" draw:end-angle="297.31">
          <text:p/>
        </draw:ellipse>
        <draw:line draw:style-name="gr3" draw:text-style-name="P1" draw:layer="layout" svg:x1="17.994cm" svg:y1="13.6cm" svg:x2="20.026cm" svg:y2="13.6cm">
          <text:p/>
        </draw:line>
        <draw:frame draw:style-name="gr63" draw:text-style-name="P7" draw:layer="layout" svg:width="3.072cm" svg:height="0.962cm" svg:x="20.453cm" svg:y="13.1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8.252cm 13.9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8.752cm 13.961cm)" draw:kind="arc" draw:start-angle="207.7" draw:end-angle="297.31">
          <text:p/>
        </draw:ellipse>
        <draw:custom-shape draw:style-name="gr23" draw:text-style-name="P14" xml:id="id248" draw:id="id248" draw:layer="layout" svg:width="1.596cm" svg:height="2.228cm" svg:x="8.758cm" svg:y="9.5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8.092cm" svg:y="17.0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1.357cm" svg:height="1.179cm" svg:x="18.032cm" svg:y="15.637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8.089cm" svg:y="14.2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20.353cm" svg:y="14.316cm">
          <draw:text-box>
            <text:p><text:span text:style-name="T2">Real (factual)</text:span></text:p>
          </draw:text-box>
        </draw:frame>
        <draw:frame draw:style-name="gr63" draw:text-style-name="P7" draw:layer="layout" svg:width="3.072cm" svg:height="0.962cm" svg:x="20.353cm" svg:y="15.616cm">
          <draw:text-box>
            <text:p><text:span text:style-name="T2">planned</text:span></text:p>
          </draw:text-box>
        </draw:frame>
        <draw:frame draw:style-name="gr95" draw:text-style-name="P7" draw:layer="layout" svg:width="3.88cm" svg:height="0.962cm" svg:x="20.453cm" svg:y="17.116cm">
          <draw:text-box>
            <text:p><text:span text:style-name="T2">hypothetical</text:span></text:p>
          </draw:text-box>
        </draw:frame>
        <draw:frame draw:style-name="gr108" draw:text-style-name="P39" draw:layer="layout" svg:width="2.792cm" svg:height="0.962cm" svg:x="25.565cm" svg:y="1.3cm">
          <draw:text-box>
            <text:p><text:span text:style-name="T6">Verified</text:span></text:p>
          </draw:text-box>
        </draw:frame>
        <draw:frame draw:style-name="gr97" draw:text-style-name="P39" draw:layer="layout" svg:width="3.499cm" svg:height="0.962cm" svg:x="1.819cm" svg:y="16.548cm">
          <draw:text-box>
            <text:p><text:span text:style-name="T6">Uncertain</text:span></text:p>
          </draw:text-box>
        </draw:frame>
        <draw:frame draw:style-name="gr101" draw:text-style-name="P40" draw:layer="layout" svg:width="2.034cm" svg:height="1.114cm" svg:x="23.046cm" svg:y="18.9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23.843cm" svg:y1="4.937cm" svg:x2="23.843cm" svg:y2="18.653cm">
          <text:p/>
        </draw:line>
        <draw:custom-shape draw:style-name="gr64" draw:text-style-name="P25" xml:id="id253" draw:id="id253" draw:layer="layout" svg:width="1.595cm" svg:height="2.228cm" svg:x="15.284cm" svg:y="10.15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493cm" svg:y1="10.303cm" svg:x2="17.256cm" svg:y2="8.62cm">
          <text:p/>
        </draw:line>
        <draw:ellipse draw:style-name="gr62" draw:text-style-name="P24" draw:layer="layout" svg:width="1.701cm" svg:height="0.748cm" draw:transform="skewX (-0.0321140582366956) rotate (2.70002435283523) translate (17.177cm 10.8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7.408cm 10.597cm)" draw:kind="arc" draw:start-angle="207.7" draw:end-angle="297.31">
          <text:p/>
        </draw:ellipse>
        <draw:frame draw:style-name="gr103" draw:text-style-name="P40" draw:layer="layout" svg:width="3.605cm" svg:height="1.114cm" svg:x="25.347cm" svg:y="18.988cm">
          <draw:text-box>
            <text:p><text:span text:style-name="T10">T</text:span><text:span text:style-name="T11">current</text:span><text:span text:style-name="T12">+2yrs</text:span></text:p>
          </draw:text-box>
        </draw:frame>
        <draw:line draw:style-name="gr102" draw:text-style-name="P28" draw:layer="layout" svg:x1="26.019cm" svg:y1="10.271cm" svg:x2="26.043cm" svg:y2="18.653cm">
          <text:p/>
        </draw:line>
        <draw:connector draw:style-name="gr109" draw:text-style-name="P2" draw:layer="layout" draw:type="line" svg:x1="3.24cm" svg:y1="3.154cm" svg:x2="13.827cm" svg:y2="3.223cm" draw:start-shape="id244" draw:start-glue-point="10" draw:end-shape="id245" draw:end-glue-point="6" svg:d="M3240 3154l10587 69" svg:viewBox="0 0 10588 70">
          <text:p/>
        </draw:connector>
        <draw:connector draw:style-name="gr109" draw:text-style-name="P2" draw:layer="layout" draw:type="line" svg:x1="2.476cm" svg:y1="4.268cm" svg:x2="3.936cm" svg:y2="14.658cm" draw:start-shape="id244" draw:start-glue-point="8" draw:end-shape="id246" draw:end-glue-point="6" svg:d="M2476 4268l1460 10390" svg:viewBox="0 0 1461 10391">
          <text:p/>
        </draw:connector>
        <draw:connector draw:style-name="gr109" draw:text-style-name="P2" draw:layer="layout" draw:type="line" svg:x1="2.476cm" svg:y1="4.268cm" svg:x2="5.856cm" svg:y2="10.669cm" draw:start-shape="id244" draw:start-glue-point="8" draw:end-shape="id247" draw:end-glue-point="6" svg:d="M2476 4268l3380 6401" svg:viewBox="0 0 3381 6402">
          <text:p/>
        </draw:connector>
        <draw:connector draw:style-name="gr109" draw:text-style-name="P2" draw:layer="layout" draw:type="line" svg:x1="10.354cm" svg:y1="10.67cm" svg:x2="14.591cm" svg:y2="4.337cm" draw:start-shape="id248" draw:start-glue-point="10" draw:end-shape="id245" draw:end-glue-point="8" svg:d="M10354 10670l4237-6333" svg:viewBox="0 0 4238 6334">
          <text:p/>
        </draw:connector>
        <draw:connector draw:style-name="gr109" draw:text-style-name="P2" draw:layer="layout" draw:type="line" svg:x1="11.336cm" svg:y1="14.658cm" svg:x2="14.591cm" svg:y2="4.337cm" draw:start-shape="id249" draw:start-glue-point="10" draw:end-shape="id245" draw:end-glue-point="8" svg:d="M11336 14658l3255-10321" svg:viewBox="0 0 3256 10322">
          <text:p/>
        </draw:connector>
        <draw:connector draw:style-name="gr109" draw:text-style-name="P2" draw:layer="layout" draw:type="line" svg:x1="5.534cm" svg:y1="14.658cm" svg:x2="6.737cm" svg:y2="14.658cm" draw:start-shape="id246" draw:start-glue-point="10" draw:end-shape="id250" draw:end-glue-point="6" svg:d="M5534 14658h1203" svg:viewBox="0 0 1204 1">
          <text:p/>
        </draw:connector>
        <draw:connector draw:style-name="gr109" draw:text-style-name="P2" draw:layer="layout" draw:type="line" svg:x1="8.335cm" svg:y1="14.658cm" svg:x2="9.738cm" svg:y2="14.658cm" draw:start-shape="id250" draw:start-glue-point="10" draw:end-shape="id249" draw:end-glue-point="3" svg:d="M8335 14658h1403" svg:viewBox="0 0 1404 1">
          <text:p/>
        </draw:connector>
        <draw:connector draw:style-name="gr109" draw:text-style-name="P2" draw:layer="layout" draw:type="line" svg:x1="7.452cm" svg:y1="10.669cm" svg:x2="8.758cm" svg:y2="10.67cm" draw:start-shape="id247" draw:start-glue-point="10" draw:end-shape="id248" draw:end-glue-point="6" svg:d="M7452 10669l1306 1" svg:viewBox="0 0 1307 2">
          <text:p/>
        </draw:connector>
        <draw:connector draw:style-name="gr109" draw:text-style-name="P2" draw:layer="layout" draw:type="line" svg:x1="15.355cm" svg:y1="3.223cm" svg:x2="18.926cm" svg:y2="3.196cm" draw:start-shape="id245" draw:start-glue-point="10" draw:end-shape="id251" draw:end-glue-point="6" svg:d="M15355 3223l3571-27" svg:viewBox="0 0 3572 28">
          <text:p/>
        </draw:connector>
        <draw:connector draw:style-name="gr109" draw:text-style-name="P2" draw:layer="layout" draw:type="line" svg:x1="20.454cm" svg:y1="3.196cm" svg:x2="22.911cm" svg:y2="3.154cm" draw:start-shape="id251" draw:start-glue-point="10" draw:end-shape="id252" draw:end-glue-point="6" svg:d="M20454 3196l2457-42" svg:viewBox="0 0 2458 43">
          <text:p/>
        </draw:connector>
        <draw:connector draw:style-name="gr109" draw:text-style-name="P2" draw:layer="layout" draw:type="line" svg:x1="14.591cm" svg:y1="4.337cm" svg:x2="15.517cm" svg:y2="10.476cm" draw:start-shape="id245" draw:start-glue-point="8" draw:end-shape="id253" draw:end-glue-point="5" svg:d="M14591 4337l926 6139" svg:viewBox="0 0 927 6140">
          <text:p/>
        </draw:connector>
        <draw:connector draw:style-name="gr109" draw:text-style-name="P2" draw:layer="layout" draw:type="line" svg:x1="23.675cm" svg:y1="4.268cm" svg:x2="25.384cm" svg:y2="9.264cm" draw:start-shape="id252" draw:start-glue-point="8" draw:end-shape="id254" draw:end-glue-point="6" svg:d="M23675 4268l1709 4996" svg:viewBox="0 0 1710 4997">
          <text:p/>
        </draw:connector>
        <draw:connector draw:style-name="gr109" draw:text-style-name="P2" draw:layer="layout" draw:type="line" svg:x1="23.675cm" svg:y1="4.268cm" svg:x2="25.383cm" svg:y2="6.663cm" draw:start-shape="id252" draw:start-glue-point="8" draw:end-shape="id255" draw:end-glue-point="6" svg:d="M23675 4268l1708 2395" svg:viewBox="0 0 1709 2396">
          <text:p/>
        </draw:connector>
        <draw:connector draw:style-name="gr109" draw:text-style-name="P2" draw:layer="layout" draw:type="line" svg:x1="18.479cm" svg:y1="7.863cm" svg:x2="20.341cm" svg:y2="7.863cm" draw:start-shape="id256" draw:start-glue-point="10" draw:end-shape="id257" draw:end-glue-point="6" svg:d="M18479 7863h1862" svg:viewBox="0 0 1863 1">
          <text:p/>
        </draw:connector>
        <draw:frame draw:style-name="gr47" draw:text-style-name="P7" draw:layer="layout" svg:width="5.637cm" svg:height="0.962cm" svg:x="20.628cm" svg:y="11.816cm">
          <draw:text-box>
            <text:p><text:span text:style-name="T2">transition</text:span></text:p>
          </draw:text-box>
        </draw:frame>
        <draw:line draw:style-name="gr109" draw:text-style-name="P2" draw:layer="layout" svg:x1="18.196cm" svg:y1="12.303cm" svg:x2="19.72cm" svg:y2="12.303cm">
          <text:p/>
        </draw:line>
        <draw:connector draw:style-name="gr109" draw:text-style-name="P2" draw:layer="layout" draw:type="line" svg:x1="14.591cm" svg:y1="4.337cm" svg:x2="16.884cm" svg:y2="7.863cm" draw:start-shape="id245" draw:end-shape="id256" draw:end-glue-point="6" svg:d="M14591 4337l2293 3526" svg:viewBox="0 0 2294 3527">
          <text:p/>
        </draw:connector>
        <draw:frame draw:style-name="gr97" draw:text-style-name="P39" draw:layer="layout" svg:width="3.499cm" svg:height="0.962cm" svg:x="24.42cm" svg:y="16.448cm">
          <draw:text-box>
            <text:p><text:span text:style-name="T6">Imaginary</text:span></text:p>
          </draw:text-box>
        </draw:frame>
      </draw:page>
      <draw:page draw:name="page25" draw:style-name="dp1" draw:master-page-name="Default">
        <draw:line draw:style-name="gr3" draw:text-style-name="P1" draw:layer="layout" svg:x1="1.708cm" svg:y1="18.661cm" svg:x2="28.505cm" svg:y2="18.788cm">
          <text:p/>
        </draw:line>
        <draw:custom-shape draw:style-name="gr113" draw:text-style-name="P22" draw:layer="layout" svg:width="27.7cm" svg:height="7.62cm" svg:x="0.921cm" svg:y="1.33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6" draw:layer="layout" svg:width="27.7cm" svg:height="9.017cm" svg:x="1cm" svg:y="9.255cm">
          <text:p/>
          <draw:enhanced-geometry svg:viewBox="0 0 21600 21600" draw:type="rectangle" draw:enhanced-path="M 0 0 L 21600 0 21600 21600 0 21600 0 0 Z N"/>
        </draw:custom-shape>
        <draw:frame draw:style-name="gr89" draw:text-style-name="P7" draw:layer="layout" svg:width="4.409cm" svg:height="0.962cm" svg:x="6.219cm" svg:y="17.456cm">
          <draw:text-box>
            <text:p><text:span text:style-name="T2">Physical Time</text:span></text:p>
          </draw:text-box>
        </draw:frame>
        <draw:custom-shape draw:style-name="gr23" draw:text-style-name="P14" xml:id="id262" draw:id="id262" draw:layer="layout" svg:width="1.598cm" svg:height="2.228cm" svg:x="3.936cm" svg:y="14.1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64" draw:id="id264" draw:layer="layout" svg:width="1.598cm" svg:height="2.228cm" svg:x="6.737cm" svg:y="14.1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63" draw:id="id263" draw:layer="layout" svg:width="1.598cm" svg:height="2.228cm" svg:x="9.738cm" svg:y="14.1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259" draw:id="id259" draw:layer="layout" svg:width="1.596cm" svg:height="2.228cm" svg:x="5.826cm" svg:y="7.858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260" draw:id="id260" draw:layer="layout" svg:width="1.596cm" svg:height="2.228cm" svg:x="8.757cm" svg:y="7.8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61" draw:id="id261" draw:layer="layout" svg:width="1.528cm" svg:height="2.228cm" svg:x="14.227cm" svg:y="4.9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28" draw:layer="layout" svg:x1="2.397cm" svg:y1="6.842cm" svg:x2="2.344cm" svg:y2="18.654cm">
          <text:p/>
        </draw:line>
        <draw:custom-shape draw:style-name="gr21" draw:text-style-name="P12" xml:id="id258" draw:id="id258" draw:layer="layout" svg:width="1.528cm" svg:height="2.228cm" svg:x="1.712cm" svg:y="4.7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6.592cm" svg:y="14.9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6.689cm" svg:y="13.1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18.953cm" svg:y="13.216cm">
          <draw:text-box>
            <text:p><text:span text:style-name="T2">Real (factual)</text:span></text:p>
          </draw:text-box>
        </draw:frame>
        <draw:frame draw:style-name="gr95" draw:text-style-name="P7" draw:layer="layout" svg:width="3.88cm" svg:height="0.962cm" svg:x="18.953cm" svg:y="14.816cm">
          <draw:text-box>
            <text:p><text:span text:style-name="T2">hypothetical</text:span></text:p>
          </draw:text-box>
        </draw:frame>
        <draw:frame draw:style-name="gr108" draw:text-style-name="P39" draw:layer="layout" svg:width="2.792cm" svg:height="0.962cm" svg:x="25.765cm" svg:y="1.543cm">
          <draw:text-box>
            <text:p><text:span text:style-name="T6">Verified</text:span></text:p>
          </draw:text-box>
        </draw:frame>
        <draw:frame draw:style-name="gr97" draw:text-style-name="P39" draw:layer="layout" svg:width="3.499cm" svg:height="0.962cm" svg:x="24.865cm" svg:y="16.943cm">
          <draw:text-box>
            <text:p><text:span text:style-name="T6">Uncertain</text:span></text:p>
          </draw:text-box>
        </draw:frame>
        <draw:frame draw:style-name="gr101" draw:text-style-name="P40" draw:layer="layout" svg:width="2.034cm" svg:height="1.114cm" svg:x="13.646cm" svg:y="18.888cm">
          <draw:text-box>
            <text:p><text:span text:style-name="T10">T</text:span><text:span text:style-name="T11">current</text:span></text:p>
          </draw:text-box>
        </draw:frame>
        <draw:line draw:style-name="gr102" draw:text-style-name="P28" draw:layer="layout" svg:x1="14.97cm" svg:y1="7.35cm" svg:x2="14.843cm" svg:y2="18.653cm">
          <text:p/>
        </draw:line>
        <draw:frame draw:style-name="gr47" draw:text-style-name="P7" draw:layer="layout" svg:width="5.637cm" svg:height="0.962cm" svg:x="19.053cm" svg:y="11.816cm">
          <draw:text-box>
            <text:p><text:span text:style-name="T2">transition</text:span></text:p>
          </draw:text-box>
        </draw:frame>
        <draw:frame draw:style-name="gr101" draw:text-style-name="P40" draw:layer="layout" svg:width="2.034cm" svg:height="1.114cm" svg:x="1.346cm" svg:y="18.888cm">
          <draw:text-box>
            <text:p><text:span text:style-name="T10">T</text:span><text:span text:style-name="T11">Past</text:span></text:p>
          </draw:text-box>
        </draw:frame>
        <draw:connector draw:style-name="gr109" draw:text-style-name="P2" draw:layer="layout" draw:type="line" svg:x1="2.476cm" svg:y1="6.968cm" svg:x2="5.826cm" svg:y2="8.972cm" draw:start-shape="id258" draw:start-glue-point="8" draw:end-shape="id259" draw:end-glue-point="6" svg:d="M2476 6968l3350 2004" svg:viewBox="0 0 3351 2005">
          <text:p/>
        </draw:connector>
        <draw:connector draw:style-name="gr109" draw:text-style-name="P2" draw:layer="layout" draw:type="line" svg:x1="10.353cm" svg:y1="8.969cm" svg:x2="14.45cm" svg:y2="6.811cm" draw:start-shape="id260" draw:start-glue-point="10" draw:end-shape="id261" draw:end-glue-point="7" svg:d="M10353 8969l4097-2158" svg:viewBox="0 0 4098 2159">
          <text:p/>
        </draw:connector>
        <draw:connector draw:style-name="gr109" draw:text-style-name="P2" draw:layer="layout" draw:type="line" svg:x1="7.422cm" svg:y1="8.972cm" svg:x2="8.757cm" svg:y2="8.969cm" draw:start-shape="id259" draw:start-glue-point="10" draw:end-shape="id260" draw:end-glue-point="6" svg:d="M7422 8972l1335-3" svg:viewBox="0 0 1336 4">
          <text:p/>
        </draw:connector>
        <draw:connector draw:style-name="gr109" draw:text-style-name="P2" draw:layer="layout" draw:type="line" svg:x1="2.476cm" svg:y1="6.968cm" svg:x2="3.936cm" svg:y2="15.258cm" draw:start-shape="id258" draw:start-glue-point="8" draw:end-shape="id262" draw:end-glue-point="6" svg:d="M2476 6968l1460 8290" svg:viewBox="0 0 1461 8291">
          <text:p/>
        </draw:connector>
        <draw:connector draw:style-name="gr109" draw:text-style-name="P2" draw:layer="layout" draw:type="line" svg:x1="11.336cm" svg:y1="15.258cm" svg:x2="14.991cm" svg:y2="7.137cm" draw:start-shape="id263" draw:start-glue-point="10" draw:end-shape="id261" draw:end-glue-point="8" svg:d="M11336 15258l3655-8121" svg:viewBox="0 0 3656 8122">
          <text:p/>
        </draw:connector>
        <draw:connector draw:style-name="gr109" draw:text-style-name="P2" draw:layer="layout" draw:type="line" svg:x1="5.534cm" svg:y1="15.258cm" svg:x2="6.737cm" svg:y2="15.258cm" draw:start-shape="id262" draw:start-glue-point="10" draw:end-shape="id264" draw:end-glue-point="6" svg:d="M5534 15258h1203" svg:viewBox="0 0 1204 1">
          <text:p/>
        </draw:connector>
        <draw:connector draw:style-name="gr109" draw:text-style-name="P2" draw:layer="layout" draw:type="line" svg:x1="8.335cm" svg:y1="15.258cm" svg:x2="9.738cm" svg:y2="15.258cm" draw:start-shape="id264" draw:end-shape="id263" draw:end-glue-point="3" svg:d="M8335 15258h1403" svg:viewBox="0 0 1404 1">
          <text:p/>
        </draw:connector>
        <draw:line draw:style-name="gr109" draw:text-style-name="P2" draw:layer="layout" svg:x1="16.621cm" svg:y1="12.303cm" svg:x2="18.145cm" svg:y2="12.303cm">
          <text:p/>
        </draw:line>
        <draw:custom-shape draw:style-name="gr115" draw:text-style-name="P43" draw:layer="layout" svg:width="1.397cm" svg:height="1.303cm" svg:x="5.953cm" svg:y="8.62cm">
          <text:p/>
          <draw:enhanced-geometry draw:glue-point-type="segments" draw:type="mso-spt100" draw:modifiers="176.061024695547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6" draw:text-style-name="P43" draw:layer="layout" svg:width="1.42cm" svg:height="1.177cm" svg:x="8.851cm" svg:y="8.747cm">
          <text:p/>
          <draw:enhanced-geometry draw:glue-point-type="segments" draw:type="mso-spt100" draw:modifiers="176.061024695547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xml:id="id265" draw:id="id265" draw:layer="layout" svg:width="1.596cm" svg:height="2.228cm" svg:x="5.827cm" svg:y="10.959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66" draw:id="id266" draw:layer="layout" svg:width="1.596cm" svg:height="2.228cm" svg:x="8.758cm" svg:y="10.9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line" svg:x1="7.423cm" svg:y1="12.073cm" svg:x2="8.758cm" svg:y2="12.07cm" draw:start-shape="id265" draw:start-glue-point="10" draw:end-shape="id266" draw:end-glue-point="6" svg:d="M7423 12073l1335-3" svg:viewBox="0 0 1336 4">
          <text:p/>
        </draw:connector>
        <draw:custom-shape draw:style-name="gr117" draw:text-style-name="P28" draw:layer="layout" svg:width="1.625cm" svg:height="1.802cm" draw:transform="rotate (-0.838805238508475) translate (6.742cm 11.7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1.625cm" svg:height="1.802cm" draw:transform="rotate (-0.838805238508475) translate (9.642cm 11.8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9" draw:text-style-name="P2" draw:layer="layout" draw:type="line" svg:x1="3.24cm" svg:y1="5.854cm" svg:x2="14.227cm" svg:y2="6.023cm" draw:start-shape="id258" draw:start-glue-point="10" draw:end-shape="id261" svg:d="M3240 5854l10987 169" svg:viewBox="0 0 10988 170">
          <text:p/>
        </draw:connector>
      </draw:page>
      <draw:page draw:name="page26" draw:style-name="dp1" draw:master-page-name="Default"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15.819cm" svg:y="18.756cm">
          <draw:text-box>
            <text:p><text:span text:style-name="T2">Physical Time</text:span></text:p>
          </draw:text-box>
        </draw:frame>
        <draw:line draw:style-name="gr3" draw:text-style-name="P1" draw:layer="layout" svg:x1="1.909cm" svg:y1="18.687cm" svg:x2="1.835cm" svg:y2="1.154cm">
          <text:p/>
        </draw:line>
        <draw:frame draw:style-name="gr118" draw:text-style-name="P7" draw:layer="layout" svg:width="5.218cm" svg:height="0.962cm" draw:transform="rotate (1.55334303427495) translate (1.003cm 9.237cm)">
          <draw:text-box>
            <text:p><text:span text:style-name="T2">Proposition Time</text:span></text:p>
          </draw:text-box>
        </draw:frame>
        <draw:custom-shape draw:style-name="gr21" draw:text-style-name="P12" draw:layer="layout" svg:width="1.528cm" svg:height="2.228cm" svg:x="3.913cm" svg:y="14.841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8cm" svg:height="2.228cm" svg:x="5.937cm" svg:y="12.045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8cm" svg:height="2.228cm" svg:x="8.738cm" svg:y="12.045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8cm" svg:height="2.228cm" svg:x="11.739cm" svg:y="12.045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7.857cm" svg:y="8.456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10.758cm" svg:y="8.4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10.759cm" svg:y="8.457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14.028cm" svg:y="14.91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595cm" svg:height="2.228cm" svg:x="17.184cm" svg:y="2.423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595cm" svg:height="2.228cm" svg:x="20.341cm" svg:y="2.223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595cm" svg:height="2.228cm" svg:x="25.383cm" svg:y="1.023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595cm" svg:height="2.228cm" svg:x="23.184cm" svg:y="1.024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595cm" svg:height="2.228cm" svg:x="15.284cm" svg:y="5.624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18.93cm" svg:y="7.383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22.915cm" svg:y="7.341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7" draw:style-name="dp1" draw:master-page-name="Default">
        <draw:line draw:style-name="gr3" draw:text-style-name="P1" draw:layer="layout" svg:x1="1.708cm" svg:y1="18.661cm" svg:x2="28.505cm" svg:y2="18.788cm">
          <text:p/>
        </draw:line>
        <draw:frame draw:style-name="gr119" draw:text-style-name="P7" draw:layer="layout" svg:width="6.666cm" svg:height="0.962cm" svg:x="15.819cm" svg:y="18.756cm">
          <draw:text-box>
            <text:p><text:span text:style-name="T2">Physical Time Interval</text:span></text:p>
          </draw:text-box>
        </draw:frame>
        <draw:line draw:style-name="gr3" draw:text-style-name="P1" draw:layer="layout" svg:x1="1.909cm" svg:y1="18.687cm" svg:x2="1.835cm" svg:y2="1.154cm">
          <text:p/>
        </draw:line>
        <draw:frame draw:style-name="gr118" draw:text-style-name="P7" draw:layer="layout" svg:width="5.218cm" svg:height="0.962cm" draw:transform="rotate (1.55334303427495) translate (1.003cm 9.237cm)">
          <draw:text-box>
            <text:p><text:span text:style-name="T2">Proposition Time</text:span></text:p>
          </draw:text-box>
        </draw:frame>
        <draw:custom-shape draw:style-name="gr120" draw:text-style-name="P13" draw:layer="layout" svg:width="7.939cm" svg:height="1.524cm" svg:x="2.713cm" svg:y="14.716cm">
          <text:p text:style-name="P1">V0</text:p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7.877cm" svg:height="1.524cm" svg:x="19.542cm" svg:y="14.716cm">
          <text:p text:style-name="P1">V1</text:p>
          <draw:enhanced-geometry svg:viewBox="0 0 21600 21600" draw:type="rectangle" draw:enhanced-path="M 0 0 L 21600 0 21600 21600 0 21600 0 0 Z N"/>
        </draw:custom-shape>
        <draw:custom-shape draw:style-name="gr122" draw:text-style-name="P43" draw:layer="layout" svg:width="4.478cm" svg:height="1.524cm" svg:x="10.873cm" svg:y="12.309cm">
          <text:p text:style-name="P1">V5</text:p>
          <draw:enhanced-geometry svg:viewBox="0 0 21600 21600" draw:type="rectangle" draw:enhanced-path="M 0 0 L 21600 0 21600 21600 0 21600 0 0 Z N"/>
        </draw:custom-shape>
        <draw:custom-shape draw:style-name="gr123" draw:text-style-name="P43" draw:layer="layout" svg:width="3.516cm" svg:height="1.524cm" svg:x="15.732cm" svg:y="12.309cm">
          <text:p text:style-name="P1">V6</text:p>
          <draw:enhanced-geometry svg:viewBox="0 0 21600 21600" draw:type="rectangle" draw:enhanced-path="M 0 0 L 21600 0 21600 21600 0 21600 0 0 Z N"/>
        </draw:custom-shape>
        <draw:custom-shape draw:style-name="gr124" draw:text-style-name="P43" draw:layer="layout" svg:width="2.445cm" svg:height="1.524cm" svg:x="10.874cm" svg:y="9.209cm">
          <text:p text:style-name="P1">V4</text:p>
          <draw:enhanced-geometry svg:viewBox="0 0 21600 21600" draw:type="rectangle" draw:enhanced-path="M 0 0 L 21600 0 21600 21600 0 21600 0 0 Z N"/>
        </draw:custom-shape>
        <draw:custom-shape draw:style-name="gr125" draw:text-style-name="P43" draw:layer="layout" svg:width="2.755cm" svg:height="1.524cm" svg:x="16.494cm" svg:y="9.209cm">
          <text:p text:style-name="P1">V8</text:p>
          <draw:enhanced-geometry svg:viewBox="0 0 21600 21600" draw:type="rectangle" draw:enhanced-path="M 0 0 L 21600 0 21600 21600 0 21600 0 0 Z N"/>
        </draw:custom-shape>
        <draw:custom-shape draw:style-name="gr124" draw:text-style-name="P43" draw:layer="layout" svg:width="2.445cm" svg:height="1.524cm" svg:x="13.674cm" svg:y="9.209cm">
          <text:p text:style-name="P1">V7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Default">
        <draw:custom-shape draw:style-name="gr126" draw:text-style-name="P36" draw:layer="layout" svg:width="26.924cm" svg:height="12.7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27.7cm" svg:height="4.064cm" svg:x="1cm" svg:y="1.2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9.119cm" svg:y="17.456cm">
          <draw:text-box>
            <text:p><text:span text:style-name="T2">Physical Time</text:span></text:p>
          </draw:text-box>
        </draw:frame>
        <draw:custom-shape draw:style-name="gr107" draw:text-style-name="P12" xml:id="id269" draw:id="id269" draw:layer="layout" svg:width="1.598cm" svg:height="2.228cm" svg:x="3.936cm" svg:y="13.544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273" draw:id="id273" draw:layer="layout" svg:width="1.598cm" svg:height="2.228cm" svg:x="6.737cm" svg:y="13.544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272" draw:id="id272" draw:layer="layout" svg:width="1.598cm" svg:height="2.228cm" svg:x="9.738cm" svg:y="13.544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270" draw:id="id270" draw:layer="layout" svg:width="1.596cm" svg:height="2.228cm" svg:x="5.856cm" svg:y="9.555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96cm" svg:height="2.228cm" svg:x="8.757cm" svg:y="9.555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68" draw:id="id268" draw:layer="layout" svg:width="1.528cm" svg:height="2.228cm" svg:x="13.827cm" svg:y="2.109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79" draw:id="id279" draw:layer="layout" svg:width="1.595cm" svg:height="2.228cm" svg:x="16.884cm" svg:y="6.749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80" draw:id="id280" draw:layer="layout" svg:width="1.595cm" svg:height="2.228cm" svg:x="20.341cm" svg:y="6.749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78" draw:id="id278" draw:layer="layout" svg:width="1.595cm" svg:height="2.228cm" svg:x="25.383cm" svg:y="5.549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74" draw:id="id274" draw:layer="layout" svg:width="1.528cm" svg:height="2.228cm" svg:x="18.926cm" svg:y="2.082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75" draw:id="id275" draw:layer="layout" svg:width="1.528cm" svg:height="2.228cm" svg:x="22.911cm" svg:y="2.04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67" draw:id="id267" draw:layer="layout" svg:width="1.528cm" svg:height="2.228cm" svg:x="1.712cm" svg:y="2.04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77" draw:id="id277" draw:layer="layout" svg:width="1.595cm" svg:height="2.228cm" svg:x="25.384cm" svg:y="8.15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018cm" svg:y1="6.877cm" svg:x2="19.415cm" svg:y2="4.21cm">
          <text:p/>
        </draw:line>
        <draw:ellipse draw:style-name="gr61" draw:text-style-name="P24" draw:layer="layout" svg:width="1.016cm" svg:height="0.508cm" draw:transform="rotate (-3.14159265358979) translate (17.637cm 6.242cm)" draw:kind="arc" draw:start-angle="302.02" draw:end-angle="302.31">
          <text:p/>
        </draw:ellipse>
        <draw:ellipse draw:style-name="gr62" draw:text-style-name="P24" draw:layer="layout" svg:width="0.889cm" svg:height="0.381cm" draw:transform="rotate (2.71625591487877) translate (18.333cm 7.025cm)" draw:kind="arc" draw:start-angle="207.7" draw:end-angle="297.31">
          <text:p/>
        </draw:ellipse>
        <draw:ellipse draw:style-name="gr62" draw:text-style-name="P24" draw:layer="layout" svg:width="1.701cm" svg:height="0.748cm" draw:transform="skewX (-0.0321140582366956) rotate (2.70002435283523) translate (18.777cm 7.0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9.008cm 6.797cm)" draw:kind="arc" draw:start-angle="207.7" draw:end-angle="297.31">
          <text:p/>
        </draw:ellipse>
        <draw:ellipse draw:style-name="gr62" draw:text-style-name="P24" draw:layer="layout" svg:width="2.477cm" svg:height="1.119cm" draw:transform="skewX (-0.0651007810993886) rotate (2.68309465909088) translate (19.381cm 6.655cm)" draw:kind="arc" draw:start-angle="207.7" draw:end-angle="297.31">
          <text:p/>
        </draw:ellipse>
        <draw:ellipse draw:style-name="gr62" draw:text-style-name="P24" draw:layer="layout" svg:width="2.424cm" svg:height="1.059cm" draw:transform="skewX (-0.0254818070791172) rotate (2.70456220889041) translate (19.611cm 6.123cm)" draw:kind="arc" draw:start-angle="207.7" draw:end-angle="297.31">
          <text:p/>
        </draw:ellipse>
        <draw:line draw:style-name="gr3" draw:text-style-name="P1" draw:layer="layout" svg:x1="17.994cm" svg:y1="13.6cm" svg:x2="20.026cm" svg:y2="13.6cm">
          <text:p/>
        </draw:line>
        <draw:frame draw:style-name="gr63" draw:text-style-name="P7" draw:layer="layout" svg:width="3.072cm" svg:height="0.962cm" svg:x="20.453cm" svg:y="13.116cm">
          <draw:text-box>
            <text:p><text:span text:style-name="T2">influence</text:span></text:p>
          </draw:text-box>
        </draw:frame>
        <draw:ellipse draw:style-name="gr62" draw:text-style-name="P24" draw:layer="layout" svg:width="0.889cm" svg:height="0.381cm" draw:transform="rotate (1.64095856272507) translate (18.252cm 13.961cm)" draw:kind="arc" draw:start-angle="207.7" draw:end-angle="297.31">
          <text:p/>
        </draw:ellipse>
        <draw:ellipse draw:style-name="gr62" draw:text-style-name="P24" draw:layer="layout" svg:width="0.889cm" svg:height="0.381cm" draw:transform="rotate (1.64095856272507) translate (18.752cm 13.961cm)" draw:kind="arc" draw:start-angle="207.7" draw:end-angle="297.31">
          <text:p/>
        </draw:ellipse>
        <draw:custom-shape draw:style-name="gr107" draw:text-style-name="P12" xml:id="id271" draw:id="id271" draw:layer="layout" svg:width="1.596cm" svg:height="2.228cm" svg:x="8.758cm" svg:y="9.5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layout" svg:width="1.358cm" svg:height="1.178cm" svg:x="18.092cm" svg:y="15.862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draw:layer="layout" svg:width="1.3cm" svg:height="1.178cm" svg:x="18.089cm" svg:y="14.261cm">
          <text:p text:style-name="P1"><text:span text:style-name="T2">V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7" draw:layer="layout" svg:width="4.27cm" svg:height="0.962cm" svg:x="20.353cm" svg:y="14.316cm">
          <draw:text-box>
            <text:p><text:span text:style-name="T2">Existing</text:span></text:p>
          </draw:text-box>
        </draw:frame>
        <draw:frame draw:style-name="gr95" draw:text-style-name="P7" draw:layer="layout" svg:width="3.88cm" svg:height="0.962cm" svg:x="20.453cm" svg:y="15.916cm">
          <draw:text-box>
            <text:p><text:span text:style-name="T2">Imagined</text:span></text:p>
          </draw:text-box>
        </draw:frame>
        <draw:frame draw:style-name="gr127" draw:text-style-name="P39" draw:layer="layout" svg:width="3.923cm" svg:height="0.962cm" svg:x="24.765cm" svg:y="1.3cm">
          <draw:text-box>
            <text:p><text:span text:style-name="T6">Consensus</text:span></text:p>
          </draw:text-box>
        </draw:frame>
        <draw:frame draw:style-name="gr128" draw:text-style-name="P39" draw:layer="layout" svg:width="4.037cm" svg:height="0.962cm" svg:x="1.819cm" svg:y="16.548cm">
          <draw:text-box>
            <text:p><text:span text:style-name="T6">Proposition</text:span></text:p>
          </draw:text-box>
        </draw:frame>
        <draw:frame draw:style-name="gr101" draw:text-style-name="P40" draw:layer="layout" svg:width="2.034cm" svg:height="1.114cm" svg:x="23.046cm" svg:y="18.988cm">
          <draw:text-box>
            <text:p><text:span text:style-name="T10">T</text:span><text:span text:style-name="T11">Obs</text:span></text:p>
          </draw:text-box>
        </draw:frame>
        <draw:line draw:style-name="gr102" draw:text-style-name="P28" draw:layer="layout" svg:x1="23.843cm" svg:y1="4.937cm" svg:x2="23.843cm" svg:y2="18.653cm">
          <text:p/>
        </draw:line>
        <draw:custom-shape draw:style-name="gr24" draw:text-style-name="P14" xml:id="id276" draw:id="id276" draw:layer="layout" svg:width="1.595cm" svg:height="2.228cm" svg:x="15.284cm" svg:y="10.15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493cm" svg:y1="10.303cm" svg:x2="17.256cm" svg:y2="8.62cm">
          <text:p/>
        </draw:line>
        <draw:ellipse draw:style-name="gr62" draw:text-style-name="P24" draw:layer="layout" svg:width="1.701cm" svg:height="0.748cm" draw:transform="skewX (-0.0321140582366956) rotate (2.70002435283523) translate (17.177cm 10.841cm)" draw:kind="arc" draw:start-angle="207.7" draw:end-angle="297.31">
          <text:p/>
        </draw:ellipse>
        <draw:ellipse draw:style-name="gr62" draw:text-style-name="P24" draw:layer="layout" svg:width="2.013cm" svg:height="0.897cm" draw:transform="skewX (-0.0467748239534481) rotate (2.69304303582725) translate (17.408cm 10.597cm)" draw:kind="arc" draw:start-angle="207.7" draw:end-angle="297.31">
          <text:p/>
        </draw:ellipse>
        <draw:frame draw:style-name="gr103" draw:text-style-name="P40" draw:layer="layout" svg:width="3.605cm" svg:height="1.114cm" svg:x="25.347cm" svg:y="18.988cm">
          <draw:text-box>
            <text:p><text:span text:style-name="T10">T</text:span><text:span text:style-name="T11">Obs</text:span><text:span text:style-name="T12">+2yrs</text:span></text:p>
          </draw:text-box>
        </draw:frame>
        <draw:line draw:style-name="gr102" draw:text-style-name="P28" draw:layer="layout" svg:x1="26.019cm" svg:y1="10.271cm" svg:x2="26.043cm" svg:y2="18.653cm">
          <text:p/>
        </draw:line>
        <draw:connector draw:style-name="gr109" draw:text-style-name="P2" draw:layer="layout" draw:type="line" svg:x1="3.24cm" svg:y1="3.154cm" svg:x2="13.827cm" svg:y2="3.223cm" draw:start-shape="id267" draw:start-glue-point="10" draw:end-shape="id268" draw:end-glue-point="6" svg:d="M3240 3154l10587 69" svg:viewBox="0 0 10588 70">
          <text:p/>
        </draw:connector>
        <draw:connector draw:style-name="gr109" draw:text-style-name="P2" draw:layer="layout" draw:type="line" svg:x1="2.476cm" svg:y1="4.268cm" svg:x2="3.936cm" svg:y2="14.658cm" draw:start-shape="id267" draw:start-glue-point="8" draw:end-shape="id269" draw:end-glue-point="6" svg:d="M2476 4268l1460 10390" svg:viewBox="0 0 1461 10391">
          <text:p/>
        </draw:connector>
        <draw:connector draw:style-name="gr109" draw:text-style-name="P2" draw:layer="layout" draw:type="line" svg:x1="2.476cm" svg:y1="4.268cm" svg:x2="5.856cm" svg:y2="10.669cm" draw:start-shape="id267" draw:start-glue-point="8" draw:end-shape="id270" draw:end-glue-point="6" svg:d="M2476 4268l3380 6401" svg:viewBox="0 0 3381 6402">
          <text:p/>
        </draw:connector>
        <draw:connector draw:style-name="gr109" draw:text-style-name="P2" draw:layer="layout" draw:type="line" svg:x1="10.354cm" svg:y1="10.67cm" svg:x2="14.591cm" svg:y2="4.337cm" draw:start-shape="id271" draw:start-glue-point="10" draw:end-shape="id268" draw:end-glue-point="8" svg:d="M10354 10670l4237-6333" svg:viewBox="0 0 4238 6334">
          <text:p/>
        </draw:connector>
        <draw:connector draw:style-name="gr109" draw:text-style-name="P2" draw:layer="layout" draw:type="line" svg:x1="11.336cm" svg:y1="14.658cm" svg:x2="14.591cm" svg:y2="4.337cm" draw:start-shape="id272" draw:start-glue-point="10" draw:end-shape="id268" draw:end-glue-point="8" svg:d="M11336 14658l3255-10321" svg:viewBox="0 0 3256 10322">
          <text:p/>
        </draw:connector>
        <draw:connector draw:style-name="gr109" draw:text-style-name="P2" draw:layer="layout" draw:type="line" svg:x1="5.534cm" svg:y1="14.658cm" svg:x2="6.737cm" svg:y2="14.658cm" draw:start-shape="id269" draw:start-glue-point="10" draw:end-shape="id273" draw:end-glue-point="6" svg:d="M5534 14658h1203" svg:viewBox="0 0 1204 1">
          <text:p/>
        </draw:connector>
        <draw:connector draw:style-name="gr109" draw:text-style-name="P2" draw:layer="layout" draw:type="line" svg:x1="8.335cm" svg:y1="14.658cm" svg:x2="9.738cm" svg:y2="14.658cm" draw:start-shape="id273" draw:start-glue-point="10" draw:end-shape="id272" draw:end-glue-point="3" svg:d="M8335 14658h1403" svg:viewBox="0 0 1404 1">
          <text:p/>
        </draw:connector>
        <draw:connector draw:style-name="gr109" draw:text-style-name="P2" draw:layer="layout" draw:type="line" svg:x1="7.452cm" svg:y1="10.669cm" svg:x2="8.758cm" svg:y2="10.67cm" draw:start-shape="id270" draw:start-glue-point="10" draw:end-shape="id271" draw:end-glue-point="6" svg:d="M7452 10669l1306 1" svg:viewBox="0 0 1307 2">
          <text:p/>
        </draw:connector>
        <draw:connector draw:style-name="gr109" draw:text-style-name="P2" draw:layer="layout" draw:type="line" svg:x1="15.355cm" svg:y1="3.223cm" svg:x2="18.926cm" svg:y2="3.196cm" draw:start-shape="id268" draw:start-glue-point="10" draw:end-shape="id274" draw:end-glue-point="6" svg:d="M15355 3223l3571-27" svg:viewBox="0 0 3572 28">
          <text:p/>
        </draw:connector>
        <draw:connector draw:style-name="gr109" draw:text-style-name="P2" draw:layer="layout" draw:type="line" svg:x1="20.454cm" svg:y1="3.196cm" svg:x2="22.911cm" svg:y2="3.154cm" draw:start-shape="id274" draw:start-glue-point="10" draw:end-shape="id275" draw:end-glue-point="6" svg:d="M20454 3196l2457-42" svg:viewBox="0 0 2458 43">
          <text:p/>
        </draw:connector>
        <draw:connector draw:style-name="gr109" draw:text-style-name="P2" draw:layer="layout" draw:type="line" svg:x1="14.591cm" svg:y1="4.337cm" svg:x2="15.517cm" svg:y2="10.476cm" draw:start-shape="id268" draw:start-glue-point="8" draw:end-shape="id276" draw:end-glue-point="5" svg:d="M14591 4337l926 6139" svg:viewBox="0 0 927 6140">
          <text:p/>
        </draw:connector>
        <draw:connector draw:style-name="gr109" draw:text-style-name="P2" draw:layer="layout" draw:type="line" svg:x1="23.675cm" svg:y1="4.268cm" svg:x2="25.384cm" svg:y2="9.264cm" draw:start-shape="id275" draw:start-glue-point="8" draw:end-shape="id277" draw:end-glue-point="6" svg:d="M23675 4268l1709 4996" svg:viewBox="0 0 1710 4997">
          <text:p/>
        </draw:connector>
        <draw:connector draw:style-name="gr109" draw:text-style-name="P2" draw:layer="layout" draw:type="line" svg:x1="23.675cm" svg:y1="4.268cm" svg:x2="25.383cm" svg:y2="6.663cm" draw:start-shape="id275" draw:start-glue-point="8" draw:end-shape="id278" draw:end-glue-point="6" svg:d="M23675 4268l1708 2395" svg:viewBox="0 0 1709 2396">
          <text:p/>
        </draw:connector>
        <draw:connector draw:style-name="gr109" draw:text-style-name="P2" draw:layer="layout" draw:type="line" svg:x1="18.479cm" svg:y1="7.863cm" svg:x2="20.341cm" svg:y2="7.863cm" draw:start-shape="id279" draw:start-glue-point="10" draw:end-shape="id280" draw:end-glue-point="6" svg:d="M18479 7863h1862" svg:viewBox="0 0 1863 1">
          <text:p/>
        </draw:connector>
        <draw:frame draw:style-name="gr47" draw:text-style-name="P7" draw:layer="layout" svg:width="5.637cm" svg:height="0.962cm" svg:x="20.628cm" svg:y="11.816cm">
          <draw:text-box>
            <text:p><text:span text:style-name="T2">transition</text:span></text:p>
          </draw:text-box>
        </draw:frame>
        <draw:line draw:style-name="gr109" draw:text-style-name="P2" draw:layer="layout" svg:x1="18.196cm" svg:y1="12.303cm" svg:x2="19.72cm" svg:y2="12.303cm">
          <text:p/>
        </draw:line>
        <draw:connector draw:style-name="gr109" draw:text-style-name="P2" draw:layer="layout" draw:type="line" svg:x1="14.591cm" svg:y1="4.337cm" svg:x2="16.884cm" svg:y2="7.863cm" draw:start-shape="id268" draw:end-shape="id279" draw:end-glue-point="6" svg:d="M14591 4337l2293 3526" svg:viewBox="0 0 2294 3527">
          <text:p/>
        </draw:connector>
      </draw:page>
      <draw:page draw:name="page29" draw:style-name="dp1" draw:master-page-name="Default">
        <draw:line draw:style-name="gr3" draw:text-style-name="P1" draw:layer="layout" svg:x1="1.708cm" svg:y1="18.661cm" svg:x2="28.505cm" svg:y2="18.788cm">
          <text:p/>
        </draw:line>
        <draw:frame draw:style-name="gr89" draw:text-style-name="P7" draw:layer="layout" svg:width="4.409cm" svg:height="0.962cm" svg:x="15.819cm" svg:y="18.756cm">
          <draw:text-box>
            <text:p><text:span text:style-name="T2">Physical Time</text:span></text:p>
          </draw:text-box>
        </draw:frame>
        <draw:line draw:style-name="gr3" draw:text-style-name="P1" draw:layer="layout" svg:x1="1.909cm" svg:y1="18.687cm" svg:x2="1.835cm" svg:y2="1.154cm">
          <text:p/>
        </draw:line>
        <draw:frame draw:style-name="gr118" draw:text-style-name="P7" draw:layer="layout" svg:width="5.218cm" svg:height="0.962cm" draw:transform="rotate (1.55334303427495) translate (1.003cm 9.237cm)">
          <draw:text-box>
            <text:p><text:span text:style-name="T2">Proposition Time</text:span></text:p>
          </draw:text-box>
        </draw:frame>
        <draw:custom-shape draw:style-name="gr21" draw:text-style-name="P12" draw:layer="layout" svg:width="1.528cm" svg:height="2.228cm" svg:x="3.913cm" svg:y="14.841cm">
          <text:p text:style-name="P1"><text:span text:style-name="T2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draw:layer="layout" svg:width="1.598cm" svg:height="2.228cm" svg:x="5.937cm" svg:y="12.045cm">
          <text:p text:style-name="P1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draw:layer="layout" svg:width="1.598cm" svg:height="2.228cm" svg:x="8.738cm" svg:y="12.045cm">
          <text:p text:style-name="P1"><text:span text:style-name="T2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draw:layer="layout" svg:width="1.598cm" svg:height="2.228cm" svg:x="11.739cm" svg:y="12.045cm">
          <text:p text:style-name="P1"><text:span text:style-name="T2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draw:layer="layout" svg:width="1.596cm" svg:height="2.228cm" svg:x="7.857cm" svg:y="8.456cm">
          <text:p text:style-name="P1"><text:span text:style-name="T2">V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draw:layer="layout" svg:width="1.596cm" svg:height="2.228cm" svg:x="10.758cm" svg:y="8.456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draw:layer="layout" svg:width="1.596cm" svg:height="2.228cm" svg:x="10.759cm" svg:y="8.457cm">
          <text:p text:style-name="P1"><text:span text:style-name="T2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14.028cm" svg:y="14.91cm">
          <text:p text:style-name="P1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5cm" svg:height="2.228cm" svg:x="17.184cm" svg:y="2.423cm">
          <text:p text:style-name="P1"><text:span text:style-name="T2">V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5cm" svg:height="2.228cm" svg:x="20.341cm" svg:y="2.223cm">
          <text:p text:style-name="P1"><text:span text:style-name="T2">V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5cm" svg:height="2.228cm" svg:x="25.383cm" svg:y="1.023cm">
          <text:p text:style-name="P1"><text:span text:style-name="T2">V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5cm" svg:height="2.228cm" svg:x="23.184cm" svg:y="1.024cm">
          <text:p text:style-name="P1"><text:span text:style-name="T2">V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595cm" svg:height="2.228cm" svg:x="15.284cm" svg:y="5.624cm">
          <text:p text:style-name="P1"><text:span text:style-name="T2">V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18.93cm" svg:y="7.383cm">
          <text:p text:style-name="P1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528cm" svg:height="2.228cm" svg:x="22.915cm" svg:y="7.341cm">
          <text:p text:style-name="P1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0" draw:style-name="dp1" draw:master-page-name="Default">
        <draw:line draw:style-name="gr3" draw:text-style-name="P1" draw:layer="layout" svg:x1="1.708cm" svg:y1="18.661cm" svg:x2="28.505cm" svg:y2="18.788cm">
          <text:p/>
        </draw:line>
        <draw:frame draw:style-name="gr119" draw:text-style-name="P7" draw:layer="layout" svg:width="6.666cm" svg:height="0.962cm" svg:x="15.819cm" svg:y="18.756cm">
          <draw:text-box>
            <text:p><text:span text:style-name="T2">Physical Time Interval</text:span></text:p>
          </draw:text-box>
        </draw:frame>
        <draw:line draw:style-name="gr3" draw:text-style-name="P1" draw:layer="layout" svg:x1="1.909cm" svg:y1="18.687cm" svg:x2="1.835cm" svg:y2="1.154cm">
          <text:p/>
        </draw:line>
        <draw:frame draw:style-name="gr118" draw:text-style-name="P7" draw:layer="layout" svg:width="5.218cm" svg:height="0.962cm" draw:transform="rotate (1.55334303427495) translate (1.003cm 9.237cm)">
          <draw:text-box>
            <text:p><text:span text:style-name="T2">Proposition Time</text:span></text:p>
          </draw:text-box>
        </draw:frame>
        <draw:custom-shape draw:style-name="gr129" draw:text-style-name="P12" draw:layer="layout" svg:width="5.571cm" svg:height="1.524cm" svg:x="2.713cm" svg:y="14.716cm">
          <text:p text:style-name="P1"><text:span text:style-name="T2">V0</text:span></text:p>
          <draw:enhanced-geometry svg:viewBox="0 0 21600 21600" draw:type="rectangle" draw:enhanced-path="M 0 0 L 21600 0 21600 21600 0 21600 0 0 Z N"/>
        </draw:custom-shape>
        <draw:custom-shape draw:style-name="gr130" draw:text-style-name="P12" draw:layer="layout" svg:width="5.528cm" svg:height="1.524cm" svg:x="14.522cm" svg:y="14.716cm">
          <text:p text:style-name="P1"><text:span text:style-name="T2">V1</text:span></text:p>
          <draw:enhanced-geometry svg:viewBox="0 0 21600 21600" draw:type="rectangle" draw:enhanced-path="M 0 0 L 21600 0 21600 21600 0 21600 0 0 Z N"/>
        </draw:custom-shape>
        <draw:custom-shape draw:style-name="gr131" draw:text-style-name="P12" draw:layer="layout" svg:width="3.142cm" svg:height="1.524cm" svg:x="8.439cm" svg:y="12.309cm">
          <text:p text:style-name="P1"><text:span text:style-name="T2">V5</text:span></text:p>
          <draw:enhanced-geometry svg:viewBox="0 0 21600 21600" draw:type="rectangle" draw:enhanced-path="M 0 0 L 21600 0 21600 21600 0 21600 0 0 Z N"/>
        </draw:custom-shape>
        <draw:custom-shape draw:style-name="gr132" draw:text-style-name="P12" draw:layer="layout" svg:width="2.467cm" svg:height="1.524cm" svg:x="11.849cm" svg:y="12.309cm">
          <text:p text:style-name="P1"><text:span text:style-name="T2">V6</text:span></text:p>
          <draw:enhanced-geometry svg:viewBox="0 0 21600 21600" draw:type="rectangle" draw:enhanced-path="M 0 0 L 21600 0 21600 21600 0 21600 0 0 Z N"/>
        </draw:custom-shape>
        <draw:custom-shape draw:style-name="gr133" draw:text-style-name="P12" draw:layer="layout" svg:width="1.716cm" svg:height="1.524cm" svg:x="8.44cm" svg:y="9.209cm">
          <text:p text:style-name="P1"><text:span text:style-name="T2">V4</text:span></text:p>
          <draw:enhanced-geometry svg:viewBox="0 0 21600 21600" draw:type="rectangle" draw:enhanced-path="M 0 0 L 21600 0 21600 21600 0 21600 0 0 Z N"/>
        </draw:custom-shape>
        <draw:custom-shape draw:style-name="gr134" draw:text-style-name="P12" draw:layer="layout" svg:width="1.933cm" svg:height="1.524cm" svg:x="12.384cm" svg:y="9.209cm">
          <text:p text:style-name="P1"><text:span text:style-name="T2">V8</text:span></text:p>
          <draw:enhanced-geometry svg:viewBox="0 0 21600 21600" draw:type="rectangle" draw:enhanced-path="M 0 0 L 21600 0 21600 21600 0 21600 0 0 Z N"/>
        </draw:custom-shape>
        <draw:custom-shape draw:style-name="gr135" draw:text-style-name="P12" draw:layer="layout" svg:width="1.715cm" svg:height="1.524cm" svg:x="10.405cm" svg:y="9.209cm">
          <text:p text:style-name="P1"><text:span text:style-name="T2">V7</text:span></text:p>
          <draw:enhanced-geometry svg:viewBox="0 0 21600 21600" draw:type="rectangle" draw:enhanced-path="M 0 0 L 21600 0 21600 21600 0 21600 0 0 Z N"/>
        </draw:custom-shape>
        <draw:custom-shape draw:style-name="gr136" draw:text-style-name="P14" draw:layer="layout" svg:width="3.142cm" svg:height="1.524cm" svg:x="20.539cm" svg:y="5.109cm">
          <text:p text:style-name="P1"><text:span text:style-name="T2">V13</text:span></text:p>
          <draw:enhanced-geometry svg:viewBox="0 0 21600 21600" draw:type="rectangle" draw:enhanced-path="M 0 0 L 21600 0 21600 21600 0 21600 0 0 Z N"/>
        </draw:custom-shape>
        <draw:custom-shape draw:style-name="gr137" draw:text-style-name="P14" draw:layer="layout" svg:width="1.716cm" svg:height="1.524cm" svg:x="21.14cm" svg:y="2.009cm">
          <text:p text:style-name="P1"><text:span text:style-name="T2">V9</text:span></text:p>
          <draw:enhanced-geometry svg:viewBox="0 0 21600 21600" draw:type="rectangle" draw:enhanced-path="M 0 0 L 21600 0 21600 21600 0 21600 0 0 Z N"/>
        </draw:custom-shape>
        <draw:custom-shape draw:style-name="gr138" draw:text-style-name="P14" draw:layer="layout" svg:width="1.715cm" svg:height="1.524cm" svg:x="23.105cm" svg:y="2.009cm">
          <text:p text:style-name="P1"><text:span text:style-name="T2">V10</text:span></text:p>
          <draw:enhanced-geometry svg:viewBox="0 0 21600 21600" draw:type="rectangle" draw:enhanced-path="M 0 0 L 21600 0 21600 21600 0 21600 0 0 Z N"/>
        </draw:custom-shape>
        <draw:custom-shape draw:style-name="gr139" draw:text-style-name="P12" draw:layer="layout" svg:width="4.463cm" svg:height="1.524cm" svg:x="20.54cm" svg:y="7.609cm">
          <text:p text:style-name="P1"><text:span text:style-name="T2">V2</text:span></text:p>
          <draw:enhanced-geometry svg:viewBox="0 0 21600 21600" draw:type="rectangle" draw:enhanced-path="M 0 0 L 21600 0 21600 21600 0 21600 0 0 Z N"/>
        </draw:custom-shape>
        <draw:custom-shape draw:style-name="gr135" draw:text-style-name="P12" draw:layer="layout" svg:width="1.715cm" svg:height="1.524cm" svg:x="25.205cm" svg:y="7.609cm">
          <text:p text:style-name="P1"><text:span text:style-name="T2">V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102cm" svg:stroke-color="#ffcc99" draw:marker-start-width="0.356cm" draw:marker-start-center="false" draw:marker-end-width="0.356cm" draw:marker-end-center="false" draw:fill="solid" draw:fill-color="#ffcc99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6:21:11.505118298</meta:creation-date>
    <dc:date>2016-10-17T14:44:38.637580844</dc:date>
    <meta:editing-duration>P1DT14H42M49S</meta:editing-duration>
    <meta:editing-cycles>225</meta:editing-cycles>
    <meta:generator>LibreOffice/5.0.6.2$Linux_X86_64 LibreOffice_project/00m0$Build-2</meta:generator>
    <meta:document-statistic meta:object-count="1290"/>
  </office:meta>
</office:document-meta>
</file>